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9709in"/>
    </style:style>
    <style:style style:name="co2" style:family="table-column">
      <style:table-column-properties fo:break-before="auto" style:column-width="2.1783in"/>
    </style:style>
    <style:style style:name="co3" style:family="table-column">
      <style:table-column-properties fo:break-before="auto" style:column-width="1.56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1.5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4654in" svg:height="7.839in" svg:x="7.4437in" svg:y="0.1339in">
            <draw:object draw:notify-on-update-of-ranges="Sheet1.A2:Sheet1.A1250 Sheet1.B1:Sheet1.B1 Sheet1.B2:Sheet1.B12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5354in" svg:height="7.6134in" svg:x="7.8409in" svg:y="8.6488in">
            <draw:object draw:notify-on-update-of-ranges="Sheet1.A1:Sheet1.A1 Sheet1.A2:Sheet1.A1250 Sheet1.C1:Sheet1.C1 Sheet1.C2:Sheet1.C12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vgNOfClicks</text:p>
          </table:table-cell>
          <table:table-cell office:value-type="string" calcext:value-type="string">
            <text:p>NofUserssWithThisAvgNOfClicks</text:p>
          </table:table-cell>
          <table:table-cell table:style-name="Default" office:value-type="string" calcext:value-type="string">
            <text:p>cumulative NofQuer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459" calcext:value-type="float">
            <text:p>128459</text:p>
          </table:table-cell>
          <table:table-cell table:formula="of:=SUM([.B2:.B$1250])/SUM([.B$2:.B$1250])" office:value-type="percentage" office:value="1" calcext:value-type="percentage">
            <text:p/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791" calcext:value-type="float">
            <text:p>9791</text:p>
          </table:table-cell>
          <table:table-cell table:formula="of:=SUM([.B3:.B$1250])/SUM([.B$2:.B$1250])" office:value-type="percentage" office:value="0.753764673408831" calcext:value-type="percentage">
            <text:p/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1824" calcext:value-type="float">
            <text:p>21824</text:p>
          </table:table-cell>
          <table:table-cell table:formula="of:=SUM([.B4:.B$1250])/SUM([.B$2:.B$1250])" office:value-type="percentage" office:value="0.73499689471949" calcext:value-type="percentage">
            <text:p/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4269" calcext:value-type="float">
            <text:p>24269</text:p>
          </table:table-cell>
          <table:table-cell table:formula="of:=SUM([.B5:.B$1250])/SUM([.B$2:.B$1250])" office:value-type="percentage" office:value="0.693163782461682" calcext:value-type="percentage">
            <text:p/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344" calcext:value-type="float">
            <text:p>17344</text:p>
          </table:table-cell>
          <table:table-cell table:formula="of:=SUM([.B6:.B$1250])/SUM([.B$2:.B$1250])" office:value-type="percentage" office:value="0.646643996841048" calcext:value-type="percentage">
            <text:p/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9941" calcext:value-type="float">
            <text:p>39941</text:p>
          </table:table-cell>
          <table:table-cell table:formula="of:=SUM([.B7:.B$1250])/SUM([.B$2:.B$1250])" office:value-type="percentage" office:value="0.613398326982204" calcext:value-type="percentage">
            <text:p/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7716" calcext:value-type="float">
            <text:p>27716</text:p>
          </table:table-cell>
          <table:table-cell table:formula="of:=SUM([.B8:.B$1250])/SUM([.B$2:.B$1250])" office:value-type="percentage" office:value="0.536837827683767" calcext:value-type="percentage">
            <text:p/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0525" calcext:value-type="float">
            <text:p>20525</text:p>
          </table:table-cell>
          <table:table-cell table:formula="of:=SUM([.B9:.B$1250])/SUM([.B$2:.B$1250])" office:value-type="percentage" office:value="0.483710695199466" calcext:value-type="percentage">
            <text:p/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0394" calcext:value-type="float">
            <text:p>20394</text:p>
          </table:table-cell>
          <table:table-cell table:formula="of:=SUM([.B10:.B$1250])/SUM([.B$2:.B$1250])" office:value-type="percentage" office:value="0.444367557869394" calcext:value-type="percentage">
            <text:p/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285" calcext:value-type="float">
            <text:p>10285</text:p>
          </table:table-cell>
          <table:table-cell table:formula="of:=SUM([.B11:.B$1250])/SUM([.B$2:.B$1250])" office:value-type="percentage" office:value="0.405275526555899" calcext:value-type="percentage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273" calcext:value-type="float">
            <text:p>49273</text:p>
          </table:table-cell>
          <table:table-cell table:formula="of:=SUM([.B12:.B$1250])/SUM([.B$2:.B$1250])" office:value-type="percentage" office:value="0.385560828994886" calcext:value-type="percentage">
            <text:p/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899" calcext:value-type="float">
            <text:p>12899</text:p>
          </table:table-cell>
          <table:table-cell table:formula="of:=SUM([.B13:.B$1250])/SUM([.B$2:.B$1250])" office:value-type="percentage" office:value="0.291112380485037" calcext:value-type="percentage">
            <text:p/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3898" calcext:value-type="float">
            <text:p>13898</text:p>
          </table:table-cell>
          <table:table-cell table:formula="of:=SUM([.B14:.B$1250])/SUM([.B$2:.B$1250])" office:value-type="percentage" office:value="0.266387063631415" calcext:value-type="percentage">
            <text:p/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780" calcext:value-type="float">
            <text:p>11780</text:p>
          </table:table-cell>
          <table:table-cell table:formula="of:=SUM([.B15:.B$1250])/SUM([.B$2:.B$1250])" office:value-type="percentage" office:value="0.239746823796416" calcext:value-type="percentage">
            <text:p/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320" calcext:value-type="float">
            <text:p>8320</text:p>
          </table:table-cell>
          <table:table-cell table:formula="of:=SUM([.B16:.B$1250])/SUM([.B$2:.B$1250])" office:value-type="percentage" office:value="0.217166450702713" calcext:value-type="percentage">
            <text:p/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3152" calcext:value-type="float">
            <text:p>13152</text:p>
          </table:table-cell>
          <table:table-cell table:formula="of:=SUM([.B17:.B$1250])/SUM([.B$2:.B$1250])" office:value-type="percentage" office:value="0.201218343390353" calcext:value-type="percentage">
            <text:p/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767" calcext:value-type="float">
            <text:p>8767</text:p>
          </table:table-cell>
          <table:table-cell table:formula="of:=SUM([.B18:.B$1250])/SUM([.B$2:.B$1250])" office:value-type="percentage" office:value="0.176008066061968" calcext:value-type="percentage">
            <text:p/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101" calcext:value-type="float">
            <text:p>6101</text:p>
          </table:table-cell>
          <table:table-cell table:formula="of:=SUM([.B19:.B$1250])/SUM([.B$2:.B$1250])" office:value-type="percentage" office:value="0.159203131349532" calcext:value-type="percentage">
            <text:p/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659" calcext:value-type="float">
            <text:p>5659</text:p>
          </table:table-cell>
          <table:table-cell table:formula="of:=SUM([.B20:.B$1250])/SUM([.B$2:.B$1250])" office:value-type="percentage" office:value="0.147508491600408" calcext:value-type="percentage">
            <text:p/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811" calcext:value-type="float">
            <text:p>2811</text:p>
          </table:table-cell>
          <table:table-cell table:formula="of:=SUM([.B21:.B$1250])/SUM([.B$2:.B$1250])" office:value-type="percentage" office:value="0.136661095052253" calcext:value-type="percentage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90" calcext:value-type="float">
            <text:p>14690</text:p>
          </table:table-cell>
          <table:table-cell table:formula="of:=SUM([.B22:.B$1250])/SUM([.B$2:.B$1250])" office:value-type="percentage" office:value="0.131272858314868" calcext:value-type="percentage">
            <text:p/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197" calcext:value-type="float">
            <text:p>3197</text:p>
          </table:table-cell>
          <table:table-cell table:formula="of:=SUM([.B23:.B$1250])/SUM([.B$2:.B$1250])" office:value-type="percentage" office:value="0.103114481341481" calcext:value-type="percentage">
            <text:p/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558" calcext:value-type="float">
            <text:p>3558</text:p>
          </table:table-cell>
          <table:table-cell table:formula="of:=SUM([.B24:.B$1250])/SUM([.B$2:.B$1250])" office:value-type="percentage" office:value="0.0969863444331138" calcext:value-type="percentage">
            <text:p/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133" calcext:value-type="float">
            <text:p>3133</text:p>
          </table:table-cell>
          <table:table-cell table:formula="of:=SUM([.B25:.B$1250])/SUM([.B$2:.B$1250])" office:value-type="percentage" office:value="0.0901662283492942" calcext:value-type="percentage">
            <text:p/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235" calcext:value-type="float">
            <text:p>2235</text:p>
          </table:table-cell>
          <table:table-cell table:formula="of:=SUM([.B26:.B$1250])/SUM([.B$2:.B$1250])" office:value-type="percentage" office:value="0.0841607691894835" calcext:value-type="percentage">
            <text:p/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887" calcext:value-type="float">
            <text:p>3887</text:p>
          </table:table-cell>
          <table:table-cell table:formula="of:=SUM([.B27:.B$1250])/SUM([.B$2:.B$1250])" office:value-type="percentage" office:value="0.0798766321891077" calcext:value-type="percentage">
            <text:p/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557" calcext:value-type="float">
            <text:p>2557</text:p>
          </table:table-cell>
          <table:table-cell table:formula="of:=SUM([.B28:.B$1250])/SUM([.B$2:.B$1250])" office:value-type="percentage" office:value="0.0724258758041143" calcext:value-type="percentage">
            <text:p/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749" calcext:value-type="float">
            <text:p>1749</text:p>
          </table:table-cell>
          <table:table-cell table:formula="of:=SUM([.B29:.B$1250])/SUM([.B$2:.B$1250])" office:value-type="percentage" office:value="0.0675245163813131" calcext:value-type="percentage">
            <text:p/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656" calcext:value-type="float">
            <text:p>1656</text:p>
          </table:table-cell>
          <table:table-cell table:formula="of:=SUM([.B30:.B$1250])/SUM([.B$2:.B$1250])" office:value-type="percentage" office:value="0.0641719635340392" calcext:value-type="percentage">
            <text:p/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23" calcext:value-type="float">
            <text:p>823</text:p>
          </table:table-cell>
          <table:table-cell table:formula="of:=SUM([.B31:.B$1250])/SUM([.B$2:.B$1250])" office:value-type="percentage" office:value="0.0609976767901367" calcext:value-type="percentage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3" calcext:value-type="float">
            <text:p>5463</text:p>
          </table:table-cell>
          <table:table-cell table:formula="of:=SUM([.B32:.B$1250])/SUM([.B$2:.B$1250])" office:value-type="percentage" office:value="0.0594201176172914" calcext:value-type="percentage">
            <text:p/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059" calcext:value-type="float">
            <text:p>1059</text:p>
          </table:table-cell>
          <table:table-cell table:formula="of:=SUM([.B33:.B$1250])/SUM([.B$2:.B$1250])" office:value-type="percentage" office:value="0.0489484216740912" calcext:value-type="percentage">
            <text:p/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187" calcext:value-type="float">
            <text:p>1187</text:p>
          </table:table-cell>
          <table:table-cell table:formula="of:=SUM([.B34:.B$1250])/SUM([.B$2:.B$1250])" office:value-type="percentage" office:value="0.0469184883034434" calcext:value-type="percentage">
            <text:p/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104" calcext:value-type="float">
            <text:p>1104</text:p>
          </table:table-cell>
          <table:table-cell table:formula="of:=SUM([.B35:.B$1250])/SUM([.B$2:.B$1250])" office:value-type="percentage" office:value="0.0446431994356824" calcext:value-type="percentage">
            <text:p/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31" calcext:value-type="float">
            <text:p>831</text:p>
          </table:table-cell>
          <table:table-cell table:formula="of:=SUM([.B36:.B$1250])/SUM([.B$2:.B$1250])" office:value-type="percentage" office:value="0.0425270082730807" calcext:value-type="percentage">
            <text:p/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503" calcext:value-type="float">
            <text:p>1503</text:p>
          </table:table-cell>
          <table:table-cell table:formula="of:=SUM([.B37:.B$1250])/SUM([.B$2:.B$1250])" office:value-type="percentage" office:value="0.0409341143816658" calcext:value-type="percentage">
            <text:p/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67" calcext:value-type="float">
            <text:p>967</text:p>
          </table:table-cell>
          <table:table-cell table:formula="of:=SUM([.B38:.B$1250])/SUM([.B$2:.B$1250])" office:value-type="percentage" office:value="0.0380531041304064" calcext:value-type="percentage">
            <text:p/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69" calcext:value-type="float">
            <text:p>669</text:p>
          </table:table-cell>
          <table:table-cell table:formula="of:=SUM([.B39:.B$1250])/SUM([.B$2:.B$1250])" office:value-type="percentage" office:value="0.0361995200233088" calcext:value-type="percentage">
            <text:p/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22" calcext:value-type="float">
            <text:p>622</text:p>
          </table:table-cell>
          <table:table-cell table:formula="of:=SUM([.B40:.B$1250])/SUM([.B$2:.B$1250])" office:value-type="percentage" office:value="0.0349171541829279" calcext:value-type="percentage">
            <text:p/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85" calcext:value-type="float">
            <text:p>285</text:p>
          </table:table-cell>
          <table:table-cell table:formula="of:=SUM([.B41:.B$1250])/SUM([.B$2:.B$1250])" office:value-type="percentage" office:value="0.0337248798141432" calcext:value-type="percentage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47" calcext:value-type="float">
            <text:p>2647</text:p>
          </table:table-cell>
          <table:table-cell table:formula="of:=SUM([.B42:.B$1250])/SUM([.B$2:.B$1250])" office:value-type="percentage" office:value="0.033178580465102" calcext:value-type="percentage">
            <text:p/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34" calcext:value-type="float">
            <text:p>434</text:p>
          </table:table-cell>
          <table:table-cell table:formula="of:=SUM([.B43:.B$1250])/SUM([.B$2:.B$1250])" office:value-type="percentage" office:value="0.0281047054583931" calcext:value-type="percentage">
            <text:p/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39" calcext:value-type="float">
            <text:p>539</text:p>
          </table:table-cell>
          <table:table-cell table:formula="of:=SUM([.B44:.B$1250])/SUM([.B$2:.B$1250])" office:value-type="percentage" office:value="0.0272727969759935" calcext:value-type="percentage">
            <text:p/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04" calcext:value-type="float">
            <text:p>504</text:p>
          </table:table-cell>
          <table:table-cell table:formula="of:=SUM([.B45:.B$1250])/SUM([.B$2:.B$1250])" office:value-type="percentage" office:value="0.0262396203123682" calcext:value-type="percentage">
            <text:p/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60" calcext:value-type="float">
            <text:p>360</text:p>
          </table:table-cell>
          <table:table-cell table:formula="of:=SUM([.B46:.B$1250])/SUM([.B$2:.B$1250])" office:value-type="percentage" office:value="0.0252735330424848" calcext:value-type="percentage">
            <text:p/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31" calcext:value-type="float">
            <text:p>731</text:p>
          </table:table-cell>
          <table:table-cell table:formula="of:=SUM([.B47:.B$1250])/SUM([.B$2:.B$1250])" office:value-type="percentage" office:value="0.0245834707068539" calcext:value-type="percentage">
            <text:p/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65" calcext:value-type="float">
            <text:p>465</text:p>
          </table:table-cell>
          <table:table-cell table:formula="of:=SUM([.B48:.B$1250])/SUM([.B$2:.B$1250])" office:value-type="percentage" office:value="0.0231822607975587" calcext:value-type="percentage">
            <text:p/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17" calcext:value-type="float">
            <text:p>317</text:p>
          </table:table-cell>
          <table:table-cell table:formula="of:=SUM([.B49:.B$1250])/SUM([.B$2:.B$1250])" office:value-type="percentage" office:value="0.022290930280702" calcext:value-type="percentage">
            <text:p/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32" calcext:value-type="float">
            <text:p>332</text:p>
          </table:table-cell>
          <table:table-cell table:formula="of:=SUM([.B50:.B$1250])/SUM([.B$2:.B$1250])" office:value-type="percentage" office:value="0.0216832920573825" calcext:value-type="percentage">
            <text:p/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52" calcext:value-type="float">
            <text:p>152</text:p>
          </table:table-cell>
          <table:table-cell table:formula="of:=SUM([.B51:.B$1250])/SUM([.B$2:.B$1250])" office:value-type="percentage" office:value="0.0210469012367451" calcext:value-type="percentage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2" calcext:value-type="float">
            <text:p>1422</text:p>
          </table:table-cell>
          <table:table-cell table:formula="of:=SUM([.B52:.B$1250])/SUM([.B$2:.B$1250])" office:value-type="percentage" office:value="0.0207555415839231" calcext:value-type="percentage">
            <text:p/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10" calcext:value-type="float">
            <text:p>210</text:p>
          </table:table-cell>
          <table:table-cell table:formula="of:=SUM([.B53:.B$1250])/SUM([.B$2:.B$1250])" office:value-type="percentage" office:value="0.0180297953581807" calcext:value-type="percentage">
            <text:p/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1" calcext:value-type="float">
            <text:p>251</text:p>
          </table:table-cell>
          <table:table-cell table:formula="of:=SUM([.B54:.B$1250])/SUM([.B$2:.B$1250])" office:value-type="percentage" office:value="0.0176272589957293" calcext:value-type="percentage">
            <text:p/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7" calcext:value-type="float">
            <text:p>257</text:p>
          </table:table-cell>
          <table:table-cell table:formula="of:=SUM([.B55:.B$1250])/SUM([.B$2:.B$1250])" office:value-type="percentage" office:value="0.0171461322006088" calcext:value-type="percentage">
            <text:p/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76" calcext:value-type="float">
            <text:p>176</text:p>
          </table:table-cell>
          <table:table-cell table:formula="of:=SUM([.B56:.B$1250])/SUM([.B$2:.B$1250])" office:value-type="percentage" office:value="0.0166535043665611" calcext:value-type="percentage">
            <text:p/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73" calcext:value-type="float">
            <text:p>373</text:p>
          </table:table-cell>
          <table:table-cell table:formula="of:=SUM([.B57:.B$1250])/SUM([.B$2:.B$1250])" office:value-type="percentage" office:value="0.0163161405580304" calcext:value-type="percentage">
            <text:p/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23" calcext:value-type="float">
            <text:p>223</text:p>
          </table:table-cell>
          <table:table-cell table:formula="of:=SUM([.B58:.B$1250])/SUM([.B$2:.B$1250])" office:value-type="percentage" office:value="0.0156011593047239" calcext:value-type="percentage">
            <text:p/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46" calcext:value-type="float">
            <text:p>146</text:p>
          </table:table-cell>
          <table:table-cell table:formula="of:=SUM([.B59:.B$1250])/SUM([.B$2:.B$1250])" office:value-type="percentage" office:value="0.0151737040245969" calcext:value-type="percentage">
            <text:p/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84" calcext:value-type="float">
            <text:p>184</text:p>
          </table:table-cell>
          <table:table-cell table:formula="of:=SUM([.B60:.B$1250])/SUM([.B$2:.B$1250])" office:value-type="percentage" office:value="0.0148938454107021" calcext:value-type="percentage">
            <text:p/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88" calcext:value-type="float">
            <text:p>88</text:p>
          </table:table-cell>
          <table:table-cell table:formula="of:=SUM([.B61:.B$1250])/SUM([.B$2:.B$1250])" office:value-type="percentage" office:value="0.0145411468836018" calcext:value-type="percentage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6" calcext:value-type="float">
            <text:p>786</text:p>
          </table:table-cell>
          <table:table-cell table:formula="of:=SUM([.B62:.B$1250])/SUM([.B$2:.B$1250])" office:value-type="percentage" office:value="0.0143724649793365" calcext:value-type="percentage">
            <text:p/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18" calcext:value-type="float">
            <text:p>118</text:p>
          </table:table-cell>
          <table:table-cell table:formula="of:=SUM([.B63:.B$1250])/SUM([.B$2:.B$1250])" office:value-type="percentage" office:value="0.0128658288798755" calcext:value-type="percentage">
            <text:p/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72" calcext:value-type="float">
            <text:p>172</text:p>
          </table:table-cell>
          <table:table-cell table:formula="of:=SUM([.B64:.B$1250])/SUM([.B$2:.B$1250])" office:value-type="percentage" office:value="0.0126396417809742" calcext:value-type="percentage">
            <text:p/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60" calcext:value-type="float">
            <text:p>160</text:p>
          </table:table-cell>
          <table:table-cell table:formula="of:=SUM([.B65:.B$1250])/SUM([.B$2:.B$1250])" office:value-type="percentage" office:value="0.0123099453317283" calcext:value-type="percentage">
            <text:p/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" calcext:value-type="float">
            <text:p>98</text:p>
          </table:table-cell>
          <table:table-cell table:formula="of:=SUM([.B66:.B$1250])/SUM([.B$2:.B$1250])" office:value-type="percentage" office:value="0.0120032509603368" calcext:value-type="percentage">
            <text:p/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27" calcext:value-type="float">
            <text:p>227</text:p>
          </table:table-cell>
          <table:table-cell table:formula="of:=SUM([.B67:.B$1250])/SUM([.B$2:.B$1250])" office:value-type="percentage" office:value="0.0118154006578594" calcext:value-type="percentage">
            <text:p/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71" calcext:value-type="float">
            <text:p>171</text:p>
          </table:table-cell>
          <table:table-cell table:formula="of:=SUM([.B68:.B$1250])/SUM([.B$2:.B$1250])" office:value-type="percentage" office:value="0.0113802780184477" calcext:value-type="percentage">
            <text:p/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06" calcext:value-type="float">
            <text:p>106</text:p>
          </table:table-cell>
          <table:table-cell table:formula="of:=SUM([.B69:.B$1250])/SUM([.B$2:.B$1250])" office:value-type="percentage" office:value="0.0110524984090229" calcext:value-type="percentage">
            <text:p/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12" calcext:value-type="float">
            <text:p>112</text:p>
          </table:table-cell>
          <table:table-cell table:formula="of:=SUM([.B70:.B$1250])/SUM([.B$2:.B$1250])" office:value-type="percentage" office:value="0.010849313387976" calcext:value-type="percentage">
            <text:p/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1" calcext:value-type="float">
            <text:p>51</text:p>
          </table:table-cell>
          <table:table-cell table:formula="of:=SUM([.B71:.B$1250])/SUM([.B$2:.B$1250])" office:value-type="percentage" office:value="0.010634627328002" calcext:value-type="percentage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table:formula="of:=SUM([.B72:.B$1250])/SUM([.B$2:.B$1250])" office:value-type="percentage" office:value="0.0105368684971209" calcext:value-type="percentage">
            <text:p/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4" calcext:value-type="float">
            <text:p>94</text:p>
          </table:table-cell>
          <table:table-cell table:formula="of:=SUM([.B73:.B$1250])/SUM([.B$2:.B$1250])" office:value-type="percentage" office:value="0.00952669391134999" calcext:value-type="percentage">
            <text:p/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18" calcext:value-type="float">
            <text:p>118</text:p>
          </table:table-cell>
          <table:table-cell table:formula="of:=SUM([.B74:.B$1250])/SUM([.B$2:.B$1250])" office:value-type="percentage" office:value="0.00934651096815746" calcext:value-type="percentage">
            <text:p/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04" calcext:value-type="float">
            <text:p>104</text:p>
          </table:table-cell>
          <table:table-cell table:formula="of:=SUM([.B75:.B$1250])/SUM([.B$2:.B$1250])" office:value-type="percentage" office:value="0.00912032386925619" calcext:value-type="percentage">
            <text:p/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7" calcext:value-type="float">
            <text:p>57</text:p>
          </table:table-cell>
          <table:table-cell table:formula="of:=SUM([.B76:.B$1250])/SUM([.B$2:.B$1250])" office:value-type="percentage" office:value="0.00892097252785168" calcext:value-type="percentage">
            <text:p/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55" calcext:value-type="float">
            <text:p>155</text:p>
          </table:table-cell>
          <table:table-cell table:formula="of:=SUM([.B77:.B$1250])/SUM([.B$2:.B$1250])" office:value-type="percentage" office:value="0.00881171265804344" calcext:value-type="percentage">
            <text:p/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3" calcext:value-type="float">
            <text:p>93</text:p>
          </table:table-cell>
          <table:table-cell table:formula="of:=SUM([.B78:.B$1250])/SUM([.B$2:.B$1250])" office:value-type="percentage" office:value="0.00851460248575788" calcext:value-type="percentage">
            <text:p/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9" calcext:value-type="float">
            <text:p>89</text:p>
          </table:table-cell>
          <table:table-cell table:formula="of:=SUM([.B79:.B$1250])/SUM([.B$2:.B$1250])" office:value-type="percentage" office:value="0.00833633638238654" calcext:value-type="percentage">
            <text:p/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71" calcext:value-type="float">
            <text:p>71</text:p>
          </table:table-cell>
          <table:table-cell table:formula="of:=SUM([.B80:.B$1250])/SUM([.B$2:.B$1250])" office:value-type="percentage" office:value="0.00816573763829999" calcext:value-type="percentage">
            <text:p/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0" calcext:value-type="float">
            <text:p>30</text:p>
          </table:table-cell>
          <table:table-cell table:formula="of:=SUM([.B81:.B$1250])/SUM([.B$2:.B$1250])" office:value-type="percentage" office:value="0.00802964201099499" calcext:value-type="percentage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4" calcext:value-type="float">
            <text:p>374</text:p>
          </table:table-cell>
          <table:table-cell table:formula="of:=SUM([.B82:.B$1250])/SUM([.B$2:.B$1250])" office:value-type="percentage" office:value="0.00797213681635908" calcext:value-type="percentage">
            <text:p/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7" calcext:value-type="float">
            <text:p>47</text:p>
          </table:table-cell>
          <table:table-cell table:formula="of:=SUM([.B83:.B$1250])/SUM([.B$2:.B$1250])" office:value-type="percentage" office:value="0.00725523872323133" calcext:value-type="percentage">
            <text:p/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63" calcext:value-type="float">
            <text:p>63</text:p>
          </table:table-cell>
          <table:table-cell table:formula="of:=SUM([.B84:.B$1250])/SUM([.B$2:.B$1250])" office:value-type="percentage" office:value="0.00716514725163506" calcext:value-type="percentage">
            <text:p/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9" calcext:value-type="float">
            <text:p>59</text:p>
          </table:table-cell>
          <table:table-cell table:formula="of:=SUM([.B85:.B$1250])/SUM([.B$2:.B$1250])" office:value-type="percentage" office:value="0.00704438634289964" calcext:value-type="percentage">
            <text:p/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0" calcext:value-type="float">
            <text:p>40</text:p>
          </table:table-cell>
          <table:table-cell table:formula="of:=SUM([.B86:.B$1250])/SUM([.B$2:.B$1250])" office:value-type="percentage" office:value="0.00693129279344901" calcext:value-type="percentage">
            <text:p/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24" calcext:value-type="float">
            <text:p>124</text:p>
          </table:table-cell>
          <table:table-cell table:formula="of:=SUM([.B87:.B$1250])/SUM([.B$2:.B$1250])" office:value-type="percentage" office:value="0.00685461920060112" calcext:value-type="percentage">
            <text:p/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65" calcext:value-type="float">
            <text:p>65</text:p>
          </table:table-cell>
          <table:table-cell table:formula="of:=SUM([.B88:.B$1250])/SUM([.B$2:.B$1250])" office:value-type="percentage" office:value="0.00661693106277267" calcext:value-type="percentage">
            <text:p/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4" calcext:value-type="float">
            <text:p>44</text:p>
          </table:table-cell>
          <table:table-cell table:formula="of:=SUM([.B89:.B$1250])/SUM([.B$2:.B$1250])" office:value-type="percentage" office:value="0.00649233647439485" calcext:value-type="percentage">
            <text:p/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table:formula="of:=SUM([.B90:.B$1250])/SUM([.B$2:.B$1250])" office:value-type="percentage" office:value="0.00640799552226218" calcext:value-type="percentage">
            <text:p/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2" calcext:value-type="float">
            <text:p>22</text:p>
          </table:table-cell>
          <table:table-cell table:formula="of:=SUM([.B91:.B$1250])/SUM([.B$2:.B$1250])" office:value-type="percentage" office:value="0.00628723461352676" calcext:value-type="percentage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table:formula="of:=SUM([.B92:.B$1250])/SUM([.B$2:.B$1250])" office:value-type="percentage" office:value="0.00624506413746042" calcext:value-type="percentage">
            <text:p/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8" calcext:value-type="float">
            <text:p>38</text:p>
          </table:table-cell>
          <table:table-cell table:formula="of:=SUM([.B93:.B$1250])/SUM([.B$2:.B$1250])" office:value-type="percentage" office:value="0.00577160470162471" calcext:value-type="percentage">
            <text:p/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58" calcext:value-type="float">
            <text:p>58</text:p>
          </table:table-cell>
          <table:table-cell table:formula="of:=SUM([.B94:.B$1250])/SUM([.B$2:.B$1250])" office:value-type="percentage" office:value="0.00569876478841922" calcext:value-type="percentage">
            <text:p/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59" calcext:value-type="float">
            <text:p>59</text:p>
          </table:table-cell>
          <table:table-cell table:formula="of:=SUM([.B95:.B$1250])/SUM([.B$2:.B$1250])" office:value-type="percentage" office:value="0.00558758807878978" calcext:value-type="percentage">
            <text:p/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  <table:table-cell table:formula="of:=SUM([.B96:.B$1250])/SUM([.B$2:.B$1250])" office:value-type="percentage" office:value="0.00547449452933915" calcext:value-type="percentage">
            <text:p/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76" calcext:value-type="float">
            <text:p>76</text:p>
          </table:table-cell>
          <table:table-cell table:formula="of:=SUM([.B97:.B$1250])/SUM([.B$2:.B$1250])" office:value-type="percentage" office:value="0.00541315565506084" calcext:value-type="percentage">
            <text:p/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54" calcext:value-type="float">
            <text:p>54</text:p>
          </table:table-cell>
          <table:table-cell table:formula="of:=SUM([.B98:.B$1250])/SUM([.B$2:.B$1250])" office:value-type="percentage" office:value="0.00526747582864985" calcext:value-type="percentage">
            <text:p/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2" calcext:value-type="float">
            <text:p>32</text:p>
          </table:table-cell>
          <table:table-cell table:formula="of:=SUM([.B99:.B$1250])/SUM([.B$2:.B$1250])" office:value-type="percentage" office:value="0.00516396647830521" calcext:value-type="percentage">
            <text:p/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1" calcext:value-type="float">
            <text:p>31</text:p>
          </table:table-cell>
          <table:table-cell table:formula="of:=SUM([.B100:.B$1250])/SUM([.B$2:.B$1250])" office:value-type="percentage" office:value="0.0051026276040269" calcext:value-type="percentage">
            <text:p/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table:formula="of:=SUM([.B101:.B$1250])/SUM([.B$2:.B$1250])" office:value-type="percentage" office:value="0.00504320556956978" calcext:value-type="percentage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table:formula="of:=SUM([.B102:.B$1250])/SUM([.B$2:.B$1250])" office:value-type="percentage" office:value="0.00501253613243063" calcext:value-type="percentage">
            <text:p/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2" calcext:value-type="float">
            <text:p>22</text:p>
          </table:table-cell>
          <table:table-cell table:formula="of:=SUM([.B103:.B$1250])/SUM([.B$2:.B$1250])" office:value-type="percentage" office:value="0.00467708916372112" calcext:value-type="percentage">
            <text:p/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4" calcext:value-type="float">
            <text:p>34</text:p>
          </table:table-cell>
          <table:table-cell table:formula="of:=SUM([.B104:.B$1250])/SUM([.B$2:.B$1250])" office:value-type="percentage" office:value="0.00463491868765478" calcext:value-type="percentage">
            <text:p/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9" calcext:value-type="float">
            <text:p>29</text:p>
          </table:table-cell>
          <table:table-cell table:formula="of:=SUM([.B105:.B$1250])/SUM([.B$2:.B$1250])" office:value-type="percentage" office:value="0.00456974613373408" calcext:value-type="percentage">
            <text:p/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table:formula="of:=SUM([.B106:.B$1250])/SUM([.B$2:.B$1250])" office:value-type="percentage" office:value="0.00451415777891936" calcext:value-type="percentage">
            <text:p/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7" calcext:value-type="float">
            <text:p>57</text:p>
          </table:table-cell>
          <table:table-cell table:formula="of:=SUM([.B107:.B$1250])/SUM([.B$2:.B$1250])" office:value-type="percentage" office:value="0.00446623678338943" calcext:value-type="percentage">
            <text:p/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6" calcext:value-type="float">
            <text:p>36</text:p>
          </table:table-cell>
          <table:table-cell table:formula="of:=SUM([.B108:.B$1250])/SUM([.B$2:.B$1250])" office:value-type="percentage" office:value="0.00435697691358119" calcext:value-type="percentage">
            <text:p/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1" calcext:value-type="float">
            <text:p>31</text:p>
          </table:table-cell>
          <table:table-cell table:formula="of:=SUM([.B109:.B$1250])/SUM([.B$2:.B$1250])" office:value-type="percentage" office:value="0.0042879706800181" calcext:value-type="percentage">
            <text:p/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5" calcext:value-type="float">
            <text:p>35</text:p>
          </table:table-cell>
          <table:table-cell table:formula="of:=SUM([.B110:.B$1250])/SUM([.B$2:.B$1250])" office:value-type="percentage" office:value="0.00422854864556098" calcext:value-type="percentage">
            <text:p/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8" calcext:value-type="float">
            <text:p>18</text:p>
          </table:table-cell>
          <table:table-cell table:formula="of:=SUM([.B111:.B$1250])/SUM([.B$2:.B$1250])" office:value-type="percentage" office:value="0.00416145925181908" calcext:value-type="percentage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formula="of:=SUM([.B112:.B$1250])/SUM([.B$2:.B$1250])" office:value-type="percentage" office:value="0.00412695613503753" calcext:value-type="percentage">
            <text:p/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9" calcext:value-type="float">
            <text:p>19</text:p>
          </table:table-cell>
          <table:table-cell table:formula="of:=SUM([.B113:.B$1250])/SUM([.B$2:.B$1250])" office:value-type="percentage" office:value="0.0038796837981031" calcext:value-type="percentage">
            <text:p/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5" calcext:value-type="float">
            <text:p>25</text:p>
          </table:table-cell>
          <table:table-cell table:formula="of:=SUM([.B114:.B$1250])/SUM([.B$2:.B$1250])" office:value-type="percentage" office:value="0.00384326384150035" calcext:value-type="percentage">
            <text:p/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6" calcext:value-type="float">
            <text:p>26</text:p>
          </table:table-cell>
          <table:table-cell table:formula="of:=SUM([.B115:.B$1250])/SUM([.B$2:.B$1250])" office:value-type="percentage" office:value="0.00379534284597042" calcext:value-type="percentage">
            <text:p/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6" calcext:value-type="float">
            <text:p>16</text:p>
          </table:table-cell>
          <table:table-cell table:formula="of:=SUM([.B116:.B$1250])/SUM([.B$2:.B$1250])" office:value-type="percentage" office:value="0.00374550501061929" calcext:value-type="percentage">
            <text:p/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7" calcext:value-type="float">
            <text:p>47</text:p>
          </table:table-cell>
          <table:table-cell table:formula="of:=SUM([.B117:.B$1250])/SUM([.B$2:.B$1250])" office:value-type="percentage" office:value="0.00371483557348014" calcext:value-type="percentage">
            <text:p/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0" calcext:value-type="float">
            <text:p>30</text:p>
          </table:table-cell>
          <table:table-cell table:formula="of:=SUM([.B118:.B$1250])/SUM([.B$2:.B$1250])" office:value-type="percentage" office:value="0.00362474410188387" calcext:value-type="percentage">
            <text:p/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7" calcext:value-type="float">
            <text:p>17</text:p>
          </table:table-cell>
          <table:table-cell table:formula="of:=SUM([.B119:.B$1250])/SUM([.B$2:.B$1250])" office:value-type="percentage" office:value="0.00356723890724795" calcext:value-type="percentage">
            <text:p/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3" calcext:value-type="float">
            <text:p>23</text:p>
          </table:table-cell>
          <table:table-cell table:formula="of:=SUM([.B120:.B$1250])/SUM([.B$2:.B$1250])" office:value-type="percentage" office:value="0.0035346526302876" calcext:value-type="percentage">
            <text:p/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3" calcext:value-type="float">
            <text:p>13</text:p>
          </table:table-cell>
          <table:table-cell table:formula="of:=SUM([.B121:.B$1250])/SUM([.B$2:.B$1250])" office:value-type="percentage" office:value="0.00349056531440007" calcext:value-type="percentage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table:formula="of:=SUM([.B122:.B$1250])/SUM([.B$2:.B$1250])" office:value-type="percentage" office:value="0.0034656463967245" calcext:value-type="percentage">
            <text:p/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2" calcext:value-type="float">
            <text:p>12</text:p>
          </table:table-cell>
          <table:table-cell table:formula="of:=SUM([.B123:.B$1250])/SUM([.B$2:.B$1250])" office:value-type="percentage" office:value="0.00326054453585641" calcext:value-type="percentage">
            <text:p/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8" calcext:value-type="float">
            <text:p>28</text:p>
          </table:table-cell>
          <table:table-cell table:formula="of:=SUM([.B124:.B$1250])/SUM([.B$2:.B$1250])" office:value-type="percentage" office:value="0.00323754245800204" calcext:value-type="percentage">
            <text:p/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6" calcext:value-type="float">
            <text:p>26</text:p>
          </table:table-cell>
          <table:table-cell table:formula="of:=SUM([.B125:.B$1250])/SUM([.B$2:.B$1250])" office:value-type="percentage" office:value="0.00318387094300852" calcext:value-type="percentage">
            <text:p/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5" calcext:value-type="float">
            <text:p>15</text:p>
          </table:table-cell>
          <table:table-cell table:formula="of:=SUM([.B126:.B$1250])/SUM([.B$2:.B$1250])" office:value-type="percentage" office:value="0.00313403310765739" calcext:value-type="percentage">
            <text:p/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8" calcext:value-type="float">
            <text:p>38</text:p>
          </table:table-cell>
          <table:table-cell table:formula="of:=SUM([.B127:.B$1250])/SUM([.B$2:.B$1250])" office:value-type="percentage" office:value="0.00310528051033943" calcext:value-type="percentage">
            <text:p/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1" calcext:value-type="float">
            <text:p>21</text:p>
          </table:table-cell>
          <table:table-cell table:formula="of:=SUM([.B128:.B$1250])/SUM([.B$2:.B$1250])" office:value-type="percentage" office:value="0.00303244059713394" calcext:value-type="percentage">
            <text:p/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5" calcext:value-type="float">
            <text:p>15</text:p>
          </table:table-cell>
          <table:table-cell table:formula="of:=SUM([.B129:.B$1250])/SUM([.B$2:.B$1250])" office:value-type="percentage" office:value="0.0029921869608888" calcext:value-type="percentage">
            <text:p/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" calcext:value-type="float">
            <text:p>13</text:p>
          </table:table-cell>
          <table:table-cell table:formula="of:=SUM([.B130:.B$1250])/SUM([.B$2:.B$1250])" office:value-type="percentage" office:value="0.00296343436357084" calcext:value-type="percentage">
            <text:p/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7" calcext:value-type="float">
            <text:p>7</text:p>
          </table:table-cell>
          <table:table-cell table:formula="of:=SUM([.B131:.B$1250])/SUM([.B$2:.B$1250])" office:value-type="percentage" office:value="0.00293851544589528" calcext:value-type="percentage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formula="of:=SUM([.B132:.B$1250])/SUM([.B$2:.B$1250])" office:value-type="percentage" office:value="0.0029250975671469" calcext:value-type="percentage">
            <text:p/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table:formula="of:=SUM([.B133:.B$1250])/SUM([.B$2:.B$1250])" office:value-type="percentage" office:value="0.00277175038145112" calcext:value-type="percentage">
            <text:p/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table:formula="of:=SUM([.B134:.B$1250])/SUM([.B$2:.B$1250])" office:value-type="percentage" office:value="0.00275833250270274" calcext:value-type="percentage">
            <text:p/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5" calcext:value-type="float">
            <text:p>15</text:p>
          </table:table-cell>
          <table:table-cell table:formula="of:=SUM([.B135:.B$1250])/SUM([.B$2:.B$1250])" office:value-type="percentage" office:value="0.00272766306556359" calcext:value-type="percentage">
            <text:p/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0" calcext:value-type="float">
            <text:p>10</text:p>
          </table:table-cell>
          <table:table-cell table:formula="of:=SUM([.B136:.B$1250])/SUM([.B$2:.B$1250])" office:value-type="percentage" office:value="0.00269891046824563" calcext:value-type="percentage">
            <text:p/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5" calcext:value-type="float">
            <text:p>25</text:p>
          </table:table-cell>
          <table:table-cell table:formula="of:=SUM([.B137:.B$1250])/SUM([.B$2:.B$1250])" office:value-type="percentage" office:value="0.00267974207003366" calcext:value-type="percentage">
            <text:p/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" calcext:value-type="float">
            <text:p>17</text:p>
          </table:table-cell>
          <table:table-cell table:formula="of:=SUM([.B138:.B$1250])/SUM([.B$2:.B$1250])" office:value-type="percentage" office:value="0.00263182107450373" calcext:value-type="percentage">
            <text:p/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1" calcext:value-type="float">
            <text:p>11</text:p>
          </table:table-cell>
          <table:table-cell table:formula="of:=SUM([.B139:.B$1250])/SUM([.B$2:.B$1250])" office:value-type="percentage" office:value="0.00259923479754338" calcext:value-type="percentage">
            <text:p/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" calcext:value-type="float">
            <text:p>4</text:p>
          </table:table-cell>
          <table:table-cell table:formula="of:=SUM([.B140:.B$1250])/SUM([.B$2:.B$1250])" office:value-type="percentage" office:value="0.00257814955951021" calcext:value-type="percentage">
            <text:p/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" calcext:value-type="float">
            <text:p>4</text:p>
          </table:table-cell>
          <table:table-cell table:formula="of:=SUM([.B141:.B$1250])/SUM([.B$2:.B$1250])" office:value-type="percentage" office:value="0.00257048220022542" calcext:value-type="percentage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formula="of:=SUM([.B142:.B$1250])/SUM([.B$2:.B$1250])" office:value-type="percentage" office:value="0.00256281484094063" calcext:value-type="percentage">
            <text:p/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8" calcext:value-type="float">
            <text:p>8</text:p>
          </table:table-cell>
          <table:table-cell table:formula="of:=SUM([.B143:.B$1250])/SUM([.B$2:.B$1250])" office:value-type="percentage" office:value="0.00242288553399324" calcext:value-type="percentage">
            <text:p/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9" calcext:value-type="float">
            <text:p>19</text:p>
          </table:table-cell>
          <table:table-cell table:formula="of:=SUM([.B144:.B$1250])/SUM([.B$2:.B$1250])" office:value-type="percentage" office:value="0.00240755081542366" calcext:value-type="percentage">
            <text:p/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4" calcext:value-type="float">
            <text:p>14</text:p>
          </table:table-cell>
          <table:table-cell table:formula="of:=SUM([.B145:.B$1250])/SUM([.B$2:.B$1250])" office:value-type="percentage" office:value="0.00237113085882091" calcext:value-type="percentage">
            <text:p/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table:formula="of:=SUM([.B146:.B$1250])/SUM([.B$2:.B$1250])" office:value-type="percentage" office:value="0.00234429510132415" calcext:value-type="percentage">
            <text:p/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4" calcext:value-type="float">
            <text:p>14</text:p>
          </table:table-cell>
          <table:table-cell table:formula="of:=SUM([.B147:.B$1250])/SUM([.B$2:.B$1250])" office:value-type="percentage" office:value="0.00232512670311218" calcext:value-type="percentage">
            <text:p/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1" calcext:value-type="float">
            <text:p>21</text:p>
          </table:table-cell>
          <table:table-cell table:formula="of:=SUM([.B148:.B$1250])/SUM([.B$2:.B$1250])" office:value-type="percentage" office:value="0.00229829094561542" calcext:value-type="percentage">
            <text:p/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table:formula="of:=SUM([.B149:.B$1250])/SUM([.B$2:.B$1250])" office:value-type="percentage" office:value="0.00225803730937028" calcext:value-type="percentage">
            <text:p/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1" calcext:value-type="float">
            <text:p>11</text:p>
          </table:table-cell>
          <table:table-cell table:formula="of:=SUM([.B150:.B$1250])/SUM([.B$2:.B$1250])" office:value-type="percentage" office:value="0.00223695207133711" calcext:value-type="percentage">
            <text:p/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" calcext:value-type="float">
            <text:p>4</text:p>
          </table:table-cell>
          <table:table-cell table:formula="of:=SUM([.B151:.B$1250])/SUM([.B$2:.B$1250])" office:value-type="percentage" office:value="0.00221586683330394" calcext:value-type="percentage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formula="of:=SUM([.B152:.B$1250])/SUM([.B$2:.B$1250])" office:value-type="percentage" office:value="0.00220819947401915" calcext:value-type="percentage">
            <text:p/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5" calcext:value-type="float">
            <text:p>5</text:p>
          </table:table-cell>
          <table:table-cell table:formula="of:=SUM([.B153:.B$1250])/SUM([.B$2:.B$1250])" office:value-type="percentage" office:value="0.00209510592456852" calcext:value-type="percentage">
            <text:p/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1" calcext:value-type="float">
            <text:p>11</text:p>
          </table:table-cell>
          <table:table-cell table:formula="of:=SUM([.B154:.B$1250])/SUM([.B$2:.B$1250])" office:value-type="percentage" office:value="0.00208552172546253" calcext:value-type="percentage">
            <text:p/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1" calcext:value-type="float">
            <text:p>11</text:p>
          </table:table-cell>
          <table:table-cell table:formula="of:=SUM([.B155:.B$1250])/SUM([.B$2:.B$1250])" office:value-type="percentage" office:value="0.00206443648742936" calcext:value-type="percentage">
            <text:p/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SUM([.B156:.B$1250])/SUM([.B$2:.B$1250])" office:value-type="percentage" office:value="0.0020433512493962" calcext:value-type="percentage">
            <text:p/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3" calcext:value-type="float">
            <text:p>13</text:p>
          </table:table-cell>
          <table:table-cell table:formula="of:=SUM([.B157:.B$1250])/SUM([.B$2:.B$1250])" office:value-type="percentage" office:value="0.0020376007299326" calcext:value-type="percentage">
            <text:p/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" calcext:value-type="float">
            <text:p>14</text:p>
          </table:table-cell>
          <table:table-cell table:formula="of:=SUM([.B158:.B$1250])/SUM([.B$2:.B$1250])" office:value-type="percentage" office:value="0.00201268181225704" calcext:value-type="percentage">
            <text:p/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table:formula="of:=SUM([.B159:.B$1250])/SUM([.B$2:.B$1250])" office:value-type="percentage" office:value="0.00198584605476028" calcext:value-type="percentage">
            <text:p/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table:formula="of:=SUM([.B160:.B$1250])/SUM([.B$2:.B$1250])" office:value-type="percentage" office:value="0.00197817869547549" calcext:value-type="percentage">
            <text:p/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" calcext:value-type="float">
            <text:p>3</text:p>
          </table:table-cell>
          <table:table-cell table:formula="of:=SUM([.B161:.B$1250])/SUM([.B$2:.B$1250])" office:value-type="percentage" office:value="0.00196859449636951" calcext:value-type="percentage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SUM([.B162:.B$1250])/SUM([.B$2:.B$1250])" office:value-type="percentage" office:value="0.00196284397690591" calcext:value-type="percentage">
            <text:p/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8" calcext:value-type="float">
            <text:p>8</text:p>
          </table:table-cell>
          <table:table-cell table:formula="of:=SUM([.B163:.B$1250])/SUM([.B$2:.B$1250])" office:value-type="percentage" office:value="0.00186508514602486" calcext:value-type="percentage">
            <text:p/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" calcext:value-type="float">
            <text:p>3</text:p>
          </table:table-cell>
          <table:table-cell table:formula="of:=SUM([.B164:.B$1250])/SUM([.B$2:.B$1250])" office:value-type="percentage" office:value="0.00184975042745528" calcext:value-type="percentage">
            <text:p/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7" calcext:value-type="float">
            <text:p>7</text:p>
          </table:table-cell>
          <table:table-cell table:formula="of:=SUM([.B165:.B$1250])/SUM([.B$2:.B$1250])" office:value-type="percentage" office:value="0.00184399990799169" calcext:value-type="percentage">
            <text:p/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8" calcext:value-type="float">
            <text:p>8</text:p>
          </table:table-cell>
          <table:table-cell table:formula="of:=SUM([.B166:.B$1250])/SUM([.B$2:.B$1250])" office:value-type="percentage" office:value="0.00183058202924331" calcext:value-type="percentage">
            <text:p/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4" calcext:value-type="float">
            <text:p>14</text:p>
          </table:table-cell>
          <table:table-cell table:formula="of:=SUM([.B167:.B$1250])/SUM([.B$2:.B$1250])" office:value-type="percentage" office:value="0.00181524731067373" calcext:value-type="percentage">
            <text:p/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9" calcext:value-type="float">
            <text:p>9</text:p>
          </table:table-cell>
          <table:table-cell table:formula="of:=SUM([.B168:.B$1250])/SUM([.B$2:.B$1250])" office:value-type="percentage" office:value="0.00178841155317697" calcext:value-type="percentage">
            <text:p/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" calcext:value-type="float">
            <text:p>5</text:p>
          </table:table-cell>
          <table:table-cell table:formula="of:=SUM([.B169:.B$1250])/SUM([.B$2:.B$1250])" office:value-type="percentage" office:value="0.0017711599947862" calcext:value-type="percentage">
            <text:p/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" calcext:value-type="float">
            <text:p>5</text:p>
          </table:table-cell>
          <table:table-cell table:formula="of:=SUM([.B170:.B$1250])/SUM([.B$2:.B$1250])" office:value-type="percentage" office:value="0.00176157579568021" calcext:value-type="percentage">
            <text:p/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formula="of:=SUM([.B171:.B$1250])/SUM([.B$2:.B$1250])" office:value-type="percentage" office:value="0.00175199159657422" calcext:value-type="percentage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formula="of:=SUM([.B172:.B$1250])/SUM([.B$2:.B$1250])" office:value-type="percentage" office:value="0.00175007475675303" calcext:value-type="percentage">
            <text:p/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" calcext:value-type="float">
            <text:p>4</text:p>
          </table:table-cell>
          <table:table-cell table:formula="of:=SUM([.B173:.B$1250])/SUM([.B$2:.B$1250])" office:value-type="percentage" office:value="0.00166765064444155" calcext:value-type="percentage">
            <text:p/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9" calcext:value-type="float">
            <text:p>9</text:p>
          </table:table-cell>
          <table:table-cell table:formula="of:=SUM([.B174:.B$1250])/SUM([.B$2:.B$1250])" office:value-type="percentage" office:value="0.00165998328515676" calcext:value-type="percentage">
            <text:p/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  <table:table-cell table:formula="of:=SUM([.B175:.B$1250])/SUM([.B$2:.B$1250])" office:value-type="percentage" office:value="0.00164273172676598" calcext:value-type="percentage">
            <text:p/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" calcext:value-type="float">
            <text:p>2</text:p>
          </table:table-cell>
          <table:table-cell table:formula="of:=SUM([.B176:.B$1250])/SUM([.B$2:.B$1250])" office:value-type="percentage" office:value="0.00164081488694479" calcext:value-type="percentage">
            <text:p/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5" calcext:value-type="float">
            <text:p>15</text:p>
          </table:table-cell>
          <table:table-cell table:formula="of:=SUM([.B177:.B$1250])/SUM([.B$2:.B$1250])" office:value-type="percentage" office:value="0.00163698120730239" calcext:value-type="percentage">
            <text:p/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1" calcext:value-type="float">
            <text:p>11</text:p>
          </table:table-cell>
          <table:table-cell table:formula="of:=SUM([.B178:.B$1250])/SUM([.B$2:.B$1250])" office:value-type="percentage" office:value="0.00160822860998444" calcext:value-type="percentage">
            <text:p/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7" calcext:value-type="float">
            <text:p>7</text:p>
          </table:table-cell>
          <table:table-cell table:formula="of:=SUM([.B179:.B$1250])/SUM([.B$2:.B$1250])" office:value-type="percentage" office:value="0.00158714337195127" calcext:value-type="percentage">
            <text:p/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" calcext:value-type="float">
            <text:p>4</text:p>
          </table:table-cell>
          <table:table-cell table:formula="of:=SUM([.B180:.B$1250])/SUM([.B$2:.B$1250])" office:value-type="percentage" office:value="0.00157372549320289" calcext:value-type="percentage">
            <text:p/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table:formula="of:=SUM([.B181:.B$1250])/SUM([.B$2:.B$1250])" office:value-type="percentage" office:value="0.0015660581339181" calcext:value-type="percentage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formula="of:=SUM([.B182:.B$1250])/SUM([.B$2:.B$1250])" office:value-type="percentage" office:value="0.0015641412940969" calcext:value-type="percentage">
            <text:p/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table:formula="of:=SUM([.B183:.B$1250])/SUM([.B$2:.B$1250])" office:value-type="percentage" office:value="0.00147788350214303" calcext:value-type="percentage">
            <text:p/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table:formula="of:=SUM([.B184:.B$1250])/SUM([.B$2:.B$1250])" office:value-type="percentage" office:value="0.00146829930303704" calcext:value-type="percentage">
            <text:p/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table:formula="of:=SUM([.B185:.B$1250])/SUM([.B$2:.B$1250])" office:value-type="percentage" office:value="0.00145679826410986" calcext:value-type="percentage">
            <text:p/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" calcext:value-type="float">
            <text:p>3</text:p>
          </table:table-cell>
          <table:table-cell table:formula="of:=SUM([.B186:.B$1250])/SUM([.B$2:.B$1250])" office:value-type="percentage" office:value="0.00144913090482507" calcext:value-type="percentage">
            <text:p/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3" calcext:value-type="float">
            <text:p>13</text:p>
          </table:table-cell>
          <table:table-cell table:formula="of:=SUM([.B187:.B$1250])/SUM([.B$2:.B$1250])" office:value-type="percentage" office:value="0.00144338038536148" calcext:value-type="percentage">
            <text:p/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5" calcext:value-type="float">
            <text:p>5</text:p>
          </table:table-cell>
          <table:table-cell table:formula="of:=SUM([.B188:.B$1250])/SUM([.B$2:.B$1250])" office:value-type="percentage" office:value="0.00141846146768591" calcext:value-type="percentage">
            <text:p/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5" calcext:value-type="float">
            <text:p>5</text:p>
          </table:table-cell>
          <table:table-cell table:formula="of:=SUM([.B189:.B$1250])/SUM([.B$2:.B$1250])" office:value-type="percentage" office:value="0.00140887726857993" calcext:value-type="percentage">
            <text:p/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" calcext:value-type="float">
            <text:p>5</text:p>
          </table:table-cell>
          <table:table-cell table:formula="of:=SUM([.B190:.B$1250])/SUM([.B$2:.B$1250])" office:value-type="percentage" office:value="0.00139929306947394" calcext:value-type="percentage">
            <text:p/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  <table:table-cell table:formula="of:=SUM([.B191:.B$1250])/SUM([.B$2:.B$1250])" office:value-type="percentage" office:value="0.00138970887036796" calcext:value-type="percentage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SUM([.B192:.B$1250])/SUM([.B$2:.B$1250])" office:value-type="percentage" office:value="0.00138779203054676" calcext:value-type="percentage">
            <text:p/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table:formula="of:=SUM([.B193:.B$1250])/SUM([.B$2:.B$1250])" office:value-type="percentage" office:value="0.00132836999608965" calcext:value-type="percentage">
            <text:p/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9" calcext:value-type="float">
            <text:p>9</text:p>
          </table:table-cell>
          <table:table-cell table:formula="of:=SUM([.B194:.B$1250])/SUM([.B$2:.B$1250])" office:value-type="percentage" office:value="0.00132645315626845" calcext:value-type="percentage">
            <text:p/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8" calcext:value-type="float">
            <text:p>8</text:p>
          </table:table-cell>
          <table:table-cell table:formula="of:=SUM([.B195:.B$1250])/SUM([.B$2:.B$1250])" office:value-type="percentage" office:value="0.00130920159787768" calcext:value-type="percentage">
            <text:p/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" calcext:value-type="float">
            <text:p>3</text:p>
          </table:table-cell>
          <table:table-cell table:formula="of:=SUM([.B196:.B$1250])/SUM([.B$2:.B$1250])" office:value-type="percentage" office:value="0.0012938668793081" calcext:value-type="percentage">
            <text:p/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table:formula="of:=SUM([.B197:.B$1250])/SUM([.B$2:.B$1250])" office:value-type="percentage" office:value="0.00128811635984451" calcext:value-type="percentage">
            <text:p/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7" calcext:value-type="float">
            <text:p>7</text:p>
          </table:table-cell>
          <table:table-cell table:formula="of:=SUM([.B198:.B$1250])/SUM([.B$2:.B$1250])" office:value-type="percentage" office:value="0.00127661532091732" calcext:value-type="percentage">
            <text:p/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 table:formula="of:=SUM([.B199:.B$1250])/SUM([.B$2:.B$1250])" office:value-type="percentage" office:value="0.00126319744216894" calcext:value-type="percentage">
            <text:p/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table:formula="of:=SUM([.B200:.B$1250])/SUM([.B$2:.B$1250])" office:value-type="percentage" office:value="0.00125553008288415" calcext:value-type="percentage">
            <text:p/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" calcext:value-type="float">
            <text:p>2</text:p>
          </table:table-cell>
          <table:table-cell table:formula="of:=SUM([.B201:.B$1250])/SUM([.B$2:.B$1250])" office:value-type="percentage" office:value="0.00125361324306296" calcext:value-type="percentage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SUM([.B202:.B$1250])/SUM([.B$2:.B$1250])" office:value-type="percentage" office:value="0.00124977956342056" calcext:value-type="percentage">
            <text:p/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3" calcext:value-type="float">
            <text:p>3</text:p>
          </table:table-cell>
          <table:table-cell table:formula="of:=SUM([.B203:.B$1250])/SUM([.B$2:.B$1250])" office:value-type="percentage" office:value="0.00119419120860584" calcext:value-type="percentage">
            <text:p/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  <table:table-cell table:formula="of:=SUM([.B204:.B$1250])/SUM([.B$2:.B$1250])" office:value-type="percentage" office:value="0.00118844068914225" calcext:value-type="percentage">
            <text:p/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</text:p>
          </table:table-cell>
          <table:table-cell table:formula="of:=SUM([.B205:.B$1250])/SUM([.B$2:.B$1250])" office:value-type="percentage" office:value="0.00118652384932106" calcext:value-type="percentage">
            <text:p/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SUM([.B206:.B$1250])/SUM([.B$2:.B$1250])" office:value-type="percentage" office:value="0.00118269016967866" calcext:value-type="percentage">
            <text:p/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table:formula="of:=SUM([.B207:.B$1250])/SUM([.B$2:.B$1250])" office:value-type="percentage" office:value="0.00118077332985746" calcext:value-type="percentage">
            <text:p/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" calcext:value-type="float">
            <text:p>5</text:p>
          </table:table-cell>
          <table:table-cell table:formula="of:=SUM([.B208:.B$1250])/SUM([.B$2:.B$1250])" office:value-type="percentage" office:value="0.00116927229093028" calcext:value-type="percentage">
            <text:p/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table:formula="of:=SUM([.B209:.B$1250])/SUM([.B$2:.B$1250])" office:value-type="percentage" office:value="0.00115968809182429" calcext:value-type="percentage">
            <text:p/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8" calcext:value-type="float">
            <text:p>8</text:p>
          </table:table-cell>
          <table:table-cell table:formula="of:=SUM([.B210:.B$1250])/SUM([.B$2:.B$1250])" office:value-type="percentage" office:value="0.0011558544121819" calcext:value-type="percentage">
            <text:p/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SUM([.B211:.B$1250])/SUM([.B$2:.B$1250])" office:value-type="percentage" office:value="0.00114051969361232" calcext:value-type="percentage">
            <text:p/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" calcext:value-type="float">
            <text:p>1</text:p>
          </table:table-cell>
          <table:table-cell table:formula="of:=SUM([.B212:.B$1250])/SUM([.B$2:.B$1250])" office:value-type="percentage" office:value="0.00109834921754598" calcext:value-type="percentage">
            <text:p/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5" calcext:value-type="float">
            <text:p>5</text:p>
          </table:table-cell>
          <table:table-cell table:formula="of:=SUM([.B213:.B$1250])/SUM([.B$2:.B$1250])" office:value-type="percentage" office:value="0.00109643237772479" calcext:value-type="percentage">
            <text:p/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" calcext:value-type="float">
            <text:p>4</text:p>
          </table:table-cell>
          <table:table-cell table:formula="of:=SUM([.B214:.B$1250])/SUM([.B$2:.B$1250])" office:value-type="percentage" office:value="0.0010868481786188" calcext:value-type="percentage">
            <text:p/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" calcext:value-type="float">
            <text:p>3</text:p>
          </table:table-cell>
          <table:table-cell table:formula="of:=SUM([.B215:.B$1250])/SUM([.B$2:.B$1250])" office:value-type="percentage" office:value="0.00107918081933401" calcext:value-type="percentage">
            <text:p/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9" calcext:value-type="float">
            <text:p>9</text:p>
          </table:table-cell>
          <table:table-cell table:formula="of:=SUM([.B216:.B$1250])/SUM([.B$2:.B$1250])" office:value-type="percentage" office:value="0.00107343029987042" calcext:value-type="percentage">
            <text:p/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" calcext:value-type="float">
            <text:p>3</text:p>
          </table:table-cell>
          <table:table-cell table:formula="of:=SUM([.B217:.B$1250])/SUM([.B$2:.B$1250])" office:value-type="percentage" office:value="0.00105617874147965" calcext:value-type="percentage">
            <text:p/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" calcext:value-type="float">
            <text:p>3</text:p>
          </table:table-cell>
          <table:table-cell table:formula="of:=SUM([.B218:.B$1250])/SUM([.B$2:.B$1250])" office:value-type="percentage" office:value="0.00105042822201606" calcext:value-type="percentage">
            <text:p/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table:formula="of:=SUM([.B219:.B$1250])/SUM([.B$2:.B$1250])" office:value-type="percentage" office:value="0.00104467770255246" calcext:value-type="percentage">
            <text:p/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table:formula="of:=SUM([.B220:.B$1250])/SUM([.B$2:.B$1250])" office:value-type="percentage" office:value="0.00103701034326768" calcext:value-type="percentage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SUM([.B221:.B$1250])/SUM([.B$2:.B$1250])" office:value-type="percentage" office:value="0.00103509350344648" calcext:value-type="percentage">
            <text:p/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  <table:table-cell table:formula="of:=SUM([.B222:.B$1250])/SUM([.B$2:.B$1250])" office:value-type="percentage" office:value="0.000994839867201337" calcext:value-type="percentage">
            <text:p/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  <table:table-cell table:formula="of:=SUM([.B223:.B$1250])/SUM([.B$2:.B$1250])" office:value-type="percentage" office:value="0.00099292302738014" calcext:value-type="percentage">
            <text:p/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" calcext:value-type="float">
            <text:p>2</text:p>
          </table:table-cell>
          <table:table-cell table:formula="of:=SUM([.B224:.B$1250])/SUM([.B$2:.B$1250])" office:value-type="percentage" office:value="0.000991006187558943" calcext:value-type="percentage">
            <text:p/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5" calcext:value-type="float">
            <text:p>5</text:p>
          </table:table-cell>
          <table:table-cell table:formula="of:=SUM([.B225:.B$1250])/SUM([.B$2:.B$1250])" office:value-type="percentage" office:value="0.000987172507916548" calcext:value-type="percentage">
            <text:p/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  <table:table-cell table:formula="of:=SUM([.B226:.B$1250])/SUM([.B$2:.B$1250])" office:value-type="percentage" office:value="0.000977588308810562" calcext:value-type="percentage">
            <text:p/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" calcext:value-type="float">
            <text:p>2</text:p>
          </table:table-cell>
          <table:table-cell table:formula="of:=SUM([.B227:.B$1250])/SUM([.B$2:.B$1250])" office:value-type="percentage" office:value="0.000975671468989365" calcext:value-type="percentage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SUM([.B228:.B$1250])/SUM([.B$2:.B$1250])" office:value-type="percentage" office:value="0.000971837789346971" calcext:value-type="percentage">
            <text:p/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" calcext:value-type="float">
            <text:p>1</text:p>
          </table:table-cell>
          <table:table-cell table:formula="of:=SUM([.B229:.B$1250])/SUM([.B$2:.B$1250])" office:value-type="percentage" office:value="0.000929667313280633" calcext:value-type="percentage">
            <text:p/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" calcext:value-type="float">
            <text:p>3</text:p>
          </table:table-cell>
          <table:table-cell table:formula="of:=SUM([.B230:.B$1250])/SUM([.B$2:.B$1250])" office:value-type="percentage" office:value="0.000927750473459436" calcext:value-type="percentage">
            <text:p/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" calcext:value-type="float">
            <text:p>4</text:p>
          </table:table-cell>
          <table:table-cell table:formula="of:=SUM([.B231:.B$1250])/SUM([.B$2:.B$1250])" office:value-type="percentage" office:value="0.000921999953995844" calcext:value-type="percentage">
            <text:p/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SUM([.B232:.B$1250])/SUM([.B$2:.B$1250])" office:value-type="percentage" office:value="0.000914332594711056" calcext:value-type="percentage">
            <text:p/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1" calcext:value-type="float">
            <text:p>11</text:p>
          </table:table-cell>
          <table:table-cell table:formula="of:=SUM([.B233:.B$1250])/SUM([.B$2:.B$1250])" office:value-type="percentage" office:value="0.000912415754889858" calcext:value-type="percentage">
            <text:p/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  <table:table-cell table:formula="of:=SUM([.B234:.B$1250])/SUM([.B$2:.B$1250])" office:value-type="percentage" office:value="0.000891330516856689" calcext:value-type="percentage">
            <text:p/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" calcext:value-type="float">
            <text:p>4</text:p>
          </table:table-cell>
          <table:table-cell table:formula="of:=SUM([.B235:.B$1250])/SUM([.B$2:.B$1250])" office:value-type="percentage" office:value="0.000889413677035492" calcext:value-type="percentage">
            <text:p/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" calcext:value-type="float">
            <text:p>2</text:p>
          </table:table-cell>
          <table:table-cell table:formula="of:=SUM([.B236:.B$1250])/SUM([.B$2:.B$1250])" office:value-type="percentage" office:value="0.000881746317750704" calcext:value-type="percentage">
            <text:p/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 table:formula="of:=SUM([.B237:.B$1250])/SUM([.B$2:.B$1250])" office:value-type="percentage" office:value="0.000877912638108309" calcext:value-type="percentage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SUM([.B238:.B$1250])/SUM([.B$2:.B$1250])" office:value-type="percentage" office:value="0.000875995798287112" calcext:value-type="percentage">
            <text:p/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  <table:table-cell table:formula="of:=SUM([.B239:.B$1250])/SUM([.B$2:.B$1250])" office:value-type="percentage" office:value="0.000841492681505563" calcext:value-type="percentage">
            <text:p/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" calcext:value-type="float">
            <text:p>2</text:p>
          </table:table-cell>
          <table:table-cell table:formula="of:=SUM([.B240:.B$1250])/SUM([.B$2:.B$1250])" office:value-type="percentage" office:value="0.000839575841684366" calcext:value-type="percentage">
            <text:p/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" calcext:value-type="float">
            <text:p>2</text:p>
          </table:table-cell>
          <table:table-cell table:formula="of:=SUM([.B241:.B$1250])/SUM([.B$2:.B$1250])" office:value-type="percentage" office:value="0.000835742162041971" calcext:value-type="percentage">
            <text:p/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  <table:table-cell table:formula="of:=SUM([.B242:.B$1250])/SUM([.B$2:.B$1250])" office:value-type="percentage" office:value="0.000831908482399577" calcext:value-type="percentage">
            <text:p/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" calcext:value-type="float">
            <text:p>2</text:p>
          </table:table-cell>
          <table:table-cell table:formula="of:=SUM([.B243:.B$1250])/SUM([.B$2:.B$1250])" office:value-type="percentage" office:value="0.000824241123114788" calcext:value-type="percentage">
            <text:p/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" calcext:value-type="float">
            <text:p>4</text:p>
          </table:table-cell>
          <table:table-cell table:formula="of:=SUM([.B244:.B$1250])/SUM([.B$2:.B$1250])" office:value-type="percentage" office:value="0.000820407443472394" calcext:value-type="percentage">
            <text:p/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5" calcext:value-type="float">
            <text:p>5</text:p>
          </table:table-cell>
          <table:table-cell table:formula="of:=SUM([.B245:.B$1250])/SUM([.B$2:.B$1250])" office:value-type="percentage" office:value="0.000812740084187605" calcext:value-type="percentage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SUM([.B246:.B$1250])/SUM([.B$2:.B$1250])" office:value-type="percentage" office:value="0.000803155885081619" calcext:value-type="percentage">
            <text:p/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2" calcext:value-type="float">
            <text:p>2</text:p>
          </table:table-cell>
          <table:table-cell table:formula="of:=SUM([.B247:.B$1250])/SUM([.B$2:.B$1250])" office:value-type="percentage" office:value="0.000783987486869647" calcext:value-type="percentage">
            <text:p/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3" calcext:value-type="float">
            <text:p>3</text:p>
          </table:table-cell>
          <table:table-cell table:formula="of:=SUM([.B248:.B$1250])/SUM([.B$2:.B$1250])" office:value-type="percentage" office:value="0.000780153807227253" calcext:value-type="percentage">
            <text:p/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formula="of:=SUM([.B249:.B$1250])/SUM([.B$2:.B$1250])" office:value-type="percentage" office:value="0.000774403287763661" calcext:value-type="percentage">
            <text:p/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" calcext:value-type="float">
            <text:p>4</text:p>
          </table:table-cell>
          <table:table-cell table:formula="of:=SUM([.B250:.B$1250])/SUM([.B$2:.B$1250])" office:value-type="percentage" office:value="0.000772486447942464" calcext:value-type="percentage">
            <text:p/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" calcext:value-type="float">
            <text:p>2</text:p>
          </table:table-cell>
          <table:table-cell table:formula="of:=SUM([.B251:.B$1250])/SUM([.B$2:.B$1250])" office:value-type="percentage" office:value="0.000764819088657675" calcext:value-type="percentage">
            <text:p/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" calcext:value-type="float">
            <text:p>2</text:p>
          </table:table-cell>
          <table:table-cell table:formula="of:=SUM([.B252:.B$1250])/SUM([.B$2:.B$1250])" office:value-type="percentage" office:value="0.000760985409015281" calcext:value-type="percentage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SUM([.B253:.B$1250])/SUM([.B$2:.B$1250])" office:value-type="percentage" office:value="0.000757151729372887" calcext:value-type="percentage">
            <text:p/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" calcext:value-type="float">
            <text:p>1</text:p>
          </table:table-cell>
          <table:table-cell table:formula="of:=SUM([.B254:.B$1250])/SUM([.B$2:.B$1250])" office:value-type="percentage" office:value="0.000736066491339718" calcext:value-type="percentage">
            <text:p/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table:formula="of:=SUM([.B255:.B$1250])/SUM([.B$2:.B$1250])" office:value-type="percentage" office:value="0.00073414965151852" calcext:value-type="percentage">
            <text:p/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</text:p>
          </table:table-cell>
          <table:table-cell table:formula="of:=SUM([.B256:.B$1250])/SUM([.B$2:.B$1250])" office:value-type="percentage" office:value="0.000728399132054929" calcext:value-type="percentage">
            <text:p/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" calcext:value-type="float">
            <text:p>3</text:p>
          </table:table-cell>
          <table:table-cell table:formula="of:=SUM([.B257:.B$1250])/SUM([.B$2:.B$1250])" office:value-type="percentage" office:value="0.000724565452412535" calcext:value-type="percentage">
            <text:p/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table:formula="of:=SUM([.B258:.B$1250])/SUM([.B$2:.B$1250])" office:value-type="percentage" office:value="0.000718814932948943" calcext:value-type="percentage">
            <text:p/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" calcext:value-type="float">
            <text:p>2</text:p>
          </table:table-cell>
          <table:table-cell table:formula="of:=SUM([.B259:.B$1250])/SUM([.B$2:.B$1250])" office:value-type="percentage" office:value="0.000716898093127746" calcext:value-type="percentage">
            <text:p/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" calcext:value-type="float">
            <text:p>4</text:p>
          </table:table-cell>
          <table:table-cell table:formula="of:=SUM([.B260:.B$1250])/SUM([.B$2:.B$1250])" office:value-type="percentage" office:value="0.000713064413485352" calcext:value-type="percentage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B261:.B$1250])/SUM([.B$2:.B$1250])" office:value-type="percentage" office:value="0.000705397054200563" calcext:value-type="percentage">
            <text:p/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1" calcext:value-type="float">
            <text:p>1</text:p>
          </table:table-cell>
          <table:table-cell table:formula="of:=SUM([.B262:.B$1250])/SUM([.B$2:.B$1250])" office:value-type="percentage" office:value="0.000686228655988591" calcext:value-type="percentage">
            <text:p/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5" calcext:value-type="float">
            <text:p>5</text:p>
          </table:table-cell>
          <table:table-cell table:formula="of:=SUM([.B263:.B$1250])/SUM([.B$2:.B$1250])" office:value-type="percentage" office:value="0.000684311816167394" calcext:value-type="percentage">
            <text:p/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" calcext:value-type="float">
            <text:p>1</text:p>
          </table:table-cell>
          <table:table-cell table:formula="of:=SUM([.B264:.B$1250])/SUM([.B$2:.B$1250])" office:value-type="percentage" office:value="0.000674727617061408" calcext:value-type="percentage">
            <text:p/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3" calcext:value-type="float">
            <text:p>3</text:p>
          </table:table-cell>
          <table:table-cell table:formula="of:=SUM([.B265:.B$1250])/SUM([.B$2:.B$1250])" office:value-type="percentage" office:value="0.000672810777240211" calcext:value-type="percentage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table:formula="of:=SUM([.B266:.B$1250])/SUM([.B$2:.B$1250])" office:value-type="percentage" office:value="0.000667060257776619" calcext:value-type="percentage">
            <text:p/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" calcext:value-type="float">
            <text:p>2</text:p>
          </table:table-cell>
          <table:table-cell table:formula="of:=SUM([.B267:.B$1250])/SUM([.B$2:.B$1250])" office:value-type="percentage" office:value="0.000665143417955422" calcext:value-type="percentage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SUM([.B268:.B$1250])/SUM([.B$2:.B$1250])" office:value-type="percentage" office:value="0.000661309738313028" calcext:value-type="percentage">
            <text:p/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" calcext:value-type="float">
            <text:p>2</text:p>
          </table:table-cell>
          <table:table-cell table:formula="of:=SUM([.B269:.B$1250])/SUM([.B$2:.B$1250])" office:value-type="percentage" office:value="0.000640224500279859" calcext:value-type="percentage">
            <text:p/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  <table:table-cell table:formula="of:=SUM([.B270:.B$1250])/SUM([.B$2:.B$1250])" office:value-type="percentage" office:value="0.000636390820637464" calcext:value-type="percentage">
            <text:p/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" calcext:value-type="float">
            <text:p>1</text:p>
          </table:table-cell>
          <table:table-cell table:formula="of:=SUM([.B271:.B$1250])/SUM([.B$2:.B$1250])" office:value-type="percentage" office:value="0.000634473980816267" calcext:value-type="percentage">
            <text:p/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6" calcext:value-type="float">
            <text:p>6</text:p>
          </table:table-cell>
          <table:table-cell table:formula="of:=SUM([.B272:.B$1250])/SUM([.B$2:.B$1250])" office:value-type="percentage" office:value="0.00063255714099507" calcext:value-type="percentage">
            <text:p/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table:formula="of:=SUM([.B273:.B$1250])/SUM([.B$2:.B$1250])" office:value-type="percentage" office:value="0.000621056102067887" calcext:value-type="percentage">
            <text:p/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" calcext:value-type="float">
            <text:p>4</text:p>
          </table:table-cell>
          <table:table-cell table:formula="of:=SUM([.B274:.B$1250])/SUM([.B$2:.B$1250])" office:value-type="percentage" office:value="0.00061913926224669" calcext:value-type="percentage">
            <text:p/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table:formula="of:=SUM([.B275:.B$1250])/SUM([.B$2:.B$1250])" office:value-type="percentage" office:value="0.000611471902961901" calcext:value-type="percentage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SUM([.B276:.B$1250])/SUM([.B$2:.B$1250])" office:value-type="percentage" office:value="0.000609555063140704" calcext:value-type="percentage">
            <text:p/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" calcext:value-type="float">
            <text:p>3</text:p>
          </table:table-cell>
          <table:table-cell table:formula="of:=SUM([.B277:.B$1250])/SUM([.B$2:.B$1250])" office:value-type="percentage" office:value="0.00058463614546514" calcext:value-type="percentage">
            <text:p/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" calcext:value-type="float">
            <text:p>2</text:p>
          </table:table-cell>
          <table:table-cell table:formula="of:=SUM([.B278:.B$1250])/SUM([.B$2:.B$1250])" office:value-type="percentage" office:value="0.000578885626001549" calcext:value-type="percentage">
            <text:p/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" calcext:value-type="float">
            <text:p>2</text:p>
          </table:table-cell>
          <table:table-cell table:formula="of:=SUM([.B279:.B$1250])/SUM([.B$2:.B$1250])" office:value-type="percentage" office:value="0.000575051946359154" calcext:value-type="percentage">
            <text:p/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" calcext:value-type="float">
            <text:p>3</text:p>
          </table:table-cell>
          <table:table-cell table:formula="of:=SUM([.B280:.B$1250])/SUM([.B$2:.B$1250])" office:value-type="percentage" office:value="0.00057121826671676" calcext:value-type="percentage">
            <text:p/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" calcext:value-type="float">
            <text:p>3</text:p>
          </table:table-cell>
          <table:table-cell table:formula="of:=SUM([.B281:.B$1250])/SUM([.B$2:.B$1250])" office:value-type="percentage" office:value="0.000565467747253169" calcext:value-type="percentage">
            <text:p/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" calcext:value-type="float">
            <text:p>1</text:p>
          </table:table-cell>
          <table:table-cell table:formula="of:=SUM([.B282:.B$1250])/SUM([.B$2:.B$1250])" office:value-type="percentage" office:value="0.000559717227789577" calcext:value-type="percentage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SUM([.B283:.B$1250])/SUM([.B$2:.B$1250])" office:value-type="percentage" office:value="0.00055780038796838" calcext:value-type="percentage">
            <text:p/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  <table:table-cell table:formula="of:=SUM([.B284:.B$1250])/SUM([.B$2:.B$1250])" office:value-type="percentage" office:value="0.000542465669398802" calcext:value-type="percentage">
            <text:p/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" calcext:value-type="float">
            <text:p>3</text:p>
          </table:table-cell>
          <table:table-cell table:formula="of:=SUM([.B285:.B$1250])/SUM([.B$2:.B$1250])" office:value-type="percentage" office:value="0.000540548829577605" calcext:value-type="percentage">
            <text:p/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" calcext:value-type="float">
            <text:p>1</text:p>
          </table:table-cell>
          <table:table-cell table:formula="of:=SUM([.B286:.B$1250])/SUM([.B$2:.B$1250])" office:value-type="percentage" office:value="0.000534798310114014" calcext:value-type="percentage">
            <text:p/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" calcext:value-type="float">
            <text:p>4</text:p>
          </table:table-cell>
          <table:table-cell table:formula="of:=SUM([.B287:.B$1250])/SUM([.B$2:.B$1250])" office:value-type="percentage" office:value="0.000532881470292816" calcext:value-type="percentage">
            <text:p/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" calcext:value-type="float">
            <text:p>3</text:p>
          </table:table-cell>
          <table:table-cell table:formula="of:=SUM([.B288:.B$1250])/SUM([.B$2:.B$1250])" office:value-type="percentage" office:value="0.000525214111008028" calcext:value-type="percentage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SUM([.B289:.B$1250])/SUM([.B$2:.B$1250])" office:value-type="percentage" office:value="0.000519463591544436" calcext:value-type="percentage">
            <text:p/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" calcext:value-type="float">
            <text:p>2</text:p>
          </table:table-cell>
          <table:table-cell table:formula="of:=SUM([.B290:.B$1250])/SUM([.B$2:.B$1250])" office:value-type="percentage" office:value="0.000502212033153662" calcext:value-type="percentage">
            <text:p/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" calcext:value-type="float">
            <text:p>3</text:p>
          </table:table-cell>
          <table:table-cell table:formula="of:=SUM([.B291:.B$1250])/SUM([.B$2:.B$1250])" office:value-type="percentage" office:value="0.000498378353511267" calcext:value-type="percentage">
            <text:p/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" calcext:value-type="float">
            <text:p>3</text:p>
          </table:table-cell>
          <table:table-cell table:formula="of:=SUM([.B292:.B$1250])/SUM([.B$2:.B$1250])" office:value-type="percentage" office:value="0.000492627834047676" calcext:value-type="percentage">
            <text:p/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" calcext:value-type="float">
            <text:p>1</text:p>
          </table:table-cell>
          <table:table-cell table:formula="of:=SUM([.B293:.B$1250])/SUM([.B$2:.B$1250])" office:value-type="percentage" office:value="0.000486877314584084" calcext:value-type="percentage">
            <text:p/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" calcext:value-type="float">
            <text:p>2</text:p>
          </table:table-cell>
          <table:table-cell table:formula="of:=SUM([.B294:.B$1250])/SUM([.B$2:.B$1250])" office:value-type="percentage" office:value="0.000484960474762887" calcext:value-type="percentage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SUM([.B295:.B$1250])/SUM([.B$2:.B$1250])" office:value-type="percentage" office:value="0.000481126795120493" calcext:value-type="percentage">
            <text:p/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" calcext:value-type="float">
            <text:p>1</text:p>
          </table:table-cell>
          <table:table-cell table:formula="of:=SUM([.B296:.B$1250])/SUM([.B$2:.B$1250])" office:value-type="percentage" office:value="0.000469625756193309" calcext:value-type="percentage">
            <text:p/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" calcext:value-type="float">
            <text:p>3</text:p>
          </table:table-cell>
          <table:table-cell table:formula="of:=SUM([.B297:.B$1250])/SUM([.B$2:.B$1250])" office:value-type="percentage" office:value="0.000467708916372112" calcext:value-type="percentage">
            <text:p/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  <table:table-cell table:formula="of:=SUM([.B298:.B$1250])/SUM([.B$2:.B$1250])" office:value-type="percentage" office:value="0.000461958396908521" calcext:value-type="percentage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SUM([.B299:.B$1250])/SUM([.B$2:.B$1250])" office:value-type="percentage" office:value="0.000456207877444929" calcext:value-type="percentage">
            <text:p/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" calcext:value-type="float">
            <text:p>1</text:p>
          </table:table-cell>
          <table:table-cell table:formula="of:=SUM([.B300:.B$1250])/SUM([.B$2:.B$1250])" office:value-type="percentage" office:value="0.000438956319054155" calcext:value-type="percentage">
            <text:p/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" calcext:value-type="float">
            <text:p>1</text:p>
          </table:table-cell>
          <table:table-cell table:formula="of:=SUM([.B301:.B$1250])/SUM([.B$2:.B$1250])" office:value-type="percentage" office:value="0.000437039479232957" calcext:value-type="percentage">
            <text:p/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  <table:table-cell table:formula="of:=SUM([.B302:.B$1250])/SUM([.B$2:.B$1250])" office:value-type="percentage" office:value="0.00043512263941176" calcext:value-type="percentage">
            <text:p/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  <table:table-cell table:formula="of:=SUM([.B303:.B$1250])/SUM([.B$2:.B$1250])" office:value-type="percentage" office:value="0.000433205799590563" calcext:value-type="percentage">
            <text:p/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" calcext:value-type="float">
            <text:p>2</text:p>
          </table:table-cell>
          <table:table-cell table:formula="of:=SUM([.B304:.B$1250])/SUM([.B$2:.B$1250])" office:value-type="percentage" office:value="0.000431288959769366" calcext:value-type="percentage">
            <text:p/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" calcext:value-type="float">
            <text:p>1</text:p>
          </table:table-cell>
          <table:table-cell table:formula="of:=SUM([.B305:.B$1250])/SUM([.B$2:.B$1250])" office:value-type="percentage" office:value="0.000427455280126971" calcext:value-type="percentage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SUM([.B306:.B$1250])/SUM([.B$2:.B$1250])" office:value-type="percentage" office:value="0.000425538440305774" calcext:value-type="percentage">
            <text:p/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2" calcext:value-type="float">
            <text:p>2</text:p>
          </table:table-cell>
          <table:table-cell table:formula="of:=SUM([.B307:.B$1250])/SUM([.B$2:.B$1250])" office:value-type="percentage" office:value="0.000419787920842183" calcext:value-type="percentage">
            <text:p/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" calcext:value-type="float">
            <text:p>1</text:p>
          </table:table-cell>
          <table:table-cell table:formula="of:=SUM([.B308:.B$1250])/SUM([.B$2:.B$1250])" office:value-type="percentage" office:value="0.000415954241199788" calcext:value-type="percentage">
            <text:p/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table:formula="of:=SUM([.B309:.B$1250])/SUM([.B$2:.B$1250])" office:value-type="percentage" office:value="0.000414037401378591" calcext:value-type="percentage">
            <text:p/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2" calcext:value-type="float">
            <text:p>2</text:p>
          </table:table-cell>
          <table:table-cell table:formula="of:=SUM([.B310:.B$1250])/SUM([.B$2:.B$1250])" office:value-type="percentage" office:value="0.000410203721736197" calcext:value-type="percentage">
            <text:p/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" calcext:value-type="float">
            <text:p>1</text:p>
          </table:table-cell>
          <table:table-cell table:formula="of:=SUM([.B311:.B$1250])/SUM([.B$2:.B$1250])" office:value-type="percentage" office:value="0.000406370042093803" calcext:value-type="percentage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SUM([.B312:.B$1250])/SUM([.B$2:.B$1250])" office:value-type="percentage" office:value="0.000404453202272605" calcext:value-type="percentage">
            <text:p/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" calcext:value-type="float">
            <text:p>1</text:p>
          </table:table-cell>
          <table:table-cell table:formula="of:=SUM([.B313:.B$1250])/SUM([.B$2:.B$1250])" office:value-type="percentage" office:value="0.000389118483703028" calcext:value-type="percentage">
            <text:p/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table:formula="of:=SUM([.B314:.B$1250])/SUM([.B$2:.B$1250])" office:value-type="percentage" office:value="0.000387201643881831" calcext:value-type="percentage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SUM([.B315:.B$1250])/SUM([.B$2:.B$1250])" office:value-type="percentage" office:value="0.000385284804060633" calcext:value-type="percentage">
            <text:p/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" calcext:value-type="float">
            <text:p>1</text:p>
          </table:table-cell>
          <table:table-cell table:formula="of:=SUM([.B316:.B$1250])/SUM([.B$2:.B$1250])" office:value-type="percentage" office:value="0.000368033245669859" calcext:value-type="percentage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SUM([.B317:.B$1250])/SUM([.B$2:.B$1250])" office:value-type="percentage" office:value="0.000366116405848662" calcext:value-type="percentage">
            <text:p/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table:formula="of:=SUM([.B318:.B$1250])/SUM([.B$2:.B$1250])" office:value-type="percentage" office:value="0.000358449046563873" calcext:value-type="percentage">
            <text:p/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formula="of:=SUM([.B319:.B$1250])/SUM([.B$2:.B$1250])" office:value-type="percentage" office:value="0.000356532206742676" calcext:value-type="percentage">
            <text:p/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" calcext:value-type="float">
            <text:p>1</text:p>
          </table:table-cell>
          <table:table-cell table:formula="of:=SUM([.B320:.B$1250])/SUM([.B$2:.B$1250])" office:value-type="percentage" office:value="0.000352698527100281" calcext:value-type="percentage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B321:.B$1250])/SUM([.B$2:.B$1250])" office:value-type="percentage" office:value="0.000350781687279084" calcext:value-type="percentage">
            <text:p/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2" calcext:value-type="float">
            <text:p>2</text:p>
          </table:table-cell>
          <table:table-cell table:formula="of:=SUM([.B322:.B$1250])/SUM([.B$2:.B$1250])" office:value-type="percentage" office:value="0.000343114327994295" calcext:value-type="percentage">
            <text:p/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" calcext:value-type="float">
            <text:p>1</text:p>
          </table:table-cell>
          <table:table-cell table:formula="of:=SUM([.B323:.B$1250])/SUM([.B$2:.B$1250])" office:value-type="percentage" office:value="0.000339280648351901" calcext:value-type="percentage">
            <text:p/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" calcext:value-type="float">
            <text:p>1</text:p>
          </table:table-cell>
          <table:table-cell table:formula="of:=SUM([.B324:.B$1250])/SUM([.B$2:.B$1250])" office:value-type="percentage" office:value="0.000337363808530704" calcext:value-type="percentage">
            <text:p/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table:formula="of:=SUM([.B325:.B$1250])/SUM([.B$2:.B$1250])" office:value-type="percentage" office:value="0.000335446968709507" calcext:value-type="percentage">
            <text:p/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2" calcext:value-type="float">
            <text:p>2</text:p>
          </table:table-cell>
          <table:table-cell table:formula="of:=SUM([.B326:.B$1250])/SUM([.B$2:.B$1250])" office:value-type="percentage" office:value="0.00033353012888831" calcext:value-type="percentage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SUM([.B327:.B$1250])/SUM([.B$2:.B$1250])" office:value-type="percentage" office:value="0.000329696449245915" calcext:value-type="percentage">
            <text:p/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2" calcext:value-type="float">
            <text:p>2</text:p>
          </table:table-cell>
          <table:table-cell table:formula="of:=SUM([.B328:.B$1250])/SUM([.B$2:.B$1250])" office:value-type="percentage" office:value="0.000325862769603521" calcext:value-type="percentage">
            <text:p/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2" calcext:value-type="float">
            <text:p>2</text:p>
          </table:table-cell>
          <table:table-cell table:formula="of:=SUM([.B329:.B$1250])/SUM([.B$2:.B$1250])" office:value-type="percentage" office:value="0.000322029089961126" calcext:value-type="percentage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SUM([.B330:.B$1250])/SUM([.B$2:.B$1250])" office:value-type="percentage" office:value="0.000318195410318732" calcext:value-type="percentage">
            <text:p/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" calcext:value-type="float">
            <text:p>1</text:p>
          </table:table-cell>
          <table:table-cell table:formula="of:=SUM([.B331:.B$1250])/SUM([.B$2:.B$1250])" office:value-type="percentage" office:value="0.000308611211212746" calcext:value-type="percentage">
            <text:p/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1" calcext:value-type="float">
            <text:p>1</text:p>
          </table:table-cell>
          <table:table-cell table:formula="of:=SUM([.B332:.B$1250])/SUM([.B$2:.B$1250])" office:value-type="percentage" office:value="0.000306694371391549" calcext:value-type="percentage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B333:.B$1250])/SUM([.B$2:.B$1250])" office:value-type="percentage" office:value="0.000304777531570352" calcext:value-type="percentage">
            <text:p/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1" calcext:value-type="float">
            <text:p>1</text:p>
          </table:table-cell>
          <table:table-cell table:formula="of:=SUM([.B334:.B$1250])/SUM([.B$2:.B$1250])" office:value-type="percentage" office:value="0.000293276492643169" calcext:value-type="percentage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SUM([.B335:.B$1250])/SUM([.B$2:.B$1250])" office:value-type="percentage" office:value="0.000291359652821972" calcext:value-type="percentage">
            <text:p/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1" calcext:value-type="float">
            <text:p>1</text:p>
          </table:table-cell>
          <table:table-cell table:formula="of:=SUM([.B336:.B$1250])/SUM([.B$2:.B$1250])" office:value-type="percentage" office:value="0.00028560913335838" calcext:value-type="percentage">
            <text:p/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SUM([.B337:.B$1250])/SUM([.B$2:.B$1250])" office:value-type="percentage" office:value="0.000283692293537183" calcext:value-type="percentage">
            <text:p/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1" calcext:value-type="float">
            <text:p>1</text:p>
          </table:table-cell>
          <table:table-cell table:formula="of:=SUM([.B338:.B$1250])/SUM([.B$2:.B$1250])" office:value-type="percentage" office:value="0.000281775453715986" calcext:value-type="percentage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B339:.B$1250])/SUM([.B$2:.B$1250])" office:value-type="percentage" office:value="0.000279858613894788" calcext:value-type="percentage">
            <text:p/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1" calcext:value-type="float">
            <text:p>1</text:p>
          </table:table-cell>
          <table:table-cell table:formula="of:=SUM([.B340:.B$1250])/SUM([.B$2:.B$1250])" office:value-type="percentage" office:value="0.000276024934252394" calcext:value-type="percentage">
            <text:p/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  <table:table-cell table:formula="of:=SUM([.B341:.B$1250])/SUM([.B$2:.B$1250])" office:value-type="percentage" office:value="0.000274108094431197" calcext:value-type="percentage">
            <text:p/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2" calcext:value-type="float">
            <text:p>2</text:p>
          </table:table-cell>
          <table:table-cell table:formula="of:=SUM([.B342:.B$1250])/SUM([.B$2:.B$1250])" office:value-type="percentage" office:value="0.00027219125461" calcext:value-type="percentage">
            <text:p/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 table:formula="of:=SUM([.B343:.B$1250])/SUM([.B$2:.B$1250])" office:value-type="percentage" office:value="0.000268357574967605" calcext:value-type="percentage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344:.B$1250])/SUM([.B$2:.B$1250])" office:value-type="percentage" office:value="0.000266440735146408" calcext:value-type="percentage">
            <text:p/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" calcext:value-type="float">
            <text:p>1</text:p>
          </table:table-cell>
          <table:table-cell table:formula="of:=SUM([.B345:.B$1250])/SUM([.B$2:.B$1250])" office:value-type="percentage" office:value="0.000256856536040422" calcext:value-type="percentage">
            <text:p/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2" calcext:value-type="float">
            <text:p>2</text:p>
          </table:table-cell>
          <table:table-cell table:formula="of:=SUM([.B346:.B$1250])/SUM([.B$2:.B$1250])" office:value-type="percentage" office:value="0.000254939696219225" calcext:value-type="percentage">
            <text:p/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  <table:table-cell table:formula="of:=SUM([.B347:.B$1250])/SUM([.B$2:.B$1250])" office:value-type="percentage" office:value="0.000251106016576831" calcext:value-type="percentage">
            <text:p/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1" calcext:value-type="float">
            <text:p>1</text:p>
          </table:table-cell>
          <table:table-cell table:formula="of:=SUM([.B348:.B$1250])/SUM([.B$2:.B$1250])" office:value-type="percentage" office:value="0.000249189176755634" calcext:value-type="percentage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349:.B$1250])/SUM([.B$2:.B$1250])" office:value-type="percentage" office:value="0.000247272336934436" calcext:value-type="percentage">
            <text:p/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 table:formula="of:=SUM([.B350:.B$1250])/SUM([.B$2:.B$1250])" office:value-type="percentage" office:value="0.000243438657292042" calcext:value-type="percentage">
            <text:p/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2" calcext:value-type="float">
            <text:p>2</text:p>
          </table:table-cell>
          <table:table-cell table:formula="of:=SUM([.B351:.B$1250])/SUM([.B$2:.B$1250])" office:value-type="percentage" office:value="0.000241521817470845" calcext:value-type="percentage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SUM([.B352:.B$1250])/SUM([.B$2:.B$1250])" office:value-type="percentage" office:value="0.00023768813782845" calcext:value-type="percentage">
            <text:p/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" calcext:value-type="float">
            <text:p>1</text:p>
          </table:table-cell>
          <table:table-cell table:formula="of:=SUM([.B353:.B$1250])/SUM([.B$2:.B$1250])" office:value-type="percentage" office:value="0.000233854458186056" calcext:value-type="percentage">
            <text:p/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1" calcext:value-type="float">
            <text:p>1</text:p>
          </table:table-cell>
          <table:table-cell table:formula="of:=SUM([.B354:.B$1250])/SUM([.B$2:.B$1250])" office:value-type="percentage" office:value="0.000231937618364859" calcext:value-type="percentage">
            <text:p/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table:formula="of:=SUM([.B355:.B$1250])/SUM([.B$2:.B$1250])" office:value-type="percentage" office:value="0.000230020778543662" calcext:value-type="percentage">
            <text:p/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3" calcext:value-type="float">
            <text:p>3</text:p>
          </table:table-cell>
          <table:table-cell table:formula="of:=SUM([.B356:.B$1250])/SUM([.B$2:.B$1250])" office:value-type="percentage" office:value="0.000228103938722465" calcext:value-type="percentage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SUM([.B357:.B$1250])/SUM([.B$2:.B$1250])" office:value-type="percentage" office:value="0.000222353419258873" calcext:value-type="percentage">
            <text:p/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1" calcext:value-type="float">
            <text:p>1</text:p>
          </table:table-cell>
          <table:table-cell table:formula="of:=SUM([.B358:.B$1250])/SUM([.B$2:.B$1250])" office:value-type="percentage" office:value="0.000216602899795281" calcext:value-type="percentage">
            <text:p/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2" calcext:value-type="float">
            <text:p>2</text:p>
          </table:table-cell>
          <table:table-cell table:formula="of:=SUM([.B359:.B$1250])/SUM([.B$2:.B$1250])" office:value-type="percentage" office:value="0.000214686059974084" calcext:value-type="percentage">
            <text:p/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3" calcext:value-type="float">
            <text:p>3</text:p>
          </table:table-cell>
          <table:table-cell table:formula="of:=SUM([.B360:.B$1250])/SUM([.B$2:.B$1250])" office:value-type="percentage" office:value="0.00021085238033169" calcext:value-type="percentage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B361:.B$1250])/SUM([.B$2:.B$1250])" office:value-type="percentage" office:value="0.000205101860868098" calcext:value-type="percentage">
            <text:p/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" calcext:value-type="float">
            <text:p>1</text:p>
          </table:table-cell>
          <table:table-cell table:formula="of:=SUM([.B362:.B$1250])/SUM([.B$2:.B$1250])" office:value-type="percentage" office:value="0.000201268181225704" calcext:value-type="percentage">
            <text:p/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" calcext:value-type="float">
            <text:p>1</text:p>
          </table:table-cell>
          <table:table-cell table:formula="of:=SUM([.B363:.B$1250])/SUM([.B$2:.B$1250])" office:value-type="percentage" office:value="0.000199351341404507" calcext:value-type="percentage">
            <text:p/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" calcext:value-type="float">
            <text:p>1</text:p>
          </table:table-cell>
          <table:table-cell table:formula="of:=SUM([.B364:.B$1250])/SUM([.B$2:.B$1250])" office:value-type="percentage" office:value="0.00019743450158331" calcext:value-type="percentage">
            <text:p/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" calcext:value-type="float">
            <text:p>1</text:p>
          </table:table-cell>
          <table:table-cell table:formula="of:=SUM([.B365:.B$1250])/SUM([.B$2:.B$1250])" office:value-type="percentage" office:value="0.000195517661762113" calcext:value-type="percentage">
            <text:p/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table:formula="of:=SUM([.B366:.B$1250])/SUM([.B$2:.B$1250])" office:value-type="percentage" office:value="0.000193600821940915" calcext:value-type="percentage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B367:.B$1250])/SUM([.B$2:.B$1250])" office:value-type="percentage" office:value="0.000191683982119718" calcext:value-type="percentage">
            <text:p/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2" calcext:value-type="float">
            <text:p>2</text:p>
          </table:table-cell>
          <table:table-cell table:formula="of:=SUM([.B368:.B$1250])/SUM([.B$2:.B$1250])" office:value-type="percentage" office:value="0.000185933462656127" calcext:value-type="percentage">
            <text:p/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" calcext:value-type="float">
            <text:p>1</text:p>
          </table:table-cell>
          <table:table-cell table:formula="of:=SUM([.B369:.B$1250])/SUM([.B$2:.B$1250])" office:value-type="percentage" office:value="0.000182099783013732" calcext:value-type="percentage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SUM([.B370:.B$1250])/SUM([.B$2:.B$1250])" office:value-type="percentage" office:value="0.000180182943192535" calcext:value-type="percentage">
            <text:p/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" calcext:value-type="float">
            <text:p>1</text:p>
          </table:table-cell>
          <table:table-cell table:formula="of:=SUM([.B371:.B$1250])/SUM([.B$2:.B$1250])" office:value-type="percentage" office:value="0.000174432423728944" calcext:value-type="percentage">
            <text:p/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1" calcext:value-type="float">
            <text:p>1</text:p>
          </table:table-cell>
          <table:table-cell table:formula="of:=SUM([.B372:.B$1250])/SUM([.B$2:.B$1250])" office:value-type="percentage" office:value="0.000172515583907746" calcext:value-type="percentage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SUM([.B373:.B$1250])/SUM([.B$2:.B$1250])" office:value-type="percentage" office:value="0.000170598744086549" calcext:value-type="percentage">
            <text:p/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table:formula="of:=SUM([.B374:.B$1250])/SUM([.B$2:.B$1250])" office:value-type="percentage" office:value="0.00016293138480176" calcext:value-type="percentage">
            <text:p/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1" calcext:value-type="float">
            <text:p>1</text:p>
          </table:table-cell>
          <table:table-cell table:formula="of:=SUM([.B375:.B$1250])/SUM([.B$2:.B$1250])" office:value-type="percentage" office:value="0.000161014544980563" calcext:value-type="percentage">
            <text:p/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" calcext:value-type="float">
            <text:p>1</text:p>
          </table:table-cell>
          <table:table-cell table:formula="of:=SUM([.B376:.B$1250])/SUM([.B$2:.B$1250])" office:value-type="percentage" office:value="0.000159097705159366" calcext:value-type="percentage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SUM([.B377:.B$1250])/SUM([.B$2:.B$1250])" office:value-type="percentage" office:value="0.000157180865338169" calcext:value-type="percentage">
            <text:p/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" calcext:value-type="float">
            <text:p>1</text:p>
          </table:table-cell>
          <table:table-cell table:formula="of:=SUM([.B378:.B$1250])/SUM([.B$2:.B$1250])" office:value-type="percentage" office:value="0.00014951350605338" calcext:value-type="percentage">
            <text:p/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1" calcext:value-type="float">
            <text:p>1</text:p>
          </table:table-cell>
          <table:table-cell table:formula="of:=SUM([.B379:.B$1250])/SUM([.B$2:.B$1250])" office:value-type="percentage" office:value="0.000147596666232183" calcext:value-type="percentage">
            <text:p/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2" calcext:value-type="float">
            <text:p>2</text:p>
          </table:table-cell>
          <table:table-cell table:formula="of:=SUM([.B380:.B$1250])/SUM([.B$2:.B$1250])" office:value-type="percentage" office:value="0.000145679826410986" calcext:value-type="percentage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SUM([.B381:.B$1250])/SUM([.B$2:.B$1250])" office:value-type="percentage" office:value="0.000141846146768591" calcext:value-type="percentage">
            <text:p/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2" calcext:value-type="float">
            <text:p>2</text:p>
          </table:table-cell>
          <table:table-cell table:formula="of:=SUM([.B382:.B$1250])/SUM([.B$2:.B$1250])" office:value-type="percentage" office:value="0.000138012467126197" calcext:value-type="percentage">
            <text:p/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" calcext:value-type="float">
            <text:p>1</text:p>
          </table:table-cell>
          <table:table-cell table:formula="of:=SUM([.B383:.B$1250])/SUM([.B$2:.B$1250])" office:value-type="percentage" office:value="0.000134178787483803" calcext:value-type="percentage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B384:.B$1250])/SUM([.B$2:.B$1250])" office:value-type="percentage" office:value="0.000132261947662606" calcext:value-type="percentage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SUM([.B385:.B$1250])/SUM([.B$2:.B$1250])" office:value-type="percentage" office:value="0.000128428268020211" calcext:value-type="percentage">
            <text:p/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1" calcext:value-type="float">
            <text:p>1</text:p>
          </table:table-cell>
          <table:table-cell table:formula="of:=SUM([.B386:.B$1250])/SUM([.B$2:.B$1250])" office:value-type="percentage" office:value="0.000124594588377817" calcext:value-type="percentage">
            <text:p/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1" calcext:value-type="float">
            <text:p>1</text:p>
          </table:table-cell>
          <table:table-cell table:formula="of:=SUM([.B387:.B$1250])/SUM([.B$2:.B$1250])" office:value-type="percentage" office:value="0.00012267774855662" calcext:value-type="percentage">
            <text:p/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1" calcext:value-type="float">
            <text:p>1</text:p>
          </table:table-cell>
          <table:table-cell table:formula="of:=SUM([.B388:.B$1250])/SUM([.B$2:.B$1250])" office:value-type="percentage" office:value="0.000120760908735422" calcext:value-type="percentage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SUM([.B389:.B$1250])/SUM([.B$2:.B$1250])" office:value-type="percentage" office:value="0.000118844068914225" calcext:value-type="percentage">
            <text:p/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" calcext:value-type="float">
            <text:p>1</text:p>
          </table:table-cell>
          <table:table-cell table:formula="of:=SUM([.B390:.B$1250])/SUM([.B$2:.B$1250])" office:value-type="percentage" office:value="0.000116927229093028" calcext:value-type="percentage">
            <text:p/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1" calcext:value-type="float">
            <text:p>1</text:p>
          </table:table-cell>
          <table:table-cell table:formula="of:=SUM([.B391:.B$1250])/SUM([.B$2:.B$1250])" office:value-type="percentage" office:value="0.000115010389271831" calcext:value-type="percentage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SUM([.B392:.B$1250])/SUM([.B$2:.B$1250])" office:value-type="percentage" office:value="0.000113093549450634" calcext:value-type="percentage">
            <text:p/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1" calcext:value-type="float">
            <text:p>1</text:p>
          </table:table-cell>
          <table:table-cell table:formula="of:=SUM([.B393:.B$1250])/SUM([.B$2:.B$1250])" office:value-type="percentage" office:value="0.000107343029987042" calcext:value-type="percentage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SUM([.B394:.B$1250])/SUM([.B$2:.B$1250])" office:value-type="percentage" office:value="0.000105426190165845" calcext:value-type="percentage">
            <text:p/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" calcext:value-type="float">
            <text:p>1</text:p>
          </table:table-cell>
          <table:table-cell table:formula="of:=SUM([.B395:.B$1250])/SUM([.B$2:.B$1250])" office:value-type="percentage" office:value="0.000101592510523451" calcext:value-type="percentage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SUM([.B396:.B$1250])/SUM([.B$2:.B$1250])" office:value-type="percentage" office:value="0.0000996756707022534" calcext:value-type="percentage">
            <text:p/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1" calcext:value-type="float">
            <text:p>1</text:p>
          </table:table-cell>
          <table:table-cell table:formula="of:=SUM([.B397:.B$1250])/SUM([.B$2:.B$1250])" office:value-type="percentage" office:value="0.0000958419910598591" calcext:value-type="percentage">
            <text:p/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formula="of:=SUM([.B398:.B$1250])/SUM([.B$2:.B$1250])" office:value-type="percentage" office:value="0.0000939251512386619" calcext:value-type="percentage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SUM([.B399:.B$1250])/SUM([.B$2:.B$1250])" office:value-type="percentage" office:value="0.0000920083114174647" calcext:value-type="percentage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400:.B$1250])/SUM([.B$2:.B$1250])" office:value-type="percentage" office:value="0.0000900914715962675" calcext:value-type="percentage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B401:.B$1250])/SUM([.B$2:.B$1250])" office:value-type="percentage" office:value="0.0000862577919538732" calcext:value-type="percentage">
            <text:p/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1" calcext:value-type="float">
            <text:p>1</text:p>
          </table:table-cell>
          <table:table-cell table:formula="of:=SUM([.B402:.B$1250])/SUM([.B$2:.B$1250])" office:value-type="percentage" office:value="0.000084340952132676" calcext:value-type="percentage">
            <text:p/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1" calcext:value-type="float">
            <text:p>1</text:p>
          </table:table-cell>
          <table:table-cell table:formula="of:=SUM([.B403:.B$1250])/SUM([.B$2:.B$1250])" office:value-type="percentage" office:value="0.0000824241123114788" calcext:value-type="percentage">
            <text:p/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1" calcext:value-type="float">
            <text:p>1</text:p>
          </table:table-cell>
          <table:table-cell table:formula="of:=SUM([.B404:.B$1250])/SUM([.B$2:.B$1250])" office:value-type="percentage" office:value="0.0000805072724902816" calcext:value-type="percentage">
            <text:p/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1" calcext:value-type="float">
            <text:p>1</text:p>
          </table:table-cell>
          <table:table-cell table:formula="of:=SUM([.B405:.B$1250])/SUM([.B$2:.B$1250])" office:value-type="percentage" office:value="0.0000785904326690844" calcext:value-type="percentage">
            <text:p/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1" calcext:value-type="float">
            <text:p>1</text:p>
          </table:table-cell>
          <table:table-cell table:formula="of:=SUM([.B406:.B$1250])/SUM([.B$2:.B$1250])" office:value-type="percentage" office:value="0.0000766735928478872" calcext:value-type="percentage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407:.B$1250])/SUM([.B$2:.B$1250])" office:value-type="percentage" office:value="0.0000747567530266901" calcext:value-type="percentage">
            <text:p/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2" calcext:value-type="float">
            <text:p>2</text:p>
          </table:table-cell>
          <table:table-cell table:formula="of:=SUM([.B408:.B$1250])/SUM([.B$2:.B$1250])" office:value-type="percentage" office:value="0.0000728399132054929" calcext:value-type="percentage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SUM([.B409:.B$1250])/SUM([.B$2:.B$1250])" office:value-type="percentage" office:value="0.0000690062335630985" calcext:value-type="percentage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SUM([.B410:.B$1250])/SUM([.B$2:.B$1250])" office:value-type="percentage" office:value="0.0000670893937419014" calcext:value-type="percentage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SUM([.B411:.B$1250])/SUM([.B$2:.B$1250])" office:value-type="percentage" office:value="0.0000651725539207042" calcext:value-type="percentage">
            <text:p/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1" calcext:value-type="float">
            <text:p>1</text:p>
          </table:table-cell>
          <table:table-cell table:formula="of:=SUM([.B412:.B$1250])/SUM([.B$2:.B$1250])" office:value-type="percentage" office:value="0.000063255714099507" calcext:value-type="percentage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SUM([.B413:.B$1250])/SUM([.B$2:.B$1250])" office:value-type="percentage" office:value="0.0000613388742783098" calcext:value-type="percentage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SUM([.B414:.B$1250])/SUM([.B$2:.B$1250])" office:value-type="percentage" office:value="0.0000594220344571126" calcext:value-type="percentage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B415:.B$1250])/SUM([.B$2:.B$1250])" office:value-type="percentage" office:value="0.0000575051946359154" calcext:value-type="percentage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SUM([.B416:.B$1250])/SUM([.B$2:.B$1250])" office:value-type="percentage" office:value="0.0000555883548147183" calcext:value-type="percentage">
            <text:p/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formula="of:=SUM([.B417:.B$1250])/SUM([.B$2:.B$1250])" office:value-type="percentage" office:value="0.0000536715149935211" calcext:value-type="percentage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SUM([.B418:.B$1250])/SUM([.B$2:.B$1250])" office:value-type="percentage" office:value="0.0000517546751723239" calcext:value-type="percentage">
            <text:p/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" calcext:value-type="float">
            <text:p>1</text:p>
          </table:table-cell>
          <table:table-cell table:formula="of:=SUM([.B419:.B$1250])/SUM([.B$2:.B$1250])" office:value-type="percentage" office:value="0.0000498378353511267" calcext:value-type="percentage">
            <text:p/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" calcext:value-type="float">
            <text:p>1</text:p>
          </table:table-cell>
          <table:table-cell table:formula="of:=SUM([.B420:.B$1250])/SUM([.B$2:.B$1250])" office:value-type="percentage" office:value="0.0000479209955299295" calcext:value-type="percentage">
            <text:p/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1" calcext:value-type="float">
            <text:p>1</text:p>
          </table:table-cell>
          <table:table-cell table:formula="of:=SUM([.B421:.B$1250])/SUM([.B$2:.B$1250])" office:value-type="percentage" office:value="0.0000460041557087324" calcext:value-type="percentage">
            <text:p/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SUM([.B422:.B$1250])/SUM([.B$2:.B$1250])" office:value-type="percentage" office:value="0.0000440873158875352" calcext:value-type="percentage">
            <text:p/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1" calcext:value-type="float">
            <text:p>1</text:p>
          </table:table-cell>
          <table:table-cell table:formula="of:=SUM([.B423:.B$1250])/SUM([.B$2:.B$1250])" office:value-type="percentage" office:value="0.000042170476066338" calcext:value-type="percentage">
            <text:p/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1" calcext:value-type="float">
            <text:p>1</text:p>
          </table:table-cell>
          <table:table-cell table:formula="of:=SUM([.B424:.B$1250])/SUM([.B$2:.B$1250])" office:value-type="percentage" office:value="0.0000402536362451408" calcext:value-type="percentage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SUM([.B425:.B$1250])/SUM([.B$2:.B$1250])" office:value-type="percentage" office:value="0.0000383367964239436" calcext:value-type="percentage">
            <text:p/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1" calcext:value-type="float">
            <text:p>1</text:p>
          </table:table-cell>
          <table:table-cell table:formula="of:=SUM([.B426:.B$1250])/SUM([.B$2:.B$1250])" office:value-type="percentage" office:value="0.0000364199566027464" calcext:value-type="percentage">
            <text:p/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1" calcext:value-type="float">
            <text:p>1</text:p>
          </table:table-cell>
          <table:table-cell table:formula="of:=SUM([.B427:.B$1250])/SUM([.B$2:.B$1250])" office:value-type="percentage" office:value="0.0000345031167815493" calcext:value-type="percentage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SUM([.B428:.B$1250])/SUM([.B$2:.B$1250])" office:value-type="percentage" office:value="0.0000325862769603521" calcext:value-type="percentage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SUM([.B429:.B$1250])/SUM([.B$2:.B$1250])" office:value-type="percentage" office:value="0.0000306694371391549" calcext:value-type="percentage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SUM([.B430:.B$1250])/SUM([.B$2:.B$1250])" office:value-type="percentage" office:value="0.0000287525973179577" calcext:value-type="percentage">
            <text:p/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1" calcext:value-type="float">
            <text:p>1</text:p>
          </table:table-cell>
          <table:table-cell table:formula="of:=SUM([.B431:.B$1250])/SUM([.B$2:.B$1250])" office:value-type="percentage" office:value="0.0000268357574967605" calcext:value-type="percentage">
            <text:p/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1" calcext:value-type="float">
            <text:p>1</text:p>
          </table:table-cell>
          <table:table-cell table:formula="of:=SUM([.B432:.B$1250])/SUM([.B$2:.B$1250])" office:value-type="percentage" office:value="0.0000249189176755634" calcext:value-type="percentage">
            <text:p/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1" calcext:value-type="float">
            <text:p>1</text:p>
          </table:table-cell>
          <table:table-cell table:formula="of:=SUM([.B433:.B$1250])/SUM([.B$2:.B$1250])" office:value-type="percentage" office:value="0.0000230020778543662" calcext:value-type="percentage">
            <text:p/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1" calcext:value-type="float">
            <text:p>1</text:p>
          </table:table-cell>
          <table:table-cell table:formula="of:=SUM([.B434:.B$1250])/SUM([.B$2:.B$1250])" office:value-type="percentage" office:value="0.000021085238033169" calcext:value-type="percentage">
            <text:p/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1" calcext:value-type="float">
            <text:p>1</text:p>
          </table:table-cell>
          <table:table-cell table:formula="of:=SUM([.B435:.B$1250])/SUM([.B$2:.B$1250])" office:value-type="percentage" office:value="0.0000191683982119718" calcext:value-type="percentage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formula="of:=SUM([.B436:.B$1250])/SUM([.B$2:.B$1250])" office:value-type="percentage" office:value="0.0000172515583907746" calcext:value-type="percentage">
            <text:p/>
          </table:table-cell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1" calcext:value-type="float">
            <text:p>1</text:p>
          </table:table-cell>
          <table:table-cell table:formula="of:=SUM([.B437:.B$1250])/SUM([.B$2:.B$1250])" office:value-type="percentage" office:value="0.0000153347185695775" calcext:value-type="percentage">
            <text:p/>
          </table:table-cell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1" calcext:value-type="float">
            <text:p>1</text:p>
          </table:table-cell>
          <table:table-cell table:formula="of:=SUM([.B438:.B$1250])/SUM([.B$2:.B$1250])" office:value-type="percentage" office:value="0.0000134178787483803" calcext:value-type="percentage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formula="of:=SUM([.B439:.B$1250])/SUM([.B$2:.B$1250])" office:value-type="percentage" office:value="0.0000115010389271831" calcext:value-type="percentage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formula="of:=SUM([.B440:.B$1250])/SUM([.B$2:.B$1250])" office:value-type="percentage" office:value="0.00000958419910598591" calcext:value-type="percentage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formula="of:=SUM([.B441:.B$1250])/SUM([.B$2:.B$1250])" office:value-type="percentage" office:value="0.00000766735928478873" calcext:value-type="percentage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formula="of:=SUM([.B442:.B$1250])/SUM([.B$2:.B$1250])" office:value-type="percentage" office:value="0.00000575051946359154" calcext:value-type="percentage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formula="of:=SUM([.B443:.B$1250])/SUM([.B$2:.B$1250])" office:value-type="percentage" office:value="0.00000383367964239436" calcext:value-type="percentage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formula="of:=SUM([.B444:.B$1250])/SUM([.B$2:.B$1250])" office:value-type="percentage" office:value="0.00000191683982119718" calcext:value-type="percentage">
            <text:p/>
          </table:table-cell>
        </table:table-row>
        <table:table-row table:style-name="ro1" table:number-rows-repeated="80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5.1591in" svg:height="8.5264in" svg:x="5.9087in" svg:y="0.4472in">
            <draw:object draw:notify-on-update-of-ranges="Sheet2.A1:Sheet2.A1 Sheet2.A2:Sheet2.A101 Sheet2.B1:Sheet2.B1 Sheet2.B2:Sheet2.B1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4.1169in" svg:height="8.3972in" svg:x="6.2035in" svg:y="9.4748in">
            <draw:object draw:notify-on-update-of-ranges="Sheet2.A1:Sheet2.A1 Sheet2.C2:Sheet2.C101 Sheet2.A2:Sheet2.A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vgNOfClicks</text:p>
          </table:table-cell>
          <table:table-cell office:value-type="string" calcext:value-type="string">
            <text:p>NofUserssWithThisAvgNOfClicks</text:p>
          </table:table-cell>
          <table:table-cell table:style-name="Default" office:value-type="string" calcext:value-type="string">
            <text:p>cumulative NofQuer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548" calcext:value-type="float">
            <text:p>320548</text:p>
          </table:table-cell>
          <table:table-cell table:formula="of:=SUM([.B2:.B$1250])/SUM([.B$2:.B$1250])" office:value-type="percentage" office:value="1" calcext:value-type="percentage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660" calcext:value-type="float">
            <text:p>132660</text:p>
          </table:table-cell>
          <table:table-cell table:formula="of:=SUM([.B3:.B$1250])/SUM([.B$2:.B$1250])" office:value-type="percentage" office:value="0.385560828994886" calcext:value-type="percentage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485" calcext:value-type="float">
            <text:p>37485</text:p>
          </table:table-cell>
          <table:table-cell table:formula="of:=SUM([.B4:.B$1250])/SUM([.B$2:.B$1250])" office:value-type="percentage" office:value="0.131272858314868" calcext:value-type="percentage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90" calcext:value-type="float">
            <text:p>13690</text:p>
          </table:table-cell>
          <table:table-cell table:formula="of:=SUM([.B5:.B$1250])/SUM([.B$2:.B$1250])" office:value-type="percentage" office:value="0.0594201176172914" calcext:value-type="percentage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81" calcext:value-type="float">
            <text:p>6481</text:p>
          </table:table-cell>
          <table:table-cell table:formula="of:=SUM([.B6:.B$1250])/SUM([.B$2:.B$1250])" office:value-type="percentage" office:value="0.033178580465102" calcext:value-type="percentage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0" calcext:value-type="float">
            <text:p>3330</text:p>
          </table:table-cell>
          <table:table-cell table:formula="of:=SUM([.B7:.B$1250])/SUM([.B$2:.B$1250])" office:value-type="percentage" office:value="0.0207555415839231" calcext:value-type="percentage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table:formula="of:=SUM([.B8:.B$1250])/SUM([.B$2:.B$1250])" office:value-type="percentage" office:value="0.0143724649793365" calcext:value-type="percentage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8" calcext:value-type="float">
            <text:p>1338</text:p>
          </table:table-cell>
          <table:table-cell table:formula="of:=SUM([.B9:.B$1250])/SUM([.B$2:.B$1250])" office:value-type="percentage" office:value="0.0105368684971209" calcext:value-type="percentage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" calcext:value-type="float">
            <text:p>901</text:p>
          </table:table-cell>
          <table:table-cell table:formula="of:=SUM([.B10:.B$1250])/SUM([.B$2:.B$1250])" office:value-type="percentage" office:value="0.00797213681635908" calcext:value-type="percentage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table:formula="of:=SUM([.B11:.B$1250])/SUM([.B$2:.B$1250])" office:value-type="percentage" office:value="0.00624506413746042" calcext:value-type="percentage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2" calcext:value-type="float">
            <text:p>462</text:p>
          </table:table-cell>
          <table:table-cell table:formula="of:=SUM([.B12:.B$1250])/SUM([.B$2:.B$1250])" office:value-type="percentage" office:value="0.00501253613243063" calcext:value-type="percentage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</text:p>
          </table:table-cell>
          <table:table-cell table:formula="of:=SUM([.B13:.B$1250])/SUM([.B$2:.B$1250])" office:value-type="percentage" office:value="0.00412695613503753" calcext:value-type="percentage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2" calcext:value-type="float">
            <text:p>282</text:p>
          </table:table-cell>
          <table:table-cell table:formula="of:=SUM([.B14:.B$1250])/SUM([.B$2:.B$1250])" office:value-type="percentage" office:value="0.0034656463967245" calcext:value-type="percentage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9" calcext:value-type="float">
            <text:p>189</text:p>
          </table:table-cell>
          <table:table-cell table:formula="of:=SUM([.B15:.B$1250])/SUM([.B$2:.B$1250])" office:value-type="percentage" office:value="0.0029250975671469" calcext:value-type="percentage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table:formula="of:=SUM([.B16:.B$1250])/SUM([.B$2:.B$1250])" office:value-type="percentage" office:value="0.00256281484094063" calcext:value-type="percentage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SUM([.B17:.B$1250])/SUM([.B$2:.B$1250])" office:value-type="percentage" office:value="0.00220819947401915" calcext:value-type="percentage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table:formula="of:=SUM([.B18:.B$1250])/SUM([.B$2:.B$1250])" office:value-type="percentage" office:value="0.00196284397690591" calcext:value-type="percentage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formula="of:=SUM([.B19:.B$1250])/SUM([.B$2:.B$1250])" office:value-type="percentage" office:value="0.00175007475675303" calcext:value-type="percentage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table:formula="of:=SUM([.B20:.B$1250])/SUM([.B$2:.B$1250])" office:value-type="percentage" office:value="0.0015641412940969" calcext:value-type="percentage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formula="of:=SUM([.B21:.B$1250])/SUM([.B$2:.B$1250])" office:value-type="percentage" office:value="0.00138779203054676" calcext:value-type="percentage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formula="of:=SUM([.B22:.B$1250])/SUM([.B$2:.B$1250])" office:value-type="percentage" office:value="0.00124977956342056" calcext:value-type="percentage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SUM([.B23:.B$1250])/SUM([.B$2:.B$1250])" office:value-type="percentage" office:value="0.00114051969361232" calcext:value-type="percentage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SUM([.B24:.B$1250])/SUM([.B$2:.B$1250])" office:value-type="percentage" office:value="0.00103509350344648" calcext:value-type="percentage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SUM([.B25:.B$1250])/SUM([.B$2:.B$1250])" office:value-type="percentage" office:value="0.000971837789346971" calcext:value-type="percentage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SUM([.B26:.B$1250])/SUM([.B$2:.B$1250])" office:value-type="percentage" office:value="0.000875995798287112" calcext:value-type="percentage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SUM([.B27:.B$1250])/SUM([.B$2:.B$1250])" office:value-type="percentage" office:value="0.000803155885081619" calcext:value-type="percentage">
            <text:p/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formula="of:=SUM([.B28:.B$1250])/SUM([.B$2:.B$1250])" office:value-type="percentage" office:value="0.000757151729372887" calcext:value-type="percentage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SUM([.B29:.B$1250])/SUM([.B$2:.B$1250])" office:value-type="percentage" office:value="0.000705397054200563" calcext:value-type="percentage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SUM([.B30:.B$1250])/SUM([.B$2:.B$1250])" office:value-type="percentage" office:value="0.000661309738313028" calcext:value-type="percentage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SUM([.B31:.B$1250])/SUM([.B$2:.B$1250])" office:value-type="percentage" office:value="0.000609555063140704" calcext:value-type="percentage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SUM([.B32:.B$1250])/SUM([.B$2:.B$1250])" office:value-type="percentage" office:value="0.00055780038796838" calcext:value-type="percentage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SUM([.B33:.B$1250])/SUM([.B$2:.B$1250])" office:value-type="percentage" office:value="0.000519463591544436" calcext:value-type="percentage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SUM([.B34:.B$1250])/SUM([.B$2:.B$1250])" office:value-type="percentage" office:value="0.000481126795120493" calcext:value-type="percentage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SUM([.B35:.B$1250])/SUM([.B$2:.B$1250])" office:value-type="percentage" office:value="0.000456207877444929" calcext:value-type="percentage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SUM([.B36:.B$1250])/SUM([.B$2:.B$1250])" office:value-type="percentage" office:value="0.000425538440305774" calcext:value-type="percentage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SUM([.B37:.B$1250])/SUM([.B$2:.B$1250])" office:value-type="percentage" office:value="0.000404453202272605" calcext:value-type="percentage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SUM([.B38:.B$1250])/SUM([.B$2:.B$1250])" office:value-type="percentage" office:value="0.000385284804060633" calcext:value-type="percentage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SUM([.B39:.B$1250])/SUM([.B$2:.B$1250])" office:value-type="percentage" office:value="0.000366116405848662" calcext:value-type="percentage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SUM([.B40:.B$1250])/SUM([.B$2:.B$1250])" office:value-type="percentage" office:value="0.000350781687279084" calcext:value-type="percentage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SUM([.B41:.B$1250])/SUM([.B$2:.B$1250])" office:value-type="percentage" office:value="0.000329696449245915" calcext:value-type="percentage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SUM([.B42:.B$1250])/SUM([.B$2:.B$1250])" office:value-type="percentage" office:value="0.000318195410318732" calcext:value-type="percentage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SUM([.B43:.B$1250])/SUM([.B$2:.B$1250])" office:value-type="percentage" office:value="0.000304777531570352" calcext:value-type="percentage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SUM([.B44:.B$1250])/SUM([.B$2:.B$1250])" office:value-type="percentage" office:value="0.000291359652821972" calcext:value-type="percentage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SUM([.B45:.B$1250])/SUM([.B$2:.B$1250])" office:value-type="percentage" office:value="0.000279858613894788" calcext:value-type="percentage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B46:.B$1250])/SUM([.B$2:.B$1250])" office:value-type="percentage" office:value="0.000266440735146408" calcext:value-type="percentage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SUM([.B47:.B$1250])/SUM([.B$2:.B$1250])" office:value-type="percentage" office:value="0.000247272336934436" calcext:value-type="percentage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SUM([.B48:.B$1250])/SUM([.B$2:.B$1250])" office:value-type="percentage" office:value="0.00023768813782845" calcext:value-type="percentage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SUM([.B49:.B$1250])/SUM([.B$2:.B$1250])" office:value-type="percentage" office:value="0.000222353419258873" calcext:value-type="percentage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SUM([.B50:.B$1250])/SUM([.B$2:.B$1250])" office:value-type="percentage" office:value="0.000205101860868098" calcext:value-type="percentage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B51:.B$1250])/SUM([.B$2:.B$1250])" office:value-type="percentage" office:value="0.00019743450158331" calcext:value-type="percentage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SUM([.B52:.B$1250])/SUM([.B$2:.B$1250])" office:value-type="percentage" office:value="0.000191683982119718" calcext:value-type="percentage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SUM([.B53:.B$1250])/SUM([.B$2:.B$1250])" office:value-type="percentage" office:value="0.000180182943192535" calcext:value-type="percentage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SUM([.B54:.B$1250])/SUM([.B$2:.B$1250])" office:value-type="percentage" office:value="0.000170598744086549" calcext:value-type="percentage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formula="of:=SUM([.B55:.B$1250])/SUM([.B$2:.B$1250])" office:value-type="percentage" office:value="0.000157180865338169" calcext:value-type="percentage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SUM([.B56:.B$1250])/SUM([.B$2:.B$1250])" office:value-type="percentage" office:value="0.000141846146768591" calcext:value-type="percentage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B57:.B$1250])/SUM([.B$2:.B$1250])" office:value-type="percentage" office:value="0.000132261947662606" calcext:value-type="percentage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SUM([.B58:.B$1250])/SUM([.B$2:.B$1250])" office:value-type="percentage" office:value="0.000128428268020211" calcext:value-type="percentage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B59:.B$1250])/SUM([.B$2:.B$1250])" office:value-type="percentage" office:value="0.000118844068914225" calcext:value-type="percentage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SUM([.B60:.B$1250])/SUM([.B$2:.B$1250])" office:value-type="percentage" office:value="0.000113093549450634" calcext:value-type="percentage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B61:.B$1250])/SUM([.B$2:.B$1250])" office:value-type="percentage" office:value="0.000105426190165845" calcext:value-type="percentage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SUM([.B62:.B$1250])/SUM([.B$2:.B$1250])" office:value-type="percentage" office:value="0.0000996756707022534" calcext:value-type="percentage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SUM([.B63:.B$1250])/SUM([.B$2:.B$1250])" office:value-type="percentage" office:value="0.0000920083114174647" calcext:value-type="percentage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SUM([.B64:.B$1250])/SUM([.B$2:.B$1250])" office:value-type="percentage" office:value="0.0000900914715962675" calcext:value-type="percentage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B65:.B$1250])/SUM([.B$2:.B$1250])" office:value-type="percentage" office:value="0.0000862577919538732" calcext:value-type="percentage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SUM([.B66:.B$1250])/SUM([.B$2:.B$1250])" office:value-type="percentage" office:value="0.0000824241123114788" calcext:value-type="percentage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SUM([.B67:.B$1250])/SUM([.B$2:.B$1250])" office:value-type="percentage" office:value="0.0000805072724902816" calcext:value-type="percentage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SUM([.B68:.B$1250])/SUM([.B$2:.B$1250])" office:value-type="percentage" office:value="0.0000785904326690844" calcext:value-type="percentage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69:.B$1250])/SUM([.B$2:.B$1250])" office:value-type="percentage" office:value="0.0000747567530266901" calcext:value-type="percentage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B70:.B$1250])/SUM([.B$2:.B$1250])" office:value-type="percentage" office:value="0.0000728399132054929" calcext:value-type="percentage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SUM([.B71:.B$1250])/SUM([.B$2:.B$1250])" office:value-type="percentage" office:value="0.0000690062335630985" calcext:value-type="percentage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SUM([.B72:.B$1250])/SUM([.B$2:.B$1250])" office:value-type="percentage" office:value="0.0000670893937419014" calcext:value-type="percentage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SUM([.B73:.B$1250])/SUM([.B$2:.B$1250])" office:value-type="percentage" office:value="0.0000651725539207042" calcext:value-type="percentage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SUM([.B74:.B$1250])/SUM([.B$2:.B$1250])" office:value-type="percentage" office:value="0.000063255714099507" calcext:value-type="percentage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SUM([.B75:.B$1250])/SUM([.B$2:.B$1250])" office:value-type="percentage" office:value="0.0000613388742783098" calcext:value-type="percentage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SUM([.B76:.B$1250])/SUM([.B$2:.B$1250])" office:value-type="percentage" office:value="0.0000594220344571126" calcext:value-type="percentage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B77:.B$1250])/SUM([.B$2:.B$1250])" office:value-type="percentage" office:value="0.0000575051946359154" calcext:value-type="percentage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SUM([.B78:.B$1250])/SUM([.B$2:.B$1250])" office:value-type="percentage" office:value="0.0000555883548147183" calcext:value-type="percentage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SUM([.B79:.B$1250])/SUM([.B$2:.B$1250])" office:value-type="percentage" office:value="0.0000517546751723239" calcext:value-type="percentage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SUM([.B80:.B$1250])/SUM([.B$2:.B$1250])" office:value-type="percentage" office:value="0.0000498378353511267" calcext:value-type="percentage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SUM([.B81:.B$1250])/SUM([.B$2:.B$1250])" office:value-type="percentage" office:value="0.0000460041557087324" calcext:value-type="percentage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SUM([.B82:.B$1250])/SUM([.B$2:.B$1250])" office:value-type="percentage" office:value="0.0000440873158875352" calcext:value-type="percentage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SUM([.B83:.B$1250])/SUM([.B$2:.B$1250])" office:value-type="percentage" office:value="0.000042170476066338" calcext:value-type="percentage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SUM([.B84:.B$1250])/SUM([.B$2:.B$1250])" office:value-type="percentage" office:value="0.0000402536362451408" calcext:value-type="percentage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85:.B$1250])/SUM([.B$2:.B$1250])" office:value-type="percentage" office:value="0.0000383367964239436" calcext:value-type="percentage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SUM([.B86:.B$1250])/SUM([.B$2:.B$1250])" office:value-type="percentage" office:value="0.0000325862769603521" calcext:value-type="percentage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SUM([.B87:.B$1250])/SUM([.B$2:.B$1250])" office:value-type="percentage" office:value="0.0000306694371391549" calcext:value-type="percentage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SUM([.B88:.B$1250])/SUM([.B$2:.B$1250])" office:value-type="percentage" office:value="0.0000287525973179577" calcext:value-type="percentage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SUM([.B89:.B$1250])/SUM([.B$2:.B$1250])" office:value-type="percentage" office:value="0.0000268357574967605" calcext:value-type="percentage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SUM([.B90:.B$1250])/SUM([.B$2:.B$1250])" office:value-type="percentage" office:value="0.0000230020778543662" calcext:value-type="percentage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SUM([.B91:.B$1250])/SUM([.B$2:.B$1250])" office:value-type="percentage" office:value="0.000021085238033169" calcext:value-type="percentage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SUM([.B92:.B$1250])/SUM([.B$2:.B$1250])" office:value-type="percentage" office:value="0.0000191683982119718" calcext:value-type="percentage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formula="of:=SUM([.B93:.B$1250])/SUM([.B$2:.B$1250])" office:value-type="percentage" office:value="0.0000172515583907746" calcext:value-type="percentage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SUM([.B94:.B$1250])/SUM([.B$2:.B$1250])" office:value-type="percentage" office:value="0.0000153347185695775" calcext:value-type="percentage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SUM([.B95:.B$1250])/SUM([.B$2:.B$1250])" office:value-type="percentage" office:value="0.0000134178787483803" calcext:value-type="percentage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formula="of:=SUM([.B96:.B$1250])/SUM([.B$2:.B$1250])" office:value-type="percentage" office:value="0.0000115010389271831" calcext:value-type="percentage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formula="of:=SUM([.B97:.B$1250])/SUM([.B$2:.B$1250])" office:value-type="percentage" office:value="0.00000958419910598591" calcext:value-type="percentage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formula="of:=SUM([.B98:.B$1250])/SUM([.B$2:.B$1250])" office:value-type="percentage" office:value="0.00000766735928478873" calcext:value-type="percentage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formula="of:=SUM([.B99:.B$1250])/SUM([.B$2:.B$1250])" office:value-type="percentage" office:value="0.00000575051946359154" calcext:value-type="percentage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formula="of:=SUM([.B100:.B$1250])/SUM([.B$2:.B$1250])" office:value-type="percentage" office:value="0.00000383367964239436" calcext:value-type="percentage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formula="of:=SUM([.B101:.B$1250])/SUM([.B$2:.B$1250])" office:value-type="percentage" office:value="0.00000191683982119718" calcext:value-type="percentage">
            <text:p/>
          </table:table-cell>
        </table:table-row>
        <table:table-row table:style-name="ro1" table:number-rows-repeated="11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_2" table:style-name="ta1">
        <table:shapes>
          <draw:frame draw:z-index="0" draw:style-name="gr1" draw:text-style-name="P1" svg:width="13.3535in" svg:height="7.511in" svg:x="0.1189in" svg:y="7.3079in">
            <draw:object draw:notify-on-update-of-ranges="Sheet1_2.A2:Sheet1_2.A20 Sheet1_2.B1:Sheet1_2.B1 Sheet1_2.B2:Sheet1_2.B2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2.8701in" svg:height="7.239in" svg:x="5.8843in" svg:y="0in">
            <draw:object draw:notify-on-update-of-ranges="Sheet1_2.A1:Sheet1_2.A1 Sheet1_2.A2:Sheet1_2.A20 Sheet1_2.C1:Sheet1_2.C1 Sheet1_2.C2:Sheet1_2.C2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AvgNOfClicks</text:p>
          </table:table-cell>
          <table:table-cell office:value-type="string" calcext:value-type="string">
            <text:p>NofUserssWithThisAvgNOfClicks</text:p>
          </table:table-cell>
          <table:table-cell table:style-name="Default"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518434" calcext:value-type="float">
            <text:p>518434</text:p>
          </table:table-cell>
          <table:table-cell table:formula="of:=[.B2]/SUM([.B$2:.B$1250])" office:value-type="percentage" office:value="0.99375493586254" calcext:value-type="percentage">
            <text:p/>
          </table:table-cell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2534" calcext:value-type="float">
            <text:p>2534</text:p>
          </table:table-cell>
          <table:table-cell table:formula="of:=[.B3]/SUM([.B$2:.B$1250])" office:value-type="percentage" office:value="0.00485727210691366" calcext:value-type="percentage">
            <text:p/>
          </table:table-cell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406" calcext:value-type="float">
            <text:p>406</text:p>
          </table:table-cell>
          <table:table-cell table:formula="of:=[.B4]/SUM([.B$2:.B$1250])" office:value-type="percentage" office:value="0.000778236967406056" calcext:value-type="percentage">
            <text:p/>
          </table:table-cell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146" calcext:value-type="float">
            <text:p>146</text:p>
          </table:table-cell>
          <table:table-cell table:formula="of:=[.B5]/SUM([.B$2:.B$1250])" office:value-type="percentage" office:value="0.000279858613894788" calcext:value-type="percentage">
            <text:p/>
          </table:table-cell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69" calcext:value-type="float">
            <text:p>69</text:p>
          </table:table-cell>
          <table:table-cell table:formula="of:=[.B6]/SUM([.B$2:.B$1250])" office:value-type="percentage" office:value="0.000132261947662606" calcext:value-type="percentage">
            <text:p/>
          </table:table-cell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48" calcext:value-type="float">
            <text:p>48</text:p>
          </table:table-cell>
          <table:table-cell table:formula="of:=[.B7]/SUM([.B$2:.B$1250])" office:value-type="percentage" office:value="0.0000920083114174647" calcext:value-type="percentage">
            <text:p/>
          </table:table-cell>
        </table:table-row>
        <table:table-row table:style-name="ro1">
          <table:table-cell office:value-type="string" calcext:value-type="string">
            <text:p>60-70</text:p>
          </table:table-cell>
          <table:table-cell office:value-type="float" office:value="13" calcext:value-type="float">
            <text:p>13</text:p>
          </table:table-cell>
          <table:table-cell table:formula="of:=[.B8]/SUM([.B$2:.B$1250])" office:value-type="percentage" office:value="0.0000249189176755634" calcext:value-type="percentage">
            <text:p/>
          </table:table-cell>
        </table:table-row>
        <table:table-row table:style-name="ro1">
          <table:table-cell office:value-type="string" calcext:value-type="string">
            <text:p>70-80</text:p>
          </table:table-cell>
          <table:table-cell office:value-type="float" office:value="11" calcext:value-type="float">
            <text:p>11</text:p>
          </table:table-cell>
          <table:table-cell table:formula="of:=[.B9]/SUM([.B$2:.B$1250])" office:value-type="percentage" office:value="0.000021085238033169" calcext:value-type="percentage">
            <text:p/>
          </table:table-cell>
        </table:table-row>
        <table:table-row table:style-name="ro1">
          <table:table-cell office:value-type="string" calcext:value-type="string">
            <text:p>80-90</text:p>
          </table:table-cell>
          <table:table-cell office:value-type="float" office:value="7" calcext:value-type="float">
            <text:p>7</text:p>
          </table:table-cell>
          <table:table-cell table:formula="of:=[.B10]/SUM([.B$2:.B$1250])" office:value-type="percentage" office:value="0.0000134178787483803" calcext:value-type="percentage">
            <text:p/>
          </table:table-cell>
        </table:table-row>
        <table:table-row table:style-name="ro1">
          <table:table-cell office:value-type="string" calcext:value-type="string">
            <text:p>90-100</text:p>
          </table:table-cell>
          <table:table-cell office:value-type="float" office:value="4" calcext:value-type="float">
            <text:p>4</text:p>
          </table:table-cell>
          <table:table-cell table:formula="of:=[.B11]/SUM([.B$2:.B$1250])" office:value-type="percentage" office:value="0.00000766735928478873" calcext:value-type="percentage">
            <text:p/>
          </table:table-cell>
        </table:table-row>
        <table:table-row table:style-name="ro1">
          <table:table-cell office:value-type="string" calcext:value-type="string">
            <text:p>100-110</text:p>
          </table:table-cell>
          <table:table-cell office:value-type="float" office:value="5" calcext:value-type="float">
            <text:p>5</text:p>
          </table:table-cell>
          <table:table-cell table:formula="of:=[.B12]/SUM([.B$2:.B$1250])" office:value-type="percentage" office:value="0.00000958419910598591" calcext:value-type="percentage">
            <text:p/>
          </table:table-cell>
        </table:table-row>
        <table:table-row table:style-name="ro1">
          <table:table-cell office:value-type="string" calcext:value-type="string">
            <text:p>110-120</text:p>
          </table:table-cell>
          <table:table-cell office:value-type="float" office:value="3" calcext:value-type="float">
            <text:p>3</text:p>
          </table:table-cell>
          <table:table-cell table:formula="of:=[.B13]/SUM([.B$2:.B$1250])" office:value-type="percentage" office:value="0.00000575051946359154" calcext:value-type="percentage">
            <text:p/>
          </table:table-cell>
        </table:table-row>
        <table:table-row table:style-name="ro1">
          <table:table-cell office:value-type="string" calcext:value-type="string">
            <text:p>120-130</text:p>
          </table:table-cell>
          <table:table-cell office:value-type="float" office:value="1" calcext:value-type="float">
            <text:p>1</text:p>
          </table:table-cell>
          <table:table-cell table:formula="of:=[.B14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130-140</text:p>
          </table:table-cell>
          <table:table-cell office:value-type="float" office:value="3" calcext:value-type="float">
            <text:p>3</text:p>
          </table:table-cell>
          <table:table-cell table:formula="of:=[.B15]/SUM([.B$2:.B$1250])" office:value-type="percentage" office:value="0.00000575051946359154" calcext:value-type="percentage">
            <text:p/>
          </table:table-cell>
        </table:table-row>
        <table:table-row table:style-name="ro1">
          <table:table-cell office:value-type="string" calcext:value-type="string">
            <text:p>160-170</text:p>
          </table:table-cell>
          <table:table-cell office:value-type="float" office:value="3" calcext:value-type="float">
            <text:p>3</text:p>
          </table:table-cell>
          <table:table-cell table:formula="of:=[.B16]/SUM([.B$2:.B$1250])" office:value-type="percentage" office:value="0.00000575051946359154" calcext:value-type="percentage">
            <text:p/>
          </table:table-cell>
        </table:table-row>
        <table:table-row table:style-name="ro1">
          <table:table-cell office:value-type="string" calcext:value-type="string">
            <text:p>170-180</text:p>
          </table:table-cell>
          <table:table-cell office:value-type="float" office:value="1" calcext:value-type="float">
            <text:p>1</text:p>
          </table:table-cell>
          <table:table-cell table:formula="of:=[.B17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180-190</text:p>
          </table:table-cell>
          <table:table-cell office:value-type="float" office:value="2" calcext:value-type="float">
            <text:p>2</text:p>
          </table:table-cell>
          <table:table-cell table:formula="of:=[.B18]/SUM([.B$2:.B$1250])" office:value-type="percentage" office:value="0.00000383367964239436" calcext:value-type="percentage">
            <text:p/>
          </table:table-cell>
        </table:table-row>
        <table:table-row table:style-name="ro1">
          <table:table-cell office:value-type="string" calcext:value-type="string">
            <text:p>610-620</text:p>
          </table:table-cell>
          <table:table-cell office:value-type="float" office:value="1" calcext:value-type="float">
            <text:p>1</text:p>
          </table:table-cell>
          <table:table-cell table:formula="of:=[.B19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620-630</text:p>
          </table:table-cell>
          <table:table-cell office:value-type="float" office:value="1" calcext:value-type="float">
            <text:p>1</text:p>
          </table:table-cell>
          <table:table-cell table:formula="of:=[.B20]/SUM([.B$2:.B$1250])" office:value-type="percentage" office:value="0.00000191683982119718" calcext:value-type="percentage">
            <text:p/>
          </table:table-cell>
        </table:table-row>
      </table:table>
      <table:table table:name="Sheet1_3" table:style-name="ta1">
        <table:shapes>
          <draw:frame draw:z-index="0" draw:style-name="gr1" draw:text-style-name="P1" svg:width="17.7717in" svg:height="9.9961in" svg:x="0.9299in" svg:y="10.7476in">
            <draw:object draw:notify-on-update-of-ranges="Sheet1_3.A2:Sheet1_3.A45 Sheet1_3.B1:Sheet1_3.B1 Sheet1_3.B2:Sheet1_3.B4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20.3811in" svg:height="11.4638in" svg:x="4.6358in" svg:y="0.0917in">
            <draw:object draw:notify-on-update-of-ranges="Sheet1_3.A1:Sheet1_3.A1 Sheet1_3.A2:Sheet1_3.A45 Sheet1_3.C1:Sheet1_3.C1 Sheet1_3.C2:Sheet1_3.C4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AvgNOfClicks</text:p>
          </table:table-cell>
          <table:table-cell office:value-type="string" calcext:value-type="string">
            <text:p>NofUserssWithThisAvgNOfClicks</text:p>
          </table:table-cell>
          <table:table-cell table:style-name="Default"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0.00-3.16</text:p>
          </table:table-cell>
          <table:table-cell office:value-type="float" office:value="469913" calcext:value-type="float">
            <text:p>469913</text:p>
          </table:table-cell>
          <table:table-cell table:formula="of:=[.B2]/SUM([.B$2:.B$1250])" office:value-type="percentage" office:value="0.900747950898231" calcext:value-type="percentage">
            <text:p/>
          </table:table-cell>
        </table:table-row>
        <table:table-row table:style-name="ro1">
          <table:table-cell office:value-type="string" calcext:value-type="string">
            <text:p>3.16-6.32</text:p>
          </table:table-cell>
          <table:table-cell office:value-type="float" office:value="42868" calcext:value-type="float">
            <text:p>42868</text:p>
          </table:table-cell>
          <table:table-cell table:formula="of:=[.B3]/SUM([.B$2:.B$1250])" office:value-type="percentage" office:value="0.0821710894550808" calcext:value-type="percentage">
            <text:p/>
          </table:table-cell>
        </table:table-row>
        <table:table-row table:style-name="ro1">
          <table:table-cell office:value-type="string" calcext:value-type="string">
            <text:p>6.32-9.49</text:p>
          </table:table-cell>
          <table:table-cell office:value-type="float" office:value="5334" calcext:value-type="float">
            <text:p>5334</text:p>
          </table:table-cell>
          <table:table-cell table:formula="of:=[.B4]/SUM([.B$2:.B$1250])" office:value-type="percentage" office:value="0.0102244236062658" calcext:value-type="percentage">
            <text:p/>
          </table:table-cell>
        </table:table-row>
        <table:table-row table:style-name="ro1">
          <table:table-cell office:value-type="string" calcext:value-type="string">
            <text:p>9.49-12.65</text:p>
          </table:table-cell>
          <table:table-cell office:value-type="float" office:value="1701" calcext:value-type="float">
            <text:p>1701</text:p>
          </table:table-cell>
          <table:table-cell table:formula="of:=[.B5]/SUM([.B$2:.B$1250])" office:value-type="percentage" office:value="0.00326054453585641" calcext:value-type="percentage">
            <text:p/>
          </table:table-cell>
        </table:table-row>
        <table:table-row table:style-name="ro1">
          <table:table-cell office:value-type="string" calcext:value-type="string">
            <text:p>12.65-15.81</text:p>
          </table:table-cell>
          <table:table-cell office:value-type="float" office:value="713" calcext:value-type="float">
            <text:p>713</text:p>
          </table:table-cell>
          <table:table-cell table:formula="of:=[.B6]/SUM([.B$2:.B$1250])" office:value-type="percentage" office:value="0.00136670679251359" calcext:value-type="percentage">
            <text:p/>
          </table:table-cell>
        </table:table-row>
        <table:table-row table:style-name="ro1">
          <table:table-cell office:value-type="string" calcext:value-type="string">
            <text:p>15.81-18.97</text:p>
          </table:table-cell>
          <table:table-cell office:value-type="float" office:value="347" calcext:value-type="float">
            <text:p>347</text:p>
          </table:table-cell>
          <table:table-cell table:formula="of:=[.B7]/SUM([.B$2:.B$1250])" office:value-type="percentage" office:value="0.000665143417955422" calcext:value-type="percentage">
            <text:p/>
          </table:table-cell>
        </table:table-row>
        <table:table-row table:style-name="ro1">
          <table:table-cell office:value-type="string" calcext:value-type="string">
            <text:p>18.97-22.14</text:p>
          </table:table-cell>
          <table:table-cell office:value-type="float" office:value="243" calcext:value-type="float">
            <text:p>243</text:p>
          </table:table-cell>
          <table:table-cell table:formula="of:=[.B8]/SUM([.B$2:.B$1250])" office:value-type="percentage" office:value="0.000465792076550915" calcext:value-type="percentage">
            <text:p/>
          </table:table-cell>
        </table:table-row>
        <table:table-row table:style-name="ro1">
          <table:table-cell office:value-type="string" calcext:value-type="string">
            <text:p>22.14-25.30</text:p>
          </table:table-cell>
          <table:table-cell office:value-type="float" office:value="135" calcext:value-type="float">
            <text:p>135</text:p>
          </table:table-cell>
          <table:table-cell table:formula="of:=[.B9]/SUM([.B$2:.B$1250])" office:value-type="percentage" office:value="0.000258773375861619" calcext:value-type="percentage">
            <text:p/>
          </table:table-cell>
        </table:table-row>
        <table:table-row table:style-name="ro1">
          <table:table-cell office:value-type="string" calcext:value-type="string">
            <text:p>25.30-28.46</text:p>
          </table:table-cell>
          <table:table-cell office:value-type="float" office:value="86" calcext:value-type="float">
            <text:p>86</text:p>
          </table:table-cell>
          <table:table-cell table:formula="of:=[.B10]/SUM([.B$2:.B$1250])" office:value-type="percentage" office:value="0.000164848224622958" calcext:value-type="percentage">
            <text:p/>
          </table:table-cell>
        </table:table-row>
        <table:table-row table:style-name="ro1">
          <table:table-cell office:value-type="string" calcext:value-type="string">
            <text:p>28.46-31.62</text:p>
          </table:table-cell>
          <table:table-cell office:value-type="float" office:value="78" calcext:value-type="float">
            <text:p>78</text:p>
          </table:table-cell>
          <table:table-cell table:formula="of:=[.B11]/SUM([.B$2:.B$1250])" office:value-type="percentage" office:value="0.00014951350605338" calcext:value-type="percentage">
            <text:p/>
          </table:table-cell>
        </table:table-row>
        <table:table-row table:style-name="ro1">
          <table:table-cell office:value-type="string" calcext:value-type="string">
            <text:p>31.62-34.79</text:p>
          </table:table-cell>
          <table:table-cell office:value-type="float" office:value="51" calcext:value-type="float">
            <text:p>51</text:p>
          </table:table-cell>
          <table:table-cell table:formula="of:=[.B12]/SUM([.B$2:.B$1250])" office:value-type="percentage" office:value="0.0000977588308810562" calcext:value-type="percentage">
            <text:p/>
          </table:table-cell>
        </table:table-row>
        <table:table-row table:style-name="ro1">
          <table:table-cell office:value-type="string" calcext:value-type="string">
            <text:p>34.79-37.95</text:p>
          </table:table-cell>
          <table:table-cell office:value-type="float" office:value="32" calcext:value-type="float">
            <text:p>32</text:p>
          </table:table-cell>
          <table:table-cell table:formula="of:=[.B13]/SUM([.B$2:.B$1250])" office:value-type="percentage" office:value="0.0000613388742783098" calcext:value-type="percentage">
            <text:p/>
          </table:table-cell>
        </table:table-row>
        <table:table-row table:style-name="ro1">
          <table:table-cell office:value-type="string" calcext:value-type="string">
            <text:p>37.95-41.11</text:p>
          </table:table-cell>
          <table:table-cell office:value-type="float" office:value="30" calcext:value-type="float">
            <text:p>30</text:p>
          </table:table-cell>
          <table:table-cell table:formula="of:=[.B14]/SUM([.B$2:.B$1250])" office:value-type="percentage" office:value="0.0000575051946359154" calcext:value-type="percentage">
            <text:p/>
          </table:table-cell>
        </table:table-row>
        <table:table-row table:style-name="ro1">
          <table:table-cell office:value-type="string" calcext:value-type="string">
            <text:p>41.11-44.27</text:p>
          </table:table-cell>
          <table:table-cell office:value-type="float" office:value="18" calcext:value-type="float">
            <text:p>18</text:p>
          </table:table-cell>
          <table:table-cell table:formula="of:=[.B15]/SUM([.B$2:.B$1250])" office:value-type="percentage" office:value="0.0000345031167815493" calcext:value-type="percentage">
            <text:p/>
          </table:table-cell>
        </table:table-row>
        <table:table-row table:style-name="ro1">
          <table:table-cell office:value-type="string" calcext:value-type="string">
            <text:p>44.27-47.43</text:p>
          </table:table-cell>
          <table:table-cell office:value-type="float" office:value="23" calcext:value-type="float">
            <text:p>23</text:p>
          </table:table-cell>
          <table:table-cell table:formula="of:=[.B16]/SUM([.B$2:.B$1250])" office:value-type="percentage" office:value="0.0000440873158875352" calcext:value-type="percentage">
            <text:p/>
          </table:table-cell>
        </table:table-row>
        <table:table-row table:style-name="ro1">
          <table:table-cell office:value-type="string" calcext:value-type="string">
            <text:p>47.43-50.60</text:p>
          </table:table-cell>
          <table:table-cell office:value-type="float" office:value="18" calcext:value-type="float">
            <text:p>18</text:p>
          </table:table-cell>
          <table:table-cell table:formula="of:=[.B17]/SUM([.B$2:.B$1250])" office:value-type="percentage" office:value="0.0000345031167815493" calcext:value-type="percentage">
            <text:p/>
          </table:table-cell>
        </table:table-row>
        <table:table-row table:style-name="ro1">
          <table:table-cell office:value-type="string" calcext:value-type="string">
            <text:p>50.60-53.76</text:p>
          </table:table-cell>
          <table:table-cell office:value-type="float" office:value="20" calcext:value-type="float">
            <text:p>20</text:p>
          </table:table-cell>
          <table:table-cell table:formula="of:=[.B18]/SUM([.B$2:.B$1250])" office:value-type="percentage" office:value="0.0000383367964239436" calcext:value-type="percentage">
            <text:p/>
          </table:table-cell>
        </table:table-row>
        <table:table-row table:style-name="ro1">
          <table:table-cell office:value-type="string" calcext:value-type="string">
            <text:p>53.76-56.92</text:p>
          </table:table-cell>
          <table:table-cell office:value-type="float" office:value="15" calcext:value-type="float">
            <text:p>15</text:p>
          </table:table-cell>
          <table:table-cell table:formula="of:=[.B19]/SUM([.B$2:.B$1250])" office:value-type="percentage" office:value="0.0000287525973179577" calcext:value-type="percentage">
            <text:p/>
          </table:table-cell>
        </table:table-row>
        <table:table-row table:style-name="ro1">
          <table:table-cell office:value-type="string" calcext:value-type="string">
            <text:p>56.92-60.08</text:p>
          </table:table-cell>
          <table:table-cell office:value-type="float" office:value="14" calcext:value-type="float">
            <text:p>14</text:p>
          </table:table-cell>
          <table:table-cell table:formula="of:=[.B20]/SUM([.B$2:.B$1250])" office:value-type="percentage" office:value="0.0000268357574967605" calcext:value-type="percentage">
            <text:p/>
          </table:table-cell>
        </table:table-row>
        <table:table-row table:style-name="ro1">
          <table:table-cell office:value-type="string" calcext:value-type="string">
            <text:p>60.08-63.25</text:p>
          </table:table-cell>
          <table:table-cell office:value-type="float" office:value="6" calcext:value-type="float">
            <text:p>6</text:p>
          </table:table-cell>
          <table:table-cell table:formula="of:=[.B21]/SUM([.B$2:.B$1250])" office:value-type="percentage" office:value="0.0000115010389271831" calcext:value-type="percentage">
            <text:p/>
          </table:table-cell>
        </table:table-row>
        <table:table-row table:style-name="ro1">
          <table:table-cell office:value-type="string" calcext:value-type="string">
            <text:p>63.25-66.41</text:p>
          </table:table-cell>
          <table:table-cell office:value-type="float" office:value="4" calcext:value-type="float">
            <text:p>4</text:p>
          </table:table-cell>
          <table:table-cell table:formula="of:=[.B22]/SUM([.B$2:.B$1250])" office:value-type="percentage" office:value="0.00000766735928478873" calcext:value-type="percentage">
            <text:p/>
          </table:table-cell>
        </table:table-row>
        <table:table-row table:style-name="ro1">
          <table:table-cell office:value-type="string" calcext:value-type="string">
            <text:p>66.41-69.57</text:p>
          </table:table-cell>
          <table:table-cell office:value-type="float" office:value="1" calcext:value-type="float">
            <text:p>1</text:p>
          </table:table-cell>
          <table:table-cell table:formula="of:=[.B23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69.57-72.73</text:p>
          </table:table-cell>
          <table:table-cell office:value-type="float" office:value="4" calcext:value-type="float">
            <text:p>4</text:p>
          </table:table-cell>
          <table:table-cell table:formula="of:=[.B24]/SUM([.B$2:.B$1250])" office:value-type="percentage" office:value="0.00000766735928478873" calcext:value-type="percentage">
            <text:p/>
          </table:table-cell>
        </table:table-row>
        <table:table-row table:style-name="ro1">
          <table:table-cell office:value-type="string" calcext:value-type="string">
            <text:p>72.73-75.89</text:p>
          </table:table-cell>
          <table:table-cell office:value-type="float" office:value="3" calcext:value-type="float">
            <text:p>3</text:p>
          </table:table-cell>
          <table:table-cell table:formula="of:=[.B25]/SUM([.B$2:.B$1250])" office:value-type="percentage" office:value="0.00000575051946359154" calcext:value-type="percentage">
            <text:p/>
          </table:table-cell>
        </table:table-row>
        <table:table-row table:style-name="ro1">
          <table:table-cell office:value-type="string" calcext:value-type="string">
            <text:p>75.89-79.06</text:p>
          </table:table-cell>
          <table:table-cell office:value-type="float" office:value="4" calcext:value-type="float">
            <text:p>4</text:p>
          </table:table-cell>
          <table:table-cell table:formula="of:=[.B26]/SUM([.B$2:.B$1250])" office:value-type="percentage" office:value="0.00000766735928478873" calcext:value-type="percentage">
            <text:p/>
          </table:table-cell>
        </table:table-row>
        <table:table-row table:style-name="ro1">
          <table:table-cell office:value-type="string" calcext:value-type="string">
            <text:p>79.06-82.22</text:p>
          </table:table-cell>
          <table:table-cell office:value-type="float" office:value="1" calcext:value-type="float">
            <text:p>1</text:p>
          </table:table-cell>
          <table:table-cell table:formula="of:=[.B27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82.22-85.38</text:p>
          </table:table-cell>
          <table:table-cell office:value-type="float" office:value="4" calcext:value-type="float">
            <text:p>4</text:p>
          </table:table-cell>
          <table:table-cell table:formula="of:=[.B28]/SUM([.B$2:.B$1250])" office:value-type="percentage" office:value="0.00000766735928478873" calcext:value-type="percentage">
            <text:p/>
          </table:table-cell>
        </table:table-row>
        <table:table-row table:style-name="ro1">
          <table:table-cell office:value-type="string" calcext:value-type="string">
            <text:p>88.54-91.71</text:p>
          </table:table-cell>
          <table:table-cell office:value-type="float" office:value="3" calcext:value-type="float">
            <text:p>3</text:p>
          </table:table-cell>
          <table:table-cell table:formula="of:=[.B29]/SUM([.B$2:.B$1250])" office:value-type="percentage" office:value="0.00000575051946359154" calcext:value-type="percentage">
            <text:p/>
          </table:table-cell>
        </table:table-row>
        <table:table-row table:style-name="ro1">
          <table:table-cell office:value-type="string" calcext:value-type="string">
            <text:p>94.87-98.03</text:p>
          </table:table-cell>
          <table:table-cell office:value-type="float" office:value="2" calcext:value-type="float">
            <text:p>2</text:p>
          </table:table-cell>
          <table:table-cell table:formula="of:=[.B30]/SUM([.B$2:.B$1250])" office:value-type="percentage" office:value="0.00000383367964239436" calcext:value-type="percentage">
            <text:p/>
          </table:table-cell>
        </table:table-row>
        <table:table-row table:style-name="ro1">
          <table:table-cell office:value-type="string" calcext:value-type="string">
            <text:p>98.03-101.19</text:p>
          </table:table-cell>
          <table:table-cell office:value-type="float" office:value="4" calcext:value-type="float">
            <text:p>4</text:p>
          </table:table-cell>
          <table:table-cell table:formula="of:=[.B31]/SUM([.B$2:.B$1250])" office:value-type="percentage" office:value="0.00000766735928478873" calcext:value-type="percentage">
            <text:p/>
          </table:table-cell>
        </table:table-row>
        <table:table-row table:style-name="ro1">
          <table:table-cell office:value-type="string" calcext:value-type="string">
            <text:p>101.19-104.36</text:p>
          </table:table-cell>
          <table:table-cell office:value-type="float" office:value="1" calcext:value-type="float">
            <text:p>1</text:p>
          </table:table-cell>
          <table:table-cell table:formula="of:=[.B32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104.36-107.52</text:p>
          </table:table-cell>
          <table:table-cell office:value-type="float" office:value="1" calcext:value-type="float">
            <text:p>1</text:p>
          </table:table-cell>
          <table:table-cell table:formula="of:=[.B33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107.52-110.68</text:p>
          </table:table-cell>
          <table:table-cell office:value-type="float" office:value="1" calcext:value-type="float">
            <text:p>1</text:p>
          </table:table-cell>
          <table:table-cell table:formula="of:=[.B34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110.68-113.84</text:p>
          </table:table-cell>
          <table:table-cell office:value-type="float" office:value="2" calcext:value-type="float">
            <text:p>2</text:p>
          </table:table-cell>
          <table:table-cell table:formula="of:=[.B35]/SUM([.B$2:.B$1250])" office:value-type="percentage" office:value="0.00000383367964239436" calcext:value-type="percentage">
            <text:p/>
          </table:table-cell>
        </table:table-row>
        <table:table-row table:style-name="ro1">
          <table:table-cell office:value-type="string" calcext:value-type="string">
            <text:p>126.49-129.65</text:p>
          </table:table-cell>
          <table:table-cell office:value-type="float" office:value="1" calcext:value-type="float">
            <text:p>1</text:p>
          </table:table-cell>
          <table:table-cell table:formula="of:=[.B36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132.82-135.98</text:p>
          </table:table-cell>
          <table:table-cell office:value-type="float" office:value="2" calcext:value-type="float">
            <text:p>2</text:p>
          </table:table-cell>
          <table:table-cell table:formula="of:=[.B37]/SUM([.B$2:.B$1250])" office:value-type="percentage" office:value="0.00000383367964239436" calcext:value-type="percentage">
            <text:p/>
          </table:table-cell>
        </table:table-row>
        <table:table-row table:style-name="ro1">
          <table:table-cell office:value-type="string" calcext:value-type="string">
            <text:p>135.98-139.14</text:p>
          </table:table-cell>
          <table:table-cell office:value-type="float" office:value="1" calcext:value-type="float">
            <text:p>1</text:p>
          </table:table-cell>
          <table:table-cell table:formula="of:=[.B38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158.11-161.28</text:p>
          </table:table-cell>
          <table:table-cell office:value-type="float" office:value="1" calcext:value-type="float">
            <text:p>1</text:p>
          </table:table-cell>
          <table:table-cell table:formula="of:=[.B39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164.44-167.60</text:p>
          </table:table-cell>
          <table:table-cell office:value-type="float" office:value="2" calcext:value-type="float">
            <text:p>2</text:p>
          </table:table-cell>
          <table:table-cell table:formula="of:=[.B40]/SUM([.B$2:.B$1250])" office:value-type="percentage" office:value="0.00000383367964239436" calcext:value-type="percentage">
            <text:p/>
          </table:table-cell>
        </table:table-row>
        <table:table-row table:style-name="ro1">
          <table:table-cell office:value-type="string" calcext:value-type="string">
            <text:p>177.09-180.25</text:p>
          </table:table-cell>
          <table:table-cell office:value-type="float" office:value="1" calcext:value-type="float">
            <text:p>1</text:p>
          </table:table-cell>
          <table:table-cell table:formula="of:=[.B41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180.25-183.41</text:p>
          </table:table-cell>
          <table:table-cell office:value-type="float" office:value="1" calcext:value-type="float">
            <text:p>1</text:p>
          </table:table-cell>
          <table:table-cell table:formula="of:=[.B42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186.57-189.74</text:p>
          </table:table-cell>
          <table:table-cell office:value-type="float" office:value="1" calcext:value-type="float">
            <text:p>1</text:p>
          </table:table-cell>
          <table:table-cell table:formula="of:=[.B43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610.32-613.48</text:p>
          </table:table-cell>
          <table:table-cell office:value-type="float" office:value="1" calcext:value-type="float">
            <text:p>1</text:p>
          </table:table-cell>
          <table:table-cell table:formula="of:=[.B44]/SUM([.B$2:.B$1250])" office:value-type="percentage" office:value="0.00000191683982119718" calcext:value-type="percentage">
            <text:p/>
          </table:table-cell>
        </table:table-row>
        <table:table-row table:style-name="ro1">
          <table:table-cell office:value-type="string" calcext:value-type="string">
            <text:p>622.97-626.13</text:p>
          </table:table-cell>
          <table:table-cell office:value-type="float" office:value="1" calcext:value-type="float">
            <text:p>1</text:p>
          </table:table-cell>
          <table:table-cell table:formula="of:=[.B45]/SUM([.B$2:.B$1250])" office:value-type="percentage" office:value="0.00000191683982119718" calcext:value-type="percentage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7T11:30:23.355121136</dc:date>
    <meta:generator>LibreOffice/4.2.3.3$Linux_X86_64 LibreOffice_project/420$Build-3</meta:generator>
    <meta:editing-duration>P1DT11H11M52S</meta:editing-duration>
    <meta:editing-cycles>8</meta:editing-cycles>
    <meta:document-statistic meta:table-count="4" meta:cell-count="183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D000000DDF1F7E11A.svm" xlink:type="simple" xlink:actuate="onLoad"/>
      </style:chart-properties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draw:stroke-dash="Fine_20_Dotted"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63cm" svg:height="19.912cm" xlink:href=".." xlink:type="simple" chart:class="chart:scatter" chart:style-name="ch1">
        <chart:title svg:x="11.779cm" svg:y="0.534cm" chart:style-name="ch2">
          <text:p>Number of Users with X Clicks per Query</text:p>
        </chart:title>
        <chart:plot-area chart:style-name="ch3" table:cell-range-address="Sheet1.A2:Sheet1.B1250 Sheet1.B1:Sheet1.B1" chart:data-source-has-labels="row" svg:x="2.302cm" svg:y="2.507cm" svg:width="28.095cm" svg:height="15.368cm">
          <chartooo:coordinate-region svg:x="4.22cm" svg:y="2.759cm" svg:width="25.699cm" svg:height="14.363cm"/>
          <chart:axis chart:dimension="x" chart:name="primary-x" chart:style-name="ch4">
            <chart:title svg:x="13.483cm" svg:y="18.273cm" chart:style-name="ch5">
              <text:p>Number of Clicks</text:p>
            </chart:title>
          </chart:axis>
          <chart:axis chart:dimension="y" chart:name="primary-y" chart:style-name="ch4">
            <chart:title svg:x="0.451cm" svg:y="13.335cm" chart:style-name="ch6">
              <text:p>Number of Queries</text:p>
            </chart:title>
            <chart:grid chart:style-name="ch7" chart:class="major"/>
          </chart:axis>
          <chart:series chart:style-name="ch8" chart:values-cell-range-address="Sheet1.B2:Sheet1.B1250" chart:label-cell-address="Sheet1.B1:Sheet1.B1" chart:class="chart:scatter">
            <chart:domain table:cell-range-address="Sheet1.A2:Sheet1.A1250"/>
            <chart:data-point chart:repeated="12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fUserssWithThisAvgNOfClick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50</svg:desc>
                </draw:g>
              </table:table-cell>
              <table:table-cell office:value-type="float" office:value="128459">
                <text:p>128459</text:p>
                <draw:g>
                  <svg:desc>Sheet1.B2:Sheet1.B1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21824">
                <text:p>21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39941">
                <text:p>39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27716">
                <text:p>27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20525">
                <text:p>20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20394">
                <text:p>20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0285">
                <text:p>10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9273">
                <text:p>49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12899">
                <text:p>12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13898">
                <text:p>13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13152">
                <text:p>13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">
                <text:p>4.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">
                <text:p>4.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">
                <text:p>4.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">
                <text:p>4.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">
                <text:p>4.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">
                <text:p>4.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">
                <text:p>4.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">
                <text:p>4.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">
                <text:p>5.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">
                <text:p>5.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">
                <text:p>5.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">
                <text:p>5.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">
                <text:p>5.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">
                <text:p>5.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">
                <text:p>5.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">
                <text:p>6.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">
                <text:p>6.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">
                <text:p>6.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">
                <text:p>6.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">
                <text:p>6.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">
                <text:p>6.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">
                <text:p>6.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">
                <text:p>6.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">
                <text:p>6.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">
                <text:p>7.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">
                <text:p>7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">
                <text:p>7.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">
                <text:p>7.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">
                <text:p>7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6">
                <text:p>7.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7">
                <text:p>7.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">
                <text:p>7.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">
                <text:p>7.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1">
                <text:p>8.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">
                <text:p>8.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">
                <text:p>8.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">
                <text:p>8.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5">
                <text:p>8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6">
                <text:p>8.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">
                <text:p>8.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8">
                <text:p>8.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9">
                <text:p>8.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1">
                <text:p>9.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">
                <text:p>9.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3">
                <text:p>9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4">
                <text:p>9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5">
                <text:p>9.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6">
                <text:p>9.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">
                <text:p>9.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">
                <text:p>9.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9">
                <text:p>9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1">
                <text:p>10.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2">
                <text:p>10.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3">
                <text:p>10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4">
                <text:p>10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5">
                <text:p>10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6">
                <text:p>10.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7">
                <text:p>10.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8">
                <text:p>10.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9">
                <text:p>10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1">
                <text:p>11.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2">
                <text:p>11.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3">
                <text:p>11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4">
                <text:p>11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5">
                <text:p>11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6">
                <text:p>11.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">
                <text:p>11.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">
                <text:p>11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9">
                <text:p>11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1">
                <text:p>12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2">
                <text:p>12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3">
                <text:p>12.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4">
                <text:p>12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5">
                <text:p>12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">
                <text:p>12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">
                <text:p>12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8">
                <text:p>12.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9">
                <text:p>12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1">
                <text:p>13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2">
                <text:p>13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3">
                <text:p>13.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4">
                <text:p>13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5">
                <text:p>13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6">
                <text:p>13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7">
                <text:p>13.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8">
                <text:p>13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9">
                <text:p>13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1">
                <text:p>14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2">
                <text:p>14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3">
                <text:p>14.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4">
                <text:p>14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5">
                <text:p>14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6">
                <text:p>14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7">
                <text:p>14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8">
                <text:p>14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9">
                <text:p>14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2">
                <text:p>15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3">
                <text:p>15.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4">
                <text:p>15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5">
                <text:p>15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6">
                <text:p>15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7">
                <text:p>15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8">
                <text:p>15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">
                <text:p>15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">
                <text:p>16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2">
                <text:p>16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3">
                <text:p>16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4">
                <text:p>16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5">
                <text:p>16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6">
                <text:p>16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7">
                <text:p>16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8">
                <text:p>1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9">
                <text:p>1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1">
                <text:p>17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2">
                <text:p>17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3">
                <text:p>17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4">
                <text:p>17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5">
                <text:p>17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6">
                <text:p>17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7">
                <text:p>1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8">
                <text:p>17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9">
                <text:p>17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1">
                <text:p>18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2">
                <text:p>18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3">
                <text:p>18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4">
                <text:p>18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5">
                <text:p>18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6">
                <text:p>18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7">
                <text:p>18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8">
                <text:p>18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9">
                <text:p>1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1">
                <text:p>19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2">
                <text:p>19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3">
                <text:p>19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4">
                <text:p>19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5">
                <text:p>19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6">
                <text:p>19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7">
                <text:p>19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8">
                <text:p>19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9">
                <text:p>1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1">
                <text:p>2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2">
                <text:p>20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3">
                <text:p>20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4">
                <text:p>2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5">
                <text:p>20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6">
                <text:p>20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7">
                <text:p>20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8">
                <text:p>2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9">
                <text:p>2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1">
                <text:p>21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2">
                <text:p>2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3">
                <text:p>21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5">
                <text:p>2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6">
                <text:p>2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7">
                <text:p>21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1">
                <text:p>2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2">
                <text:p>2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3">
                <text:p>22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4">
                <text:p>2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5">
                <text:p>22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6">
                <text:p>22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7">
                <text:p>2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8">
                <text:p>22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9">
                <text:p>2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2">
                <text:p>2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3">
                <text:p>2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4">
                <text:p>23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5">
                <text:p>23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6">
                <text:p>23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8">
                <text:p>23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1">
                <text:p>24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.2">
                <text:p>24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3">
                <text:p>24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.4">
                <text:p>2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5">
                <text:p>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7">
                <text:p>24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8">
                <text:p>24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9">
                <text:p>24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1">
                <text:p>25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">
                <text:p>25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4">
                <text:p>25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5">
                <text:p>25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6">
                <text:p>25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7">
                <text:p>25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8">
                <text:p>25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1">
                <text:p>26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3">
                <text:p>26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5">
                <text:p>2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6">
                <text:p>26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7">
                <text:p>26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.8">
                <text:p>2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.1">
                <text:p>27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.3">
                <text:p>27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4">
                <text:p>27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.5">
                <text:p>2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6">
                <text:p>2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7">
                <text:p>27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8">
                <text:p>27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.1">
                <text:p>28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.3">
                <text:p>28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5">
                <text:p>2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6">
                <text:p>28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8">
                <text:p>2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.9">
                <text:p>28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.1">
                <text:p>29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.3">
                <text:p>29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.4">
                <text:p>2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.5">
                <text:p>2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.6">
                <text:p>2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.7">
                <text:p>29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.8">
                <text:p>29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.1">
                <text:p>3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.3">
                <text:p>3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.4">
                <text:p>3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.5">
                <text:p>3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.6">
                <text:p>3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.8">
                <text:p>3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.1">
                <text:p>3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.3">
                <text:p>31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.4">
                <text:p>3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5">
                <text:p>31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.7">
                <text:p>31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.1">
                <text:p>3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.3">
                <text:p>32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.5">
                <text:p>3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.7">
                <text:p>3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.8">
                <text:p>32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.2">
                <text:p>3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.3">
                <text:p>33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.5">
                <text:p>3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.1">
                <text:p>34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.2">
                <text:p>3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.3">
                <text:p>34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.4">
                <text:p>3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.6">
                <text:p>34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.9">
                <text:p>34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.3">
                <text:p>35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.4">
                <text:p>3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.5">
                <text:p>35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.6">
                <text:p>35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.7">
                <text:p>3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.6">
                <text:p>3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.7">
                <text:p>3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.8">
                <text:p>37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.2">
                <text:p>38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5">
                <text:p>3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.1">
                <text:p>39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.2">
                <text:p>3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.3">
                <text:p>39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.5">
                <text:p>39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6">
                <text:p>39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6">
                <text:p>4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.7">
                <text:p>4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.6">
                <text:p>4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7">
                <text:p>4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.3">
                <text:p>4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.3">
                <text:p>4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.5">
                <text:p>4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.7">
                <text:p>4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.1">
                <text:p>44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.3">
                <text:p>44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.5">
                <text:p>4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.6">
                <text:p>4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.2">
                <text:p>45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.4">
                <text:p>45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.5">
                <text:p>4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.7">
                <text:p>4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.4">
                <text:p>4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.5">
                <text:p>46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.2">
                <text:p>4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.3">
                <text:p>47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.5">
                <text:p>4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.8">
                <text:p>47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8.1">
                <text:p>48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8.2">
                <text:p>48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8.5">
                <text:p>4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.3">
                <text:p>49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.4">
                <text:p>4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.5">
                <text:p>5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.6">
                <text:p>5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.8">
                <text:p>5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.5">
                <text:p>5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.6">
                <text:p>5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.2">
                <text:p>5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.9">
                <text:p>5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.2">
                <text:p>5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.5">
                <text:p>5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.6">
                <text:p>53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.2">
                <text:p>5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4.3">
                <text:p>54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4.5">
                <text:p>5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5.3">
                <text:p>55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.8">
                <text:p>5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7.1">
                <text:p>57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.2">
                <text:p>5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.5">
                <text:p>5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.6">
                <text:p>58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.9">
                <text:p>5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.3">
                <text:p>59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.2">
                <text:p>6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.1">
                <text:p>6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.5">
                <text:p>6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.5">
                <text:p>6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7.6">
                <text:p>6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0.9">
                <text:p>7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1.7">
                <text:p>7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.8">
                <text:p>7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3.5">
                <text:p>7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8.6">
                <text:p>78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.2">
                <text:p>8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9.5">
                <text:p>89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.8">
                <text:p>89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.5">
                <text:p>9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5.3">
                <text:p>9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6.3">
                <text:p>96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8.1">
                <text:p>98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.1">
                <text:p>10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.3">
                <text:p>10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1.5">
                <text:p>11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.7">
                <text:p>11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8.2">
                <text:p>128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3.5">
                <text:p>13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5.5">
                <text:p>13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0.7">
                <text:p>16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5.6">
                <text:p>16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3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6">
                <text:p>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12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381cm" svg:height="19.339cm" xlink:href=".." xlink:type="simple" chart:class="chart:scatter" chart:style-name="ch1">
        <chart:title svg:x="10.496cm" svg:y="0.522cm" chart:style-name="ch2">
          <text:p>Percentage Of Users with &gt;= X Average Number Of Clicks Per Query</text:p>
        </chart:title>
        <chart:plot-area chart:style-name="ch3" table:cell-range-address="Sheet1.A1:Sheet1.A1250 Sheet1.C1:Sheet1.C1250" chart:data-source-has-labels="row" svg:x="2.356cm" svg:y="2.459cm" svg:width="30.651cm" svg:height="14.855cm">
          <chartooo:coordinate-region svg:x="4.803cm" svg:y="2.711cm" svg:width="27.726cm" svg:height="13.85cm"/>
          <chart:axis chart:dimension="x" chart:name="primary-x" chart:style-name="ch4">
            <chart:title svg:x="14.815cm" svg:y="17.7cm" chart:style-name="ch5">
              <text:p>Number of Clicks</text:p>
            </chart:title>
          </chart:axis>
          <chart:axis chart:dimension="y" chart:name="primary-y" chart:style-name="ch6">
            <chart:title svg:x="0.451cm" svg:y="19.339cm" chart:style-name="ch7">
              <text:p>Percentage Of Users with &gt;= X Avg N. Of Clicks Per Query</text:p>
            </chart:title>
            <chart:grid chart:style-name="ch8" chart:class="major"/>
          </chart:axis>
          <chart:series chart:style-name="ch9" chart:values-cell-range-address="Sheet1.C2:Sheet1.C1250" chart:label-cell-address="Sheet1.C1:Sheet1.C1" chart:class="chart:scatter">
            <chart:domain table:cell-range-address="Sheet1.A2:Sheet1.A1250"/>
            <chart:data-point chart:repeated="12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NofQueri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50</svg:desc>
                </draw:g>
              </table:table-cell>
              <table:table-cell office:value-type="float" office:value="1">
                <text:p>1</text:p>
                <draw:g>
                  <svg:desc>Sheet1.C2:Sheet1.C1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753764673408831">
                <text:p>0.753764673408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0.73499689471949">
                <text:p>0.73499689471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0.693163782461682">
                <text:p>0.693163782461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0.646643996841048">
                <text:p>0.646643996841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613398326982204">
                <text:p>0.61339832698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0.536837827683767">
                <text:p>0.536837827683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0.483710695199466">
                <text:p>0.483710695199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444367557869394">
                <text:p>0.444367557869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0.405275526555899">
                <text:p>0.405275526555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385560828994886">
                <text:p>0.385560828994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0.291112380485037">
                <text:p>0.291112380485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0.266387063631415">
                <text:p>0.266387063631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0.239746823796416">
                <text:p>0.239746823796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0.217166450702713">
                <text:p>0.217166450702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0.201218343390353">
                <text:p>0.201218343390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0.176008066061968">
                <text:p>0.176008066061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0.159203131349532">
                <text:p>0.159203131349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0.147508491600408">
                <text:p>0.147508491600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0.136661095052253">
                <text:p>0.136661095052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131272858314868">
                <text:p>0.131272858314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0.103114481341481">
                <text:p>0.103114481341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0.0969863444331138">
                <text:p>0.0969863444331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0.0901662283492942">
                <text:p>0.0901662283492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0.0841607691894835">
                <text:p>0.0841607691894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0.0798766321891077">
                <text:p>0.0798766321891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0.0724258758041143">
                <text:p>0.0724258758041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0.0675245163813131">
                <text:p>0.0675245163813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0.0641719635340392">
                <text:p>0.0641719635340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0.0609976767901367">
                <text:p>0.06099767679013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0594201176172914">
                <text:p>0.059420117617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">
                <text:p>4.1</text:p>
              </table:table-cell>
              <table:table-cell office:value-type="float" office:value="0.0489484216740912">
                <text:p>0.0489484216740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">
                <text:p>4.2</text:p>
              </table:table-cell>
              <table:table-cell office:value-type="float" office:value="0.0469184883034434">
                <text:p>0.0469184883034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">
                <text:p>4.3</text:p>
              </table:table-cell>
              <table:table-cell office:value-type="float" office:value="0.0446431994356824">
                <text:p>0.0446431994356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">
                <text:p>4.4</text:p>
              </table:table-cell>
              <table:table-cell office:value-type="float" office:value="0.0425270082730807">
                <text:p>0.04252700827308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0.0409341143816658">
                <text:p>0.0409341143816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">
                <text:p>4.6</text:p>
              </table:table-cell>
              <table:table-cell office:value-type="float" office:value="0.0380531041304064">
                <text:p>0.0380531041304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">
                <text:p>4.7</text:p>
              </table:table-cell>
              <table:table-cell office:value-type="float" office:value="0.0361995200233088">
                <text:p>0.0361995200233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">
                <text:p>4.8</text:p>
              </table:table-cell>
              <table:table-cell office:value-type="float" office:value="0.0349171541829279">
                <text:p>0.0349171541829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">
                <text:p>4.9</text:p>
              </table:table-cell>
              <table:table-cell office:value-type="float" office:value="0.0337248798141432">
                <text:p>0.0337248798141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033178580465102">
                <text:p>0.033178580465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">
                <text:p>5.1</text:p>
              </table:table-cell>
              <table:table-cell office:value-type="float" office:value="0.0281047054583931">
                <text:p>0.0281047054583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">
                <text:p>5.2</text:p>
              </table:table-cell>
              <table:table-cell office:value-type="float" office:value="0.0272727969759935">
                <text:p>0.0272727969759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">
                <text:p>5.3</text:p>
              </table:table-cell>
              <table:table-cell office:value-type="float" office:value="0.0262396203123682">
                <text:p>0.0262396203123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">
                <text:p>5.4</text:p>
              </table:table-cell>
              <table:table-cell office:value-type="float" office:value="0.0252735330424848">
                <text:p>0.0252735330424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">
                <text:p>5.5</text:p>
              </table:table-cell>
              <table:table-cell office:value-type="float" office:value="0.0245834707068539">
                <text:p>0.02458347070685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">
                <text:p>5.6</text:p>
              </table:table-cell>
              <table:table-cell office:value-type="float" office:value="0.0231822607975587">
                <text:p>0.0231822607975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">
                <text:p>5.7</text:p>
              </table:table-cell>
              <table:table-cell office:value-type="float" office:value="0.022290930280702">
                <text:p>0.022290930280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  <table:table-cell office:value-type="float" office:value="0.0216832920573825">
                <text:p>0.0216832920573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0.0210469012367451">
                <text:p>0.0210469012367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0.0207555415839231">
                <text:p>0.0207555415839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">
                <text:p>6.1</text:p>
              </table:table-cell>
              <table:table-cell office:value-type="float" office:value="0.0180297953581807">
                <text:p>0.01802979535818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">
                <text:p>6.2</text:p>
              </table:table-cell>
              <table:table-cell office:value-type="float" office:value="0.0176272589957293">
                <text:p>0.01762725899572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">
                <text:p>6.3</text:p>
              </table:table-cell>
              <table:table-cell office:value-type="float" office:value="0.0171461322006088">
                <text:p>0.0171461322006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">
                <text:p>6.4</text:p>
              </table:table-cell>
              <table:table-cell office:value-type="float" office:value="0.0166535043665611">
                <text:p>0.01665350436656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">
                <text:p>6.5</text:p>
              </table:table-cell>
              <table:table-cell office:value-type="float" office:value="0.0163161405580304">
                <text:p>0.0163161405580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">
                <text:p>6.6</text:p>
              </table:table-cell>
              <table:table-cell office:value-type="float" office:value="0.0156011593047239">
                <text:p>0.01560115930472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">
                <text:p>6.7</text:p>
              </table:table-cell>
              <table:table-cell office:value-type="float" office:value="0.0151737040245969">
                <text:p>0.0151737040245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">
                <text:p>6.8</text:p>
              </table:table-cell>
              <table:table-cell office:value-type="float" office:value="0.0148938454107021">
                <text:p>0.0148938454107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">
                <text:p>6.9</text:p>
              </table:table-cell>
              <table:table-cell office:value-type="float" office:value="0.0145411468836018">
                <text:p>0.0145411468836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.0143724649793365">
                <text:p>0.0143724649793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">
                <text:p>7.1</text:p>
              </table:table-cell>
              <table:table-cell office:value-type="float" office:value="0.0128658288798755">
                <text:p>0.01286582887987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">
                <text:p>7.2</text:p>
              </table:table-cell>
              <table:table-cell office:value-type="float" office:value="0.0126396417809742">
                <text:p>0.01263964178097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">
                <text:p>7.3</text:p>
              </table:table-cell>
              <table:table-cell office:value-type="float" office:value="0.0123099453317283">
                <text:p>0.0123099453317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">
                <text:p>7.4</text:p>
              </table:table-cell>
              <table:table-cell office:value-type="float" office:value="0.0120032509603368">
                <text:p>0.0120032509603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">
                <text:p>7.5</text:p>
              </table:table-cell>
              <table:table-cell office:value-type="float" office:value="0.0118154006578594">
                <text:p>0.0118154006578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6">
                <text:p>7.6</text:p>
              </table:table-cell>
              <table:table-cell office:value-type="float" office:value="0.0113802780184477">
                <text:p>0.01138027801844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7">
                <text:p>7.7</text:p>
              </table:table-cell>
              <table:table-cell office:value-type="float" office:value="0.0110524984090229">
                <text:p>0.0110524984090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">
                <text:p>7.8</text:p>
              </table:table-cell>
              <table:table-cell office:value-type="float" office:value="0.010849313387976">
                <text:p>0.010849313387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">
                <text:p>7.9</text:p>
              </table:table-cell>
              <table:table-cell office:value-type="float" office:value="0.010634627328002">
                <text:p>0.010634627328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.0105368684971209">
                <text:p>0.01053686849712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1">
                <text:p>8.1</text:p>
              </table:table-cell>
              <table:table-cell office:value-type="float" office:value="0.00952669391134999">
                <text:p>0.00952669391134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">
                <text:p>8.2</text:p>
              </table:table-cell>
              <table:table-cell office:value-type="float" office:value="0.00934651096815746">
                <text:p>0.00934651096815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">
                <text:p>8.3</text:p>
              </table:table-cell>
              <table:table-cell office:value-type="float" office:value="0.00912032386925619">
                <text:p>0.00912032386925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">
                <text:p>8.4</text:p>
              </table:table-cell>
              <table:table-cell office:value-type="float" office:value="0.00892097252785168">
                <text:p>0.00892097252785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5">
                <text:p>8.5</text:p>
              </table:table-cell>
              <table:table-cell office:value-type="float" office:value="0.00881171265804344">
                <text:p>0.008811712658043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6">
                <text:p>8.6</text:p>
              </table:table-cell>
              <table:table-cell office:value-type="float" office:value="0.00851460248575788">
                <text:p>0.008514602485757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">
                <text:p>8.7</text:p>
              </table:table-cell>
              <table:table-cell office:value-type="float" office:value="0.00833633638238654">
                <text:p>0.00833633638238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8">
                <text:p>8.8</text:p>
              </table:table-cell>
              <table:table-cell office:value-type="float" office:value="0.00816573763829999">
                <text:p>0.0081657376382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9">
                <text:p>8.9</text:p>
              </table:table-cell>
              <table:table-cell office:value-type="float" office:value="0.00802964201099499">
                <text:p>0.008029642010994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0.00797213681635908">
                <text:p>0.007972136816359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1">
                <text:p>9.1</text:p>
              </table:table-cell>
              <table:table-cell office:value-type="float" office:value="0.00725523872323133">
                <text:p>0.00725523872323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">
                <text:p>9.2</text:p>
              </table:table-cell>
              <table:table-cell office:value-type="float" office:value="0.00716514725163506">
                <text:p>0.007165147251635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3">
                <text:p>9.3</text:p>
              </table:table-cell>
              <table:table-cell office:value-type="float" office:value="0.00704438634289964">
                <text:p>0.007044386342899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4">
                <text:p>9.4</text:p>
              </table:table-cell>
              <table:table-cell office:value-type="float" office:value="0.00693129279344901">
                <text:p>0.00693129279344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5">
                <text:p>9.5</text:p>
              </table:table-cell>
              <table:table-cell office:value-type="float" office:value="0.00685461920060112">
                <text:p>0.00685461920060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6">
                <text:p>9.6</text:p>
              </table:table-cell>
              <table:table-cell office:value-type="float" office:value="0.00661693106277267">
                <text:p>0.00661693106277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">
                <text:p>9.7</text:p>
              </table:table-cell>
              <table:table-cell office:value-type="float" office:value="0.00649233647439485">
                <text:p>0.006492336474394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">
                <text:p>9.8</text:p>
              </table:table-cell>
              <table:table-cell office:value-type="float" office:value="0.00640799552226218">
                <text:p>0.006407995522262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9">
                <text:p>9.9</text:p>
              </table:table-cell>
              <table:table-cell office:value-type="float" office:value="0.00628723461352676">
                <text:p>0.006287234613526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00624506413746042">
                <text:p>0.00624506413746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1">
                <text:p>10.1</text:p>
              </table:table-cell>
              <table:table-cell office:value-type="float" office:value="0.00577160470162471">
                <text:p>0.00577160470162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2">
                <text:p>10.2</text:p>
              </table:table-cell>
              <table:table-cell office:value-type="float" office:value="0.00569876478841922">
                <text:p>0.00569876478841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3">
                <text:p>10.3</text:p>
              </table:table-cell>
              <table:table-cell office:value-type="float" office:value="0.00558758807878978">
                <text:p>0.005587588078789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4">
                <text:p>10.4</text:p>
              </table:table-cell>
              <table:table-cell office:value-type="float" office:value="0.00547449452933915">
                <text:p>0.00547449452933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5">
                <text:p>10.5</text:p>
              </table:table-cell>
              <table:table-cell office:value-type="float" office:value="0.00541315565506084">
                <text:p>0.00541315565506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6">
                <text:p>10.6</text:p>
              </table:table-cell>
              <table:table-cell office:value-type="float" office:value="0.00526747582864985">
                <text:p>0.00526747582864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7">
                <text:p>10.7</text:p>
              </table:table-cell>
              <table:table-cell office:value-type="float" office:value="0.00516396647830521">
                <text:p>0.005163966478305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8">
                <text:p>10.8</text:p>
              </table:table-cell>
              <table:table-cell office:value-type="float" office:value="0.0051026276040269">
                <text:p>0.0051026276040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9">
                <text:p>10.9</text:p>
              </table:table-cell>
              <table:table-cell office:value-type="float" office:value="0.00504320556956978">
                <text:p>0.005043205569569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0.00501253613243063">
                <text:p>0.005012536132430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1">
                <text:p>11.1</text:p>
              </table:table-cell>
              <table:table-cell office:value-type="float" office:value="0.00467708916372112">
                <text:p>0.00467708916372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2">
                <text:p>11.2</text:p>
              </table:table-cell>
              <table:table-cell office:value-type="float" office:value="0.00463491868765478">
                <text:p>0.004634918687654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3">
                <text:p>11.3</text:p>
              </table:table-cell>
              <table:table-cell office:value-type="float" office:value="0.00456974613373408">
                <text:p>0.004569746133734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4">
                <text:p>11.4</text:p>
              </table:table-cell>
              <table:table-cell office:value-type="float" office:value="0.00451415777891936">
                <text:p>0.004514157778919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5">
                <text:p>11.5</text:p>
              </table:table-cell>
              <table:table-cell office:value-type="float" office:value="0.00446623678338943">
                <text:p>0.004466236783389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6">
                <text:p>11.6</text:p>
              </table:table-cell>
              <table:table-cell office:value-type="float" office:value="0.00435697691358119">
                <text:p>0.00435697691358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">
                <text:p>11.7</text:p>
              </table:table-cell>
              <table:table-cell office:value-type="float" office:value="0.0042879706800181">
                <text:p>0.0042879706800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">
                <text:p>11.8</text:p>
              </table:table-cell>
              <table:table-cell office:value-type="float" office:value="0.00422854864556098">
                <text:p>0.00422854864556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9">
                <text:p>11.9</text:p>
              </table:table-cell>
              <table:table-cell office:value-type="float" office:value="0.00416145925181908">
                <text:p>0.00416145925181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0.00412695613503753">
                <text:p>0.004126956135037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1">
                <text:p>12.1</text:p>
              </table:table-cell>
              <table:table-cell office:value-type="float" office:value="0.0038796837981031">
                <text:p>0.00387968379810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2">
                <text:p>12.2</text:p>
              </table:table-cell>
              <table:table-cell office:value-type="float" office:value="0.00384326384150035">
                <text:p>0.003843263841500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3">
                <text:p>12.3</text:p>
              </table:table-cell>
              <table:table-cell office:value-type="float" office:value="0.00379534284597042">
                <text:p>0.003795342845970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4">
                <text:p>12.4</text:p>
              </table:table-cell>
              <table:table-cell office:value-type="float" office:value="0.00374550501061929">
                <text:p>0.003745505010619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5">
                <text:p>12.5</text:p>
              </table:table-cell>
              <table:table-cell office:value-type="float" office:value="0.00371483557348014">
                <text:p>0.003714835573480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">
                <text:p>12.6</text:p>
              </table:table-cell>
              <table:table-cell office:value-type="float" office:value="0.00362474410188387">
                <text:p>0.003624744101883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">
                <text:p>12.7</text:p>
              </table:table-cell>
              <table:table-cell office:value-type="float" office:value="0.00356723890724795">
                <text:p>0.003567238907247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8">
                <text:p>12.8</text:p>
              </table:table-cell>
              <table:table-cell office:value-type="float" office:value="0.0035346526302876">
                <text:p>0.0035346526302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9">
                <text:p>12.9</text:p>
              </table:table-cell>
              <table:table-cell office:value-type="float" office:value="0.00349056531440007">
                <text:p>0.003490565314400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  <table:table-cell office:value-type="float" office:value="0.0034656463967245">
                <text:p>0.00346564639672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1">
                <text:p>13.1</text:p>
              </table:table-cell>
              <table:table-cell office:value-type="float" office:value="0.00326054453585641">
                <text:p>0.00326054453585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2">
                <text:p>13.2</text:p>
              </table:table-cell>
              <table:table-cell office:value-type="float" office:value="0.00323754245800204">
                <text:p>0.00323754245800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3">
                <text:p>13.3</text:p>
              </table:table-cell>
              <table:table-cell office:value-type="float" office:value="0.00318387094300852">
                <text:p>0.00318387094300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4">
                <text:p>13.4</text:p>
              </table:table-cell>
              <table:table-cell office:value-type="float" office:value="0.00313403310765739">
                <text:p>0.003134033107657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5">
                <text:p>13.5</text:p>
              </table:table-cell>
              <table:table-cell office:value-type="float" office:value="0.00310528051033943">
                <text:p>0.003105280510339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6">
                <text:p>13.6</text:p>
              </table:table-cell>
              <table:table-cell office:value-type="float" office:value="0.00303244059713394">
                <text:p>0.003032440597133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7">
                <text:p>13.7</text:p>
              </table:table-cell>
              <table:table-cell office:value-type="float" office:value="0.0029921869608888">
                <text:p>0.00299218696088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8">
                <text:p>13.8</text:p>
              </table:table-cell>
              <table:table-cell office:value-type="float" office:value="0.00296343436357084">
                <text:p>0.00296343436357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9">
                <text:p>13.9</text:p>
              </table:table-cell>
              <table:table-cell office:value-type="float" office:value="0.00293851544589528">
                <text:p>0.002938515445895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  <table:table-cell office:value-type="float" office:value="0.0029250975671469">
                <text:p>0.0029250975671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1">
                <text:p>14.1</text:p>
              </table:table-cell>
              <table:table-cell office:value-type="float" office:value="0.00277175038145112">
                <text:p>0.002771750381451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2">
                <text:p>14.2</text:p>
              </table:table-cell>
              <table:table-cell office:value-type="float" office:value="0.00275833250270274">
                <text:p>0.002758332502702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3">
                <text:p>14.3</text:p>
              </table:table-cell>
              <table:table-cell office:value-type="float" office:value="0.00272766306556359">
                <text:p>0.002727663065563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4">
                <text:p>14.4</text:p>
              </table:table-cell>
              <table:table-cell office:value-type="float" office:value="0.00269891046824563">
                <text:p>0.002698910468245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5">
                <text:p>14.5</text:p>
              </table:table-cell>
              <table:table-cell office:value-type="float" office:value="0.00267974207003366">
                <text:p>0.002679742070033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6">
                <text:p>14.6</text:p>
              </table:table-cell>
              <table:table-cell office:value-type="float" office:value="0.00263182107450373">
                <text:p>0.002631821074503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7">
                <text:p>14.7</text:p>
              </table:table-cell>
              <table:table-cell office:value-type="float" office:value="0.00259923479754338">
                <text:p>0.00259923479754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8">
                <text:p>14.8</text:p>
              </table:table-cell>
              <table:table-cell office:value-type="float" office:value="0.00257814955951021">
                <text:p>0.002578149559510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9">
                <text:p>14.9</text:p>
              </table:table-cell>
              <table:table-cell office:value-type="float" office:value="0.00257048220022542">
                <text:p>0.002570482200225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0.00256281484094063">
                <text:p>0.002562814840940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0.00242288553399324">
                <text:p>0.002422885533993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2">
                <text:p>15.2</text:p>
              </table:table-cell>
              <table:table-cell office:value-type="float" office:value="0.00240755081542366">
                <text:p>0.002407550815423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3">
                <text:p>15.3</text:p>
              </table:table-cell>
              <table:table-cell office:value-type="float" office:value="0.00237113085882091">
                <text:p>0.002371130858820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4">
                <text:p>15.4</text:p>
              </table:table-cell>
              <table:table-cell office:value-type="float" office:value="0.00234429510132415">
                <text:p>0.002344295101324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5">
                <text:p>15.5</text:p>
              </table:table-cell>
              <table:table-cell office:value-type="float" office:value="0.00232512670311218">
                <text:p>0.002325126703112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6">
                <text:p>15.6</text:p>
              </table:table-cell>
              <table:table-cell office:value-type="float" office:value="0.00229829094561542">
                <text:p>0.002298290945615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7">
                <text:p>15.7</text:p>
              </table:table-cell>
              <table:table-cell office:value-type="float" office:value="0.00225803730937028">
                <text:p>0.002258037309370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8">
                <text:p>15.8</text:p>
              </table:table-cell>
              <table:table-cell office:value-type="float" office:value="0.00223695207133711">
                <text:p>0.002236952071337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">
                <text:p>15.9</text:p>
              </table:table-cell>
              <table:table-cell office:value-type="float" office:value="0.00221586683330394">
                <text:p>0.002215866833303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0.00220819947401915">
                <text:p>0.002208199474019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">
                <text:p>16.1</text:p>
              </table:table-cell>
              <table:table-cell office:value-type="float" office:value="0.00209510592456852">
                <text:p>0.0020951059245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2">
                <text:p>16.2</text:p>
              </table:table-cell>
              <table:table-cell office:value-type="float" office:value="0.00208552172546253">
                <text:p>0.002085521725462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3">
                <text:p>16.3</text:p>
              </table:table-cell>
              <table:table-cell office:value-type="float" office:value="0.00206443648742936">
                <text:p>0.002064436487429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4">
                <text:p>16.4</text:p>
              </table:table-cell>
              <table:table-cell office:value-type="float" office:value="0.0020433512493962">
                <text:p>0.00204335124939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5">
                <text:p>16.5</text:p>
              </table:table-cell>
              <table:table-cell office:value-type="float" office:value="0.0020376007299326">
                <text:p>0.00203760072993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6">
                <text:p>16.6</text:p>
              </table:table-cell>
              <table:table-cell office:value-type="float" office:value="0.00201268181225704">
                <text:p>0.002012681812257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7">
                <text:p>16.7</text:p>
              </table:table-cell>
              <table:table-cell office:value-type="float" office:value="0.00198584605476028">
                <text:p>0.001985846054760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8">
                <text:p>16.8</text:p>
              </table:table-cell>
              <table:table-cell office:value-type="float" office:value="0.00197817869547549">
                <text:p>0.001978178695475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9">
                <text:p>16.9</text:p>
              </table:table-cell>
              <table:table-cell office:value-type="float" office:value="0.00196859449636951">
                <text:p>0.001968594496369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">
                <text:p>17</text:p>
              </table:table-cell>
              <table:table-cell office:value-type="float" office:value="0.00196284397690591">
                <text:p>0.001962843976905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1">
                <text:p>17.1</text:p>
              </table:table-cell>
              <table:table-cell office:value-type="float" office:value="0.00186508514602486">
                <text:p>0.001865085146024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2">
                <text:p>17.2</text:p>
              </table:table-cell>
              <table:table-cell office:value-type="float" office:value="0.00184975042745528">
                <text:p>0.001849750427455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3">
                <text:p>17.3</text:p>
              </table:table-cell>
              <table:table-cell office:value-type="float" office:value="0.00184399990799169">
                <text:p>0.001843999907991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4">
                <text:p>17.4</text:p>
              </table:table-cell>
              <table:table-cell office:value-type="float" office:value="0.00183058202924331">
                <text:p>0.001830582029243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5">
                <text:p>17.5</text:p>
              </table:table-cell>
              <table:table-cell office:value-type="float" office:value="0.00181524731067373">
                <text:p>0.001815247310673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6">
                <text:p>17.6</text:p>
              </table:table-cell>
              <table:table-cell office:value-type="float" office:value="0.00178841155317697">
                <text:p>0.001788411553176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7">
                <text:p>17.7</text:p>
              </table:table-cell>
              <table:table-cell office:value-type="float" office:value="0.0017711599947862">
                <text:p>0.00177115999478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8">
                <text:p>17.8</text:p>
              </table:table-cell>
              <table:table-cell office:value-type="float" office:value="0.00176157579568021">
                <text:p>0.001761575795680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9">
                <text:p>17.9</text:p>
              </table:table-cell>
              <table:table-cell office:value-type="float" office:value="0.00175199159657422">
                <text:p>0.001751991596574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">
                <text:p>18</text:p>
              </table:table-cell>
              <table:table-cell office:value-type="float" office:value="0.00175007475675303">
                <text:p>0.001750074756753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1">
                <text:p>18.1</text:p>
              </table:table-cell>
              <table:table-cell office:value-type="float" office:value="0.00166765064444155">
                <text:p>0.001667650644441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2">
                <text:p>18.2</text:p>
              </table:table-cell>
              <table:table-cell office:value-type="float" office:value="0.00165998328515676">
                <text:p>0.001659983285156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3">
                <text:p>18.3</text:p>
              </table:table-cell>
              <table:table-cell office:value-type="float" office:value="0.00164273172676598">
                <text:p>0.001642731726765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4">
                <text:p>18.4</text:p>
              </table:table-cell>
              <table:table-cell office:value-type="float" office:value="0.00164081488694479">
                <text:p>0.001640814886944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5">
                <text:p>18.5</text:p>
              </table:table-cell>
              <table:table-cell office:value-type="float" office:value="0.00163698120730239">
                <text:p>0.001636981207302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6">
                <text:p>18.6</text:p>
              </table:table-cell>
              <table:table-cell office:value-type="float" office:value="0.00160822860998444">
                <text:p>0.001608228609984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7">
                <text:p>18.7</text:p>
              </table:table-cell>
              <table:table-cell office:value-type="float" office:value="0.00158714337195127">
                <text:p>0.001587143371951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8">
                <text:p>18.8</text:p>
              </table:table-cell>
              <table:table-cell office:value-type="float" office:value="0.00157372549320289">
                <text:p>0.001573725493202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9">
                <text:p>18.9</text:p>
              </table:table-cell>
              <table:table-cell office:value-type="float" office:value="0.0015660581339181">
                <text:p>0.00156605813391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  <table:table-cell office:value-type="float" office:value="0.0015641412940969">
                <text:p>0.00156414129409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1">
                <text:p>19.1</text:p>
              </table:table-cell>
              <table:table-cell office:value-type="float" office:value="0.00147788350214303">
                <text:p>0.001477883502143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2">
                <text:p>19.2</text:p>
              </table:table-cell>
              <table:table-cell office:value-type="float" office:value="0.00146829930303704">
                <text:p>0.001468299303037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3">
                <text:p>19.3</text:p>
              </table:table-cell>
              <table:table-cell office:value-type="float" office:value="0.00145679826410986">
                <text:p>0.001456798264109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4">
                <text:p>19.4</text:p>
              </table:table-cell>
              <table:table-cell office:value-type="float" office:value="0.00144913090482507">
                <text:p>0.001449130904825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5">
                <text:p>19.5</text:p>
              </table:table-cell>
              <table:table-cell office:value-type="float" office:value="0.00144338038536148">
                <text:p>0.00144338038536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6">
                <text:p>19.6</text:p>
              </table:table-cell>
              <table:table-cell office:value-type="float" office:value="0.00141846146768591">
                <text:p>0.001418461467685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7">
                <text:p>19.7</text:p>
              </table:table-cell>
              <table:table-cell office:value-type="float" office:value="0.00140887726857993">
                <text:p>0.001408877268579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8">
                <text:p>19.8</text:p>
              </table:table-cell>
              <table:table-cell office:value-type="float" office:value="0.00139929306947394">
                <text:p>0.001399293069473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9">
                <text:p>19.9</text:p>
              </table:table-cell>
              <table:table-cell office:value-type="float" office:value="0.00138970887036796">
                <text:p>0.00138970887036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  <table:table-cell office:value-type="float" office:value="0.00138779203054676">
                <text:p>0.001387792030546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1">
                <text:p>20.1</text:p>
              </table:table-cell>
              <table:table-cell office:value-type="float" office:value="0.00132836999608965">
                <text:p>0.001328369996089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2">
                <text:p>20.2</text:p>
              </table:table-cell>
              <table:table-cell office:value-type="float" office:value="0.00132645315626845">
                <text:p>0.001326453156268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3">
                <text:p>20.3</text:p>
              </table:table-cell>
              <table:table-cell office:value-type="float" office:value="0.00130920159787768">
                <text:p>0.001309201597877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4">
                <text:p>20.4</text:p>
              </table:table-cell>
              <table:table-cell office:value-type="float" office:value="0.0012938668793081">
                <text:p>0.00129386687930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5">
                <text:p>20.5</text:p>
              </table:table-cell>
              <table:table-cell office:value-type="float" office:value="0.00128811635984451">
                <text:p>0.001288116359844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6">
                <text:p>20.6</text:p>
              </table:table-cell>
              <table:table-cell office:value-type="float" office:value="0.00127661532091732">
                <text:p>0.001276615320917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7">
                <text:p>20.7</text:p>
              </table:table-cell>
              <table:table-cell office:value-type="float" office:value="0.00126319744216894">
                <text:p>0.001263197442168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8">
                <text:p>20.8</text:p>
              </table:table-cell>
              <table:table-cell office:value-type="float" office:value="0.00125553008288415">
                <text:p>0.001255530082884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9">
                <text:p>20.9</text:p>
              </table:table-cell>
              <table:table-cell office:value-type="float" office:value="0.00125361324306296">
                <text:p>0.001253613243062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  <table:table-cell office:value-type="float" office:value="0.00124977956342056">
                <text:p>0.001249779563420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1">
                <text:p>21.1</text:p>
              </table:table-cell>
              <table:table-cell office:value-type="float" office:value="0.00119419120860584">
                <text:p>0.001194191208605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2">
                <text:p>21.2</text:p>
              </table:table-cell>
              <table:table-cell office:value-type="float" office:value="0.00118844068914225">
                <text:p>0.001188440689142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3">
                <text:p>21.3</text:p>
              </table:table-cell>
              <table:table-cell office:value-type="float" office:value="0.00118652384932106">
                <text:p>0.001186523849321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4">
                <text:p>21.4</text:p>
              </table:table-cell>
              <table:table-cell office:value-type="float" office:value="0.00118269016967866">
                <text:p>0.00118269016967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5">
                <text:p>21.5</text:p>
              </table:table-cell>
              <table:table-cell office:value-type="float" office:value="0.00118077332985746">
                <text:p>0.001180773329857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6">
                <text:p>21.6</text:p>
              </table:table-cell>
              <table:table-cell office:value-type="float" office:value="0.00116927229093028">
                <text:p>0.001169272290930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7">
                <text:p>21.7</text:p>
              </table:table-cell>
              <table:table-cell office:value-type="float" office:value="0.00115968809182429">
                <text:p>0.001159688091824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0.0011558544121819">
                <text:p>0.00115585441218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0.00114051969361232">
                <text:p>0.001140519693612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1">
                <text:p>22.1</text:p>
              </table:table-cell>
              <table:table-cell office:value-type="float" office:value="0.00109834921754598">
                <text:p>0.001098349217545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2">
                <text:p>22.2</text:p>
              </table:table-cell>
              <table:table-cell office:value-type="float" office:value="0.00109643237772479">
                <text:p>0.001096432377724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3">
                <text:p>22.3</text:p>
              </table:table-cell>
              <table:table-cell office:value-type="float" office:value="0.0010868481786188">
                <text:p>0.00108684817861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4">
                <text:p>22.4</text:p>
              </table:table-cell>
              <table:table-cell office:value-type="float" office:value="0.00107918081933401">
                <text:p>0.001079180819334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5">
                <text:p>22.5</text:p>
              </table:table-cell>
              <table:table-cell office:value-type="float" office:value="0.00107343029987042">
                <text:p>0.001073430299870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6">
                <text:p>22.6</text:p>
              </table:table-cell>
              <table:table-cell office:value-type="float" office:value="0.00105617874147965">
                <text:p>0.001056178741479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7">
                <text:p>22.7</text:p>
              </table:table-cell>
              <table:table-cell office:value-type="float" office:value="0.00105042822201606">
                <text:p>0.001050428222016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8">
                <text:p>22.8</text:p>
              </table:table-cell>
              <table:table-cell office:value-type="float" office:value="0.00104467770255246">
                <text:p>0.001044677702552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9">
                <text:p>22.9</text:p>
              </table:table-cell>
              <table:table-cell office:value-type="float" office:value="0.00103701034326768">
                <text:p>0.001037010343267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0.00103509350344648">
                <text:p>0.001035093503446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2">
                <text:p>23.2</text:p>
              </table:table-cell>
              <table:table-cell office:value-type="float" office:value="0.000994839867201337">
                <text:p>0.0009948398672013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3">
                <text:p>23.3</text:p>
              </table:table-cell>
              <table:table-cell office:value-type="float" office:value="0.00099292302738014">
                <text:p>0.000992923027380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4">
                <text:p>23.4</text:p>
              </table:table-cell>
              <table:table-cell office:value-type="float" office:value="0.000991006187558943">
                <text:p>0.0009910061875589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5">
                <text:p>23.5</text:p>
              </table:table-cell>
              <table:table-cell office:value-type="float" office:value="0.000987172507916548">
                <text:p>0.0009871725079165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6">
                <text:p>23.6</text:p>
              </table:table-cell>
              <table:table-cell office:value-type="float" office:value="0.000977588308810562">
                <text:p>0.0009775883088105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8">
                <text:p>23.8</text:p>
              </table:table-cell>
              <table:table-cell office:value-type="float" office:value="0.000975671468989365">
                <text:p>0.0009756714689893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">
                <text:p>24</text:p>
              </table:table-cell>
              <table:table-cell office:value-type="float" office:value="0.000971837789346971">
                <text:p>0.0009718377893469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1">
                <text:p>24.1</text:p>
              </table:table-cell>
              <table:table-cell office:value-type="float" office:value="0.000929667313280633">
                <text:p>0.0009296673132806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.2">
                <text:p>24.2</text:p>
              </table:table-cell>
              <table:table-cell office:value-type="float" office:value="0.000927750473459436">
                <text:p>0.0009277504734594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3">
                <text:p>24.3</text:p>
              </table:table-cell>
              <table:table-cell office:value-type="float" office:value="0.000921999953995844">
                <text:p>0.000921999953995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.4">
                <text:p>24.4</text:p>
              </table:table-cell>
              <table:table-cell office:value-type="float" office:value="0.000914332594711056">
                <text:p>0.0009143325947110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5">
                <text:p>24.5</text:p>
              </table:table-cell>
              <table:table-cell office:value-type="float" office:value="0.000912415754889858">
                <text:p>0.0009124157548898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6">
                <text:p>24.6</text:p>
              </table:table-cell>
              <table:table-cell office:value-type="float" office:value="0.000891330516856689">
                <text:p>0.0008913305168566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7">
                <text:p>24.7</text:p>
              </table:table-cell>
              <table:table-cell office:value-type="float" office:value="0.000889413677035492">
                <text:p>0.0008894136770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8">
                <text:p>24.8</text:p>
              </table:table-cell>
              <table:table-cell office:value-type="float" office:value="0.000881746317750704">
                <text:p>0.0008817463177507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9">
                <text:p>24.9</text:p>
              </table:table-cell>
              <table:table-cell office:value-type="float" office:value="0.000877912638108309">
                <text:p>0.0008779126381083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0.000875995798287112">
                <text:p>0.0008759957982871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1">
                <text:p>25.1</text:p>
              </table:table-cell>
              <table:table-cell office:value-type="float" office:value="0.000841492681505563">
                <text:p>0.0008414926815055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">
                <text:p>25.3</text:p>
              </table:table-cell>
              <table:table-cell office:value-type="float" office:value="0.000839575841684366">
                <text:p>0.0008395758416843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4">
                <text:p>25.4</text:p>
              </table:table-cell>
              <table:table-cell office:value-type="float" office:value="0.000835742162041971">
                <text:p>0.0008357421620419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5">
                <text:p>25.5</text:p>
              </table:table-cell>
              <table:table-cell office:value-type="float" office:value="0.000831908482399577">
                <text:p>0.0008319084823995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6">
                <text:p>25.6</text:p>
              </table:table-cell>
              <table:table-cell office:value-type="float" office:value="0.000824241123114788">
                <text:p>0.0008242411231147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7">
                <text:p>25.7</text:p>
              </table:table-cell>
              <table:table-cell office:value-type="float" office:value="0.000820407443472394">
                <text:p>0.0008204074434723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8">
                <text:p>25.8</text:p>
              </table:table-cell>
              <table:table-cell office:value-type="float" office:value="0.000812740084187605">
                <text:p>0.0008127400841876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">
                <text:p>26</text:p>
              </table:table-cell>
              <table:table-cell office:value-type="float" office:value="0.000803155885081619">
                <text:p>0.0008031558850816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1">
                <text:p>26.1</text:p>
              </table:table-cell>
              <table:table-cell office:value-type="float" office:value="0.000783987486869647">
                <text:p>0.0007839874868696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3">
                <text:p>26.3</text:p>
              </table:table-cell>
              <table:table-cell office:value-type="float" office:value="0.000780153807227253">
                <text:p>0.0007801538072272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5">
                <text:p>26.5</text:p>
              </table:table-cell>
              <table:table-cell office:value-type="float" office:value="0.000774403287763661">
                <text:p>0.0007744032877636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6">
                <text:p>26.6</text:p>
              </table:table-cell>
              <table:table-cell office:value-type="float" office:value="0.000772486447942464">
                <text:p>0.0007724864479424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7">
                <text:p>26.7</text:p>
              </table:table-cell>
              <table:table-cell office:value-type="float" office:value="0.000764819088657675">
                <text:p>0.0007648190886576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.8">
                <text:p>26.8</text:p>
              </table:table-cell>
              <table:table-cell office:value-type="float" office:value="0.000760985409015281">
                <text:p>0.0007609854090152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">
                <text:p>27</text:p>
              </table:table-cell>
              <table:table-cell office:value-type="float" office:value="0.000757151729372887">
                <text:p>0.0007571517293728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.1">
                <text:p>27.1</text:p>
              </table:table-cell>
              <table:table-cell office:value-type="float" office:value="0.000736066491339718">
                <text:p>0.0007360664913397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.3">
                <text:p>27.3</text:p>
              </table:table-cell>
              <table:table-cell office:value-type="float" office:value="0.00073414965151852">
                <text:p>0.000734149651518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4">
                <text:p>27.4</text:p>
              </table:table-cell>
              <table:table-cell office:value-type="float" office:value="0.000728399132054929">
                <text:p>0.0007283991320549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.5">
                <text:p>27.5</text:p>
              </table:table-cell>
              <table:table-cell office:value-type="float" office:value="0.000724565452412535">
                <text:p>0.0007245654524125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6">
                <text:p>27.6</text:p>
              </table:table-cell>
              <table:table-cell office:value-type="float" office:value="0.000718814932948943">
                <text:p>0.0007188149329489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7">
                <text:p>27.7</text:p>
              </table:table-cell>
              <table:table-cell office:value-type="float" office:value="0.000716898093127746">
                <text:p>0.0007168980931277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8">
                <text:p>27.8</text:p>
              </table:table-cell>
              <table:table-cell office:value-type="float" office:value="0.000713064413485352">
                <text:p>0.0007130644134853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  <table:table-cell office:value-type="float" office:value="0.000705397054200563">
                <text:p>0.0007053970542005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.1">
                <text:p>28.1</text:p>
              </table:table-cell>
              <table:table-cell office:value-type="float" office:value="0.000686228655988591">
                <text:p>0.0006862286559885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.3">
                <text:p>28.3</text:p>
              </table:table-cell>
              <table:table-cell office:value-type="float" office:value="0.000684311816167394">
                <text:p>0.0006843118161673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5">
                <text:p>28.5</text:p>
              </table:table-cell>
              <table:table-cell office:value-type="float" office:value="0.000674727617061408">
                <text:p>0.0006747276170614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6">
                <text:p>28.6</text:p>
              </table:table-cell>
              <table:table-cell office:value-type="float" office:value="0.000672810777240211">
                <text:p>0.0006728107772402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8">
                <text:p>28.8</text:p>
              </table:table-cell>
              <table:table-cell office:value-type="float" office:value="0.000667060257776619">
                <text:p>0.0006670602577766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.9">
                <text:p>28.9</text:p>
              </table:table-cell>
              <table:table-cell office:value-type="float" office:value="0.000665143417955422">
                <text:p>0.0006651434179554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">
                <text:p>29</text:p>
              </table:table-cell>
              <table:table-cell office:value-type="float" office:value="0.000661309738313028">
                <text:p>0.0006613097383130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.1">
                <text:p>29.1</text:p>
              </table:table-cell>
              <table:table-cell office:value-type="float" office:value="0.000640224500279859">
                <text:p>0.0006402245002798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.3">
                <text:p>29.3</text:p>
              </table:table-cell>
              <table:table-cell office:value-type="float" office:value="0.000636390820637464">
                <text:p>0.0006363908206374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.4">
                <text:p>29.4</text:p>
              </table:table-cell>
              <table:table-cell office:value-type="float" office:value="0.000634473980816267">
                <text:p>0.0006344739808162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.5">
                <text:p>29.5</text:p>
              </table:table-cell>
              <table:table-cell office:value-type="float" office:value="0.00063255714099507">
                <text:p>0.000632557140995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.6">
                <text:p>29.6</text:p>
              </table:table-cell>
              <table:table-cell office:value-type="float" office:value="0.000621056102067887">
                <text:p>0.0006210561020678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.7">
                <text:p>29.7</text:p>
              </table:table-cell>
              <table:table-cell office:value-type="float" office:value="0.00061913926224669">
                <text:p>0.000619139262246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.8">
                <text:p>29.8</text:p>
              </table:table-cell>
              <table:table-cell office:value-type="float" office:value="0.000611471902961901">
                <text:p>0.0006114719029619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">
                <text:p>30</text:p>
              </table:table-cell>
              <table:table-cell office:value-type="float" office:value="0.000609555063140704">
                <text:p>0.0006095550631407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.1">
                <text:p>30.1</text:p>
              </table:table-cell>
              <table:table-cell office:value-type="float" office:value="0.00058463614546514">
                <text:p>0.00058463614546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.3">
                <text:p>30.3</text:p>
              </table:table-cell>
              <table:table-cell office:value-type="float" office:value="0.000578885626001549">
                <text:p>0.0005788856260015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.4">
                <text:p>30.4</text:p>
              </table:table-cell>
              <table:table-cell office:value-type="float" office:value="0.000575051946359154">
                <text:p>0.0005750519463591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.5">
                <text:p>30.5</text:p>
              </table:table-cell>
              <table:table-cell office:value-type="float" office:value="0.00057121826671676">
                <text:p>0.000571218266716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.6">
                <text:p>30.6</text:p>
              </table:table-cell>
              <table:table-cell office:value-type="float" office:value="0.000565467747253169">
                <text:p>0.0005654677472531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.8">
                <text:p>30.8</text:p>
              </table:table-cell>
              <table:table-cell office:value-type="float" office:value="0.000559717227789577">
                <text:p>0.0005597172277895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">
                <text:p>31</text:p>
              </table:table-cell>
              <table:table-cell office:value-type="float" office:value="0.00055780038796838">
                <text:p>0.000557800387968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.1">
                <text:p>31.1</text:p>
              </table:table-cell>
              <table:table-cell office:value-type="float" office:value="0.000542465669398802">
                <text:p>0.0005424656693988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.3">
                <text:p>31.3</text:p>
              </table:table-cell>
              <table:table-cell office:value-type="float" office:value="0.000540548829577605">
                <text:p>0.0005405488295776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.4">
                <text:p>31.4</text:p>
              </table:table-cell>
              <table:table-cell office:value-type="float" office:value="0.000534798310114014">
                <text:p>0.0005347983101140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5">
                <text:p>31.5</text:p>
              </table:table-cell>
              <table:table-cell office:value-type="float" office:value="0.000532881470292816">
                <text:p>0.0005328814702928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.7">
                <text:p>31.7</text:p>
              </table:table-cell>
              <table:table-cell office:value-type="float" office:value="0.000525214111008028">
                <text:p>0.0005252141110080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">
                <text:p>32</text:p>
              </table:table-cell>
              <table:table-cell office:value-type="float" office:value="0.000519463591544436">
                <text:p>0.0005194635915444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.1">
                <text:p>32.1</text:p>
              </table:table-cell>
              <table:table-cell office:value-type="float" office:value="0.000502212033153662">
                <text:p>0.0005022120331536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.3">
                <text:p>32.3</text:p>
              </table:table-cell>
              <table:table-cell office:value-type="float" office:value="0.000498378353511267">
                <text:p>0.0004983783535112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.5">
                <text:p>32.5</text:p>
              </table:table-cell>
              <table:table-cell office:value-type="float" office:value="0.000492627834047676">
                <text:p>0.0004926278340476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.7">
                <text:p>32.7</text:p>
              </table:table-cell>
              <table:table-cell office:value-type="float" office:value="0.000486877314584084">
                <text:p>0.0004868773145840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.8">
                <text:p>32.8</text:p>
              </table:table-cell>
              <table:table-cell office:value-type="float" office:value="0.000484960474762887">
                <text:p>0.0004849604747628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">
                <text:p>33</text:p>
              </table:table-cell>
              <table:table-cell office:value-type="float" office:value="0.000481126795120493">
                <text:p>0.0004811267951204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.2">
                <text:p>33.2</text:p>
              </table:table-cell>
              <table:table-cell office:value-type="float" office:value="0.000469625756193309">
                <text:p>0.0004696257561933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.3">
                <text:p>33.3</text:p>
              </table:table-cell>
              <table:table-cell office:value-type="float" office:value="0.000467708916372112">
                <text:p>0.0004677089163721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.5">
                <text:p>33.5</text:p>
              </table:table-cell>
              <table:table-cell office:value-type="float" office:value="0.000461958396908521">
                <text:p>0.0004619583969085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">
                <text:p>34</text:p>
              </table:table-cell>
              <table:table-cell office:value-type="float" office:value="0.000456207877444929">
                <text:p>0.0004562078774449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.1">
                <text:p>34.1</text:p>
              </table:table-cell>
              <table:table-cell office:value-type="float" office:value="0.000438956319054155">
                <text:p>0.0004389563190541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.2">
                <text:p>34.2</text:p>
              </table:table-cell>
              <table:table-cell office:value-type="float" office:value="0.000437039479232957">
                <text:p>0.0004370394792329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.3">
                <text:p>34.3</text:p>
              </table:table-cell>
              <table:table-cell office:value-type="float" office:value="0.00043512263941176">
                <text:p>0.000435122639411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.4">
                <text:p>34.4</text:p>
              </table:table-cell>
              <table:table-cell office:value-type="float" office:value="0.000433205799590563">
                <text:p>0.000433205799590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.6">
                <text:p>34.6</text:p>
              </table:table-cell>
              <table:table-cell office:value-type="float" office:value="0.000431288959769366">
                <text:p>0.0004312889597693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.9">
                <text:p>34.9</text:p>
              </table:table-cell>
              <table:table-cell office:value-type="float" office:value="0.000427455280126971">
                <text:p>0.0004274552801269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">
                <text:p>35</text:p>
              </table:table-cell>
              <table:table-cell office:value-type="float" office:value="0.000425538440305774">
                <text:p>0.0004255384403057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.3">
                <text:p>35.3</text:p>
              </table:table-cell>
              <table:table-cell office:value-type="float" office:value="0.000419787920842183">
                <text:p>0.0004197879208421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.4">
                <text:p>35.4</text:p>
              </table:table-cell>
              <table:table-cell office:value-type="float" office:value="0.000415954241199788">
                <text:p>0.0004159542411997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.5">
                <text:p>35.5</text:p>
              </table:table-cell>
              <table:table-cell office:value-type="float" office:value="0.000414037401378591">
                <text:p>0.0004140374013785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.6">
                <text:p>35.6</text:p>
              </table:table-cell>
              <table:table-cell office:value-type="float" office:value="0.000410203721736197">
                <text:p>0.0004102037217361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.7">
                <text:p>35.7</text:p>
              </table:table-cell>
              <table:table-cell office:value-type="float" office:value="0.000406370042093803">
                <text:p>0.0004063700420938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">
                <text:p>36</text:p>
              </table:table-cell>
              <table:table-cell office:value-type="float" office:value="0.000404453202272605">
                <text:p>0.0004044532022726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.6">
                <text:p>36.6</text:p>
              </table:table-cell>
              <table:table-cell office:value-type="float" office:value="0.000389118483703028">
                <text:p>0.0003891184837030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.7">
                <text:p>36.7</text:p>
              </table:table-cell>
              <table:table-cell office:value-type="float" office:value="0.000387201643881831">
                <text:p>0.0003872016438818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">
                <text:p>37</text:p>
              </table:table-cell>
              <table:table-cell office:value-type="float" office:value="0.000385284804060633">
                <text:p>0.0003852848040606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.8">
                <text:p>37.8</text:p>
              </table:table-cell>
              <table:table-cell office:value-type="float" office:value="0.000368033245669859">
                <text:p>0.0003680332456698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">
                <text:p>38</text:p>
              </table:table-cell>
              <table:table-cell office:value-type="float" office:value="0.000366116405848662">
                <text:p>0.0003661164058486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.2">
                <text:p>38.2</text:p>
              </table:table-cell>
              <table:table-cell office:value-type="float" office:value="0.000358449046563873">
                <text:p>0.0003584490465638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5">
                <text:p>38.5</text:p>
              </table:table-cell>
              <table:table-cell office:value-type="float" office:value="0.000356532206742676">
                <text:p>0.0003565322067426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8">
                <text:p>38.8</text:p>
              </table:table-cell>
              <table:table-cell office:value-type="float" office:value="0.000352698527100281">
                <text:p>0.0003526985271002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">
                <text:p>39</text:p>
              </table:table-cell>
              <table:table-cell office:value-type="float" office:value="0.000350781687279084">
                <text:p>0.0003507816872790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.1">
                <text:p>39.1</text:p>
              </table:table-cell>
              <table:table-cell office:value-type="float" office:value="0.000343114327994295">
                <text:p>0.0003431143279942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.2">
                <text:p>39.2</text:p>
              </table:table-cell>
              <table:table-cell office:value-type="float" office:value="0.000339280648351901">
                <text:p>0.0003392806483519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.3">
                <text:p>39.3</text:p>
              </table:table-cell>
              <table:table-cell office:value-type="float" office:value="0.000337363808530704">
                <text:p>0.0003373638085307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.5">
                <text:p>39.5</text:p>
              </table:table-cell>
              <table:table-cell office:value-type="float" office:value="0.000335446968709507">
                <text:p>0.0003354469687095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6">
                <text:p>39.6</text:p>
              </table:table-cell>
              <table:table-cell office:value-type="float" office:value="0.00033353012888831">
                <text:p>0.000333530128888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">
                <text:p>40</text:p>
              </table:table-cell>
              <table:table-cell office:value-type="float" office:value="0.000329696449245915">
                <text:p>0.0003296964492459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6">
                <text:p>40.6</text:p>
              </table:table-cell>
              <table:table-cell office:value-type="float" office:value="0.000325862769603521">
                <text:p>0.0003258627696035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.7">
                <text:p>40.7</text:p>
              </table:table-cell>
              <table:table-cell office:value-type="float" office:value="0.000322029089961126">
                <text:p>0.0003220290899611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  <table:table-cell office:value-type="float" office:value="0.000318195410318732">
                <text:p>0.0003181954103187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.6">
                <text:p>41.6</text:p>
              </table:table-cell>
              <table:table-cell office:value-type="float" office:value="0.000308611211212746">
                <text:p>0.0003086112112127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7">
                <text:p>41.7</text:p>
              </table:table-cell>
              <table:table-cell office:value-type="float" office:value="0.000306694371391549">
                <text:p>0.0003066943713915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">
                <text:p>42</text:p>
              </table:table-cell>
              <table:table-cell office:value-type="float" office:value="0.000304777531570352">
                <text:p>0.0003047775315703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.3">
                <text:p>42.3</text:p>
              </table:table-cell>
              <table:table-cell office:value-type="float" office:value="0.000293276492643169">
                <text:p>0.0002932764926431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">
                <text:p>43</text:p>
              </table:table-cell>
              <table:table-cell office:value-type="float" office:value="0.000291359652821972">
                <text:p>0.0002913596528219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.3">
                <text:p>43.3</text:p>
              </table:table-cell>
              <table:table-cell office:value-type="float" office:value="0.00028560913335838">
                <text:p>0.000285609133358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.5">
                <text:p>43.5</text:p>
              </table:table-cell>
              <table:table-cell office:value-type="float" office:value="0.000283692293537183">
                <text:p>0.0002836922935371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.7">
                <text:p>43.7</text:p>
              </table:table-cell>
              <table:table-cell office:value-type="float" office:value="0.000281775453715986">
                <text:p>0.0002817754537159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">
                <text:p>44</text:p>
              </table:table-cell>
              <table:table-cell office:value-type="float" office:value="0.000279858613894788">
                <text:p>0.0002798586138947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.1">
                <text:p>44.1</text:p>
              </table:table-cell>
              <table:table-cell office:value-type="float" office:value="0.000276024934252394">
                <text:p>0.0002760249342523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.3">
                <text:p>44.3</text:p>
              </table:table-cell>
              <table:table-cell office:value-type="float" office:value="0.000274108094431197">
                <text:p>0.0002741080944311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.5">
                <text:p>44.5</text:p>
              </table:table-cell>
              <table:table-cell office:value-type="float" office:value="0.00027219125461">
                <text:p>0.000272191254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.6">
                <text:p>44.6</text:p>
              </table:table-cell>
              <table:table-cell office:value-type="float" office:value="0.000268357574967605">
                <text:p>0.0002683575749676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">
                <text:p>45</text:p>
              </table:table-cell>
              <table:table-cell office:value-type="float" office:value="0.000266440735146408">
                <text:p>0.0002664407351464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.2">
                <text:p>45.2</text:p>
              </table:table-cell>
              <table:table-cell office:value-type="float" office:value="0.000256856536040422">
                <text:p>0.0002568565360404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.4">
                <text:p>45.4</text:p>
              </table:table-cell>
              <table:table-cell office:value-type="float" office:value="0.000254939696219225">
                <text:p>0.0002549396962192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.5">
                <text:p>45.5</text:p>
              </table:table-cell>
              <table:table-cell office:value-type="float" office:value="0.000251106016576831">
                <text:p>0.0002511060165768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.7">
                <text:p>45.7</text:p>
              </table:table-cell>
              <table:table-cell office:value-type="float" office:value="0.000249189176755634">
                <text:p>0.0002491891767556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">
                <text:p>46</text:p>
              </table:table-cell>
              <table:table-cell office:value-type="float" office:value="0.000247272336934436">
                <text:p>0.0002472723369344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.4">
                <text:p>46.4</text:p>
              </table:table-cell>
              <table:table-cell office:value-type="float" office:value="0.000243438657292042">
                <text:p>0.0002434386572920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.5">
                <text:p>46.5</text:p>
              </table:table-cell>
              <table:table-cell office:value-type="float" office:value="0.000241521817470845">
                <text:p>0.0002415218174708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">
                <text:p>47</text:p>
              </table:table-cell>
              <table:table-cell office:value-type="float" office:value="0.00023768813782845">
                <text:p>0.000237688137828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.2">
                <text:p>47.2</text:p>
              </table:table-cell>
              <table:table-cell office:value-type="float" office:value="0.000233854458186056">
                <text:p>0.0002338544581860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.3">
                <text:p>47.3</text:p>
              </table:table-cell>
              <table:table-cell office:value-type="float" office:value="0.000231937618364859">
                <text:p>0.0002319376183648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.5">
                <text:p>47.5</text:p>
              </table:table-cell>
              <table:table-cell office:value-type="float" office:value="0.000230020778543662">
                <text:p>0.0002300207785436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.8">
                <text:p>47.8</text:p>
              </table:table-cell>
              <table:table-cell office:value-type="float" office:value="0.000228103938722465">
                <text:p>0.0002281039387224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8">
                <text:p>48</text:p>
              </table:table-cell>
              <table:table-cell office:value-type="float" office:value="0.000222353419258873">
                <text:p>0.0002223534192588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8.1">
                <text:p>48.1</text:p>
              </table:table-cell>
              <table:table-cell office:value-type="float" office:value="0.000216602899795281">
                <text:p>0.0002166028997952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8.2">
                <text:p>48.2</text:p>
              </table:table-cell>
              <table:table-cell office:value-type="float" office:value="0.000214686059974084">
                <text:p>0.0002146860599740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8.5">
                <text:p>48.5</text:p>
              </table:table-cell>
              <table:table-cell office:value-type="float" office:value="0.00021085238033169">
                <text:p>0.000210852380331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">
                <text:p>49</text:p>
              </table:table-cell>
              <table:table-cell office:value-type="float" office:value="0.000205101860868098">
                <text:p>0.0002051018608680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.3">
                <text:p>49.3</text:p>
              </table:table-cell>
              <table:table-cell office:value-type="float" office:value="0.000201268181225704">
                <text:p>0.0002012681812257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.4">
                <text:p>49.4</text:p>
              </table:table-cell>
              <table:table-cell office:value-type="float" office:value="0.000199351341404507">
                <text:p>0.0001993513414045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.5">
                <text:p>50.5</text:p>
              </table:table-cell>
              <table:table-cell office:value-type="float" office:value="0.00019743450158331">
                <text:p>0.000197434501583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.6">
                <text:p>50.6</text:p>
              </table:table-cell>
              <table:table-cell office:value-type="float" office:value="0.000195517661762113">
                <text:p>0.0001955176617621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.8">
                <text:p>50.8</text:p>
              </table:table-cell>
              <table:table-cell office:value-type="float" office:value="0.000193600821940915">
                <text:p>0.0001936008219409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">
                <text:p>51</text:p>
              </table:table-cell>
              <table:table-cell office:value-type="float" office:value="0.000191683982119718">
                <text:p>0.0001916839821197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.5">
                <text:p>51.5</text:p>
              </table:table-cell>
              <table:table-cell office:value-type="float" office:value="0.000185933462656127">
                <text:p>0.0001859334626561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.6">
                <text:p>51.6</text:p>
              </table:table-cell>
              <table:table-cell office:value-type="float" office:value="0.000182099783013732">
                <text:p>0.0001820997830137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">
                <text:p>52</text:p>
              </table:table-cell>
              <table:table-cell office:value-type="float" office:value="0.000180182943192535">
                <text:p>0.0001801829431925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.2">
                <text:p>52.2</text:p>
              </table:table-cell>
              <table:table-cell office:value-type="float" office:value="0.000174432423728944">
                <text:p>0.0001744324237289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.9">
                <text:p>52.9</text:p>
              </table:table-cell>
              <table:table-cell office:value-type="float" office:value="0.000172515583907746">
                <text:p>0.0001725155839077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">
                <text:p>53</text:p>
              </table:table-cell>
              <table:table-cell office:value-type="float" office:value="0.000170598744086549">
                <text:p>0.0001705987440865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.2">
                <text:p>53.2</text:p>
              </table:table-cell>
              <table:table-cell office:value-type="float" office:value="0.00016293138480176">
                <text:p>0.000162931384801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.5">
                <text:p>53.5</text:p>
              </table:table-cell>
              <table:table-cell office:value-type="float" office:value="0.000161014544980563">
                <text:p>0.0001610145449805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.6">
                <text:p>53.6</text:p>
              </table:table-cell>
              <table:table-cell office:value-type="float" office:value="0.000159097705159366">
                <text:p>0.0001590977051593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4">
                <text:p>54</text:p>
              </table:table-cell>
              <table:table-cell office:value-type="float" office:value="0.000157180865338169">
                <text:p>0.000157180865338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.2">
                <text:p>54.2</text:p>
              </table:table-cell>
              <table:table-cell office:value-type="float" office:value="0.00014951350605338">
                <text:p>0.000149513506053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4.3">
                <text:p>54.3</text:p>
              </table:table-cell>
              <table:table-cell office:value-type="float" office:value="0.000147596666232183">
                <text:p>0.0001475966662321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4.5">
                <text:p>54.5</text:p>
              </table:table-cell>
              <table:table-cell office:value-type="float" office:value="0.000145679826410986">
                <text:p>0.0001456798264109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5">
                <text:p>55</text:p>
              </table:table-cell>
              <table:table-cell office:value-type="float" office:value="0.000141846146768591">
                <text:p>0.0001418461467685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5.3">
                <text:p>55.3</text:p>
              </table:table-cell>
              <table:table-cell office:value-type="float" office:value="0.000138012467126197">
                <text:p>0.0001380124671261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.8">
                <text:p>55.8</text:p>
              </table:table-cell>
              <table:table-cell office:value-type="float" office:value="0.000134178787483803">
                <text:p>0.0001341787874838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">
                <text:p>56</text:p>
              </table:table-cell>
              <table:table-cell office:value-type="float" office:value="0.000132261947662606">
                <text:p>0.0001322619476626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">
                <text:p>57</text:p>
              </table:table-cell>
              <table:table-cell office:value-type="float" office:value="0.000128428268020211">
                <text:p>0.0001284282680202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7.1">
                <text:p>57.1</text:p>
              </table:table-cell>
              <table:table-cell office:value-type="float" office:value="0.000124594588377817">
                <text:p>0.0001245945883778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.2">
                <text:p>57.2</text:p>
              </table:table-cell>
              <table:table-cell office:value-type="float" office:value="0.00012267774855662">
                <text:p>0.000122677748556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.5">
                <text:p>57.5</text:p>
              </table:table-cell>
              <table:table-cell office:value-type="float" office:value="0.000120760908735422">
                <text:p>0.0001207609087354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">
                <text:p>58</text:p>
              </table:table-cell>
              <table:table-cell office:value-type="float" office:value="0.000118844068914225">
                <text:p>0.0001188440689142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.6">
                <text:p>58.6</text:p>
              </table:table-cell>
              <table:table-cell office:value-type="float" office:value="0.000116927229093028">
                <text:p>0.0001169272290930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.9">
                <text:p>58.9</text:p>
              </table:table-cell>
              <table:table-cell office:value-type="float" office:value="0.000115010389271831">
                <text:p>0.0001150103892718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">
                <text:p>59</text:p>
              </table:table-cell>
              <table:table-cell office:value-type="float" office:value="0.000113093549450634">
                <text:p>0.0001130935494506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.3">
                <text:p>59.3</text:p>
              </table:table-cell>
              <table:table-cell office:value-type="float" office:value="0.000107343029987042">
                <text:p>0.0001073430299870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">
                <text:p>60</text:p>
              </table:table-cell>
              <table:table-cell office:value-type="float" office:value="0.000105426190165845">
                <text:p>0.0001054261901658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.2">
                <text:p>60.2</text:p>
              </table:table-cell>
              <table:table-cell office:value-type="float" office:value="0.000101592510523451">
                <text:p>0.0001015925105234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2">
                <text:p>62</text:p>
              </table:table-cell>
              <table:table-cell office:value-type="float" office:value="0.0000996756707022534">
                <text:p>0.00009967567070225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.1">
                <text:p>62.1</text:p>
              </table:table-cell>
              <table:table-cell office:value-type="float" office:value="0.0000958419910598591">
                <text:p>0.00009584199105985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.5">
                <text:p>62.5</text:p>
              </table:table-cell>
              <table:table-cell office:value-type="float" office:value="0.0000939251512386619">
                <text:p>0.00009392515123866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">
                <text:p>63</text:p>
              </table:table-cell>
              <table:table-cell office:value-type="float" office:value="0.0000920083114174647">
                <text:p>0.00009200831141746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4">
                <text:p>64</text:p>
              </table:table-cell>
              <table:table-cell office:value-type="float" office:value="0.0000900914715962675">
                <text:p>0.00009009147159626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">
                <text:p>65</text:p>
              </table:table-cell>
              <table:table-cell office:value-type="float" office:value="0.0000862577919538732">
                <text:p>0.00008625779195387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.5">
                <text:p>65.5</text:p>
              </table:table-cell>
              <table:table-cell office:value-type="float" office:value="0.000084340952132676">
                <text:p>0.0000843409521326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7.6">
                <text:p>67.6</text:p>
              </table:table-cell>
              <table:table-cell office:value-type="float" office:value="0.0000824241123114788">
                <text:p>0.00008242411231147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0.9">
                <text:p>70.9</text:p>
              </table:table-cell>
              <table:table-cell office:value-type="float" office:value="0.0000805072724902816">
                <text:p>0.00008050727249028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1.7">
                <text:p>71.7</text:p>
              </table:table-cell>
              <table:table-cell office:value-type="float" office:value="0.0000785904326690844">
                <text:p>0.00007859043266908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.8">
                <text:p>71.8</text:p>
              </table:table-cell>
              <table:table-cell office:value-type="float" office:value="0.0000766735928478872">
                <text:p>0.00007667359284788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">
                <text:p>72</text:p>
              </table:table-cell>
              <table:table-cell office:value-type="float" office:value="0.0000747567530266901">
                <text:p>0.00007475675302669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3.5">
                <text:p>73.5</text:p>
              </table:table-cell>
              <table:table-cell office:value-type="float" office:value="0.0000728399132054929">
                <text:p>0.00007283991320549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5">
                <text:p>75</text:p>
              </table:table-cell>
              <table:table-cell office:value-type="float" office:value="0.0000690062335630985">
                <text:p>0.00006900623356309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6">
                <text:p>76</text:p>
              </table:table-cell>
              <table:table-cell office:value-type="float" office:value="0.0000670893937419014">
                <text:p>0.00006708939374190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">
                <text:p>77</text:p>
              </table:table-cell>
              <table:table-cell office:value-type="float" office:value="0.0000651725539207042">
                <text:p>0.00006517255392070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8.6">
                <text:p>78.6</text:p>
              </table:table-cell>
              <table:table-cell office:value-type="float" office:value="0.000063255714099507">
                <text:p>0.0000632557140995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9">
                <text:p>79</text:p>
              </table:table-cell>
              <table:table-cell office:value-type="float" office:value="0.0000613388742783098">
                <text:p>0.00006133887427830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0">
                <text:p>80</text:p>
              </table:table-cell>
              <table:table-cell office:value-type="float" office:value="0.0000594220344571126">
                <text:p>0.00005942203445711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">
                <text:p>83</text:p>
              </table:table-cell>
              <table:table-cell office:value-type="float" office:value="0.0000575051946359154">
                <text:p>0.00005750519463591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">
                <text:p>84</text:p>
              </table:table-cell>
              <table:table-cell office:value-type="float" office:value="0.0000555883548147183">
                <text:p>0.00005558835481471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.2">
                <text:p>84.2</text:p>
              </table:table-cell>
              <table:table-cell office:value-type="float" office:value="0.0000536715149935211">
                <text:p>0.00005367151499352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5">
                <text:p>85</text:p>
              </table:table-cell>
              <table:table-cell office:value-type="float" office:value="0.0000517546751723239">
                <text:p>0.00005175467517232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9.5">
                <text:p>89.5</text:p>
              </table:table-cell>
              <table:table-cell office:value-type="float" office:value="0.0000498378353511267">
                <text:p>0.00004983783535112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.8">
                <text:p>89.8</text:p>
              </table:table-cell>
              <table:table-cell office:value-type="float" office:value="0.0000479209955299295">
                <text:p>0.00004792099552992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.5">
                <text:p>91.5</text:p>
              </table:table-cell>
              <table:table-cell office:value-type="float" office:value="0.0000460041557087324">
                <text:p>0.00004600415570873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5.3">
                <text:p>95.3</text:p>
              </table:table-cell>
              <table:table-cell office:value-type="float" office:value="0.0000440873158875352">
                <text:p>0.00004408731588753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6.3">
                <text:p>96.3</text:p>
              </table:table-cell>
              <table:table-cell office:value-type="float" office:value="0.000042170476066338">
                <text:p>0.0000421704760663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8.1">
                <text:p>98.1</text:p>
              </table:table-cell>
              <table:table-cell office:value-type="float" office:value="0.0000402536362451408">
                <text:p>0.00004025363624514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">
                <text:p>100</text:p>
              </table:table-cell>
              <table:table-cell office:value-type="float" office:value="0.0000383367964239436">
                <text:p>0.00003833679642394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.1">
                <text:p>100.1</text:p>
              </table:table-cell>
              <table:table-cell office:value-type="float" office:value="0.0000364199566027464">
                <text:p>0.00003641995660274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.3">
                <text:p>100.3</text:p>
              </table:table-cell>
              <table:table-cell office:value-type="float" office:value="0.0000345031167815493">
                <text:p>0.00003450311678154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3">
                <text:p>103</text:p>
              </table:table-cell>
              <table:table-cell office:value-type="float" office:value="0.0000325862769603521">
                <text:p>0.00003258627696035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">
                <text:p>107</text:p>
              </table:table-cell>
              <table:table-cell office:value-type="float" office:value="0.0000306694371391549">
                <text:p>0.00003066943713915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">
                <text:p>110</text:p>
              </table:table-cell>
              <table:table-cell office:value-type="float" office:value="0.0000287525973179577">
                <text:p>0.00002875259731795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1.5">
                <text:p>111.5</text:p>
              </table:table-cell>
              <table:table-cell office:value-type="float" office:value="0.0000268357574967605">
                <text:p>0.00002683575749676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1.7">
                <text:p>111.7</text:p>
              </table:table-cell>
              <table:table-cell office:value-type="float" office:value="0.0000249189176755634">
                <text:p>0.00002491891767556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8.2">
                <text:p>128.2</text:p>
              </table:table-cell>
              <table:table-cell office:value-type="float" office:value="0.0000230020778543662">
                <text:p>0.00002300207785436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3.5">
                <text:p>133.5</text:p>
              </table:table-cell>
              <table:table-cell office:value-type="float" office:value="0.000021085238033169">
                <text:p>0.0000210852380331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5.5">
                <text:p>135.5</text:p>
              </table:table-cell>
              <table:table-cell office:value-type="float" office:value="0.0000191683982119718">
                <text:p>0.00001916839821197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7">
                <text:p>137</text:p>
              </table:table-cell>
              <table:table-cell office:value-type="float" office:value="0.0000172515583907746">
                <text:p>0.00001725155839077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0.7">
                <text:p>160.7</text:p>
              </table:table-cell>
              <table:table-cell office:value-type="float" office:value="0.0000153347185695775">
                <text:p>0.00001533471856957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5.6">
                <text:p>165.6</text:p>
              </table:table-cell>
              <table:table-cell office:value-type="float" office:value="0.0000134178787483803">
                <text:p>0.00001341787874838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6">
                <text:p>166</text:p>
              </table:table-cell>
              <table:table-cell office:value-type="float" office:value="0.0000115010389271831">
                <text:p>0.00001150103892718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8">
                <text:p>178</text:p>
              </table:table-cell>
              <table:table-cell office:value-type="float" office:value="0.00000958419910598591">
                <text:p>0.000009584199105985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3">
                <text:p>183</text:p>
              </table:table-cell>
              <table:table-cell office:value-type="float" office:value="0.00000766735928478873">
                <text:p>0.000007667359284788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9">
                <text:p>189</text:p>
              </table:table-cell>
              <table:table-cell office:value-type="float" office:value="0.00000575051946359154">
                <text:p>0.000005750519463591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3">
                <text:p>613</text:p>
              </table:table-cell>
              <table:table-cell office:value-type="float" office:value="0.00000383367964239436">
                <text:p>0.000003833679642394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6">
                <text:p>626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chart-properties chart:auto-position="true" style:rotation-angle="90"/>
      <style:text-properties fo:font-size="2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>
        <chart:symbol-image xlink:href="Pictures/2000000A000000DD000000DDF1F7E11A.svm" xlink:type="simple" xlink:actuate="onLoad"/>
      </style:chart-properties>
      <style:graphic-properties draw:stroke="none"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05cm" svg:height="21.658cm" xlink:href=".." xlink:type="simple" chart:class="chart:scatter" chart:style-name="ch1">
        <chart:plot-area chart:style-name="ch2" table:cell-range-address="Sheet2.A1:Sheet2.B101" chart:data-source-has-labels="row" svg:x="2.439cm" svg:y="1.867cm" svg:width="34.526cm" svg:height="17.719cm">
          <chartooo:coordinate-region svg:x="4.357cm" svg:y="2.119cm" svg:width="32.13cm" svg:height="16.714cm"/>
          <chart:axis chart:dimension="x" chart:name="primary-x" chart:style-name="ch3">
            <chart:title svg:x="13.608cm" svg:y="20.019cm" chart:style-name="ch4">
              <text:p>Average Number Of Clicks Per Query</text:p>
            </chart:title>
          </chart:axis>
          <chart:axis chart:dimension="y" chart:name="primary-y" chart:style-name="ch3">
            <chart:title svg:x="0.451cm" svg:y="17.415cm" chart:style-name="ch5">
              <text:p>Number Of Users With X Avg N Of Clicks</text:p>
            </chart:title>
            <chart:grid chart:style-name="ch6" chart:class="major"/>
          </chart:axis>
          <chart:series chart:style-name="ch7" chart:values-cell-range-address="Sheet2.B2:Sheet2.B101" chart:label-cell-address="Sheet2.B1:Sheet2.B1" chart:class="chart:scatter">
            <chart:domain table:cell-range-address="Sheet2.A2:Sheet2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fUserssWithThisAvgNOfClicks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101</svg:desc>
                </draw:g>
              </table:table-cell>
              <table:table-cell office:value-type="float" office:value="320548">
                <text:p>320548</text:p>
                <draw:g>
                  <svg:desc>Sheet2.B2:Sheet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2660">
                <text:p>1326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485">
                <text:p>37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690">
                <text:p>136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3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6">
                <text:p>6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15cm" chart:symbol-height="0.15cm">
        <chart:symbol-image xlink:href="Pictures/2000000A000000DD000000D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58cm" svg:height="21.33cm" xlink:href=".." xlink:type="simple" chart:class="chart:scatter" chart:style-name="ch1">
        <chart:plot-area chart:style-name="ch2" table:cell-range-address="Sheet2.A1:Sheet2.A101 Sheet2.C2:Sheet2.C101" chart:data-source-has-labels="row" svg:x="2.264cm" svg:y="1.839cm" svg:width="32.16cm" svg:height="17.548cm">
          <chartooo:coordinate-region svg:x="4.235cm" svg:y="2.092cm" svg:width="29.711cm" svg:height="16.542cm"/>
          <chart:axis chart:dimension="x" chart:name="primary-x" chart:style-name="ch3">
            <chart:title svg:x="12.938cm" svg:y="19.813cm" chart:style-name="ch4">
              <text:p>Average Number Of Clicks Per Query</text:p>
            </chart:title>
          </chart:axis>
          <chart:axis chart:dimension="y" chart:name="primary-y" chart:style-name="ch5">
            <chart:title svg:x="0.451cm" svg:y="17.474cm" chart:style-name="ch6">
              <text:p>Percentage Of Users With &gt;= X Avg N Of Clicks</text:p>
            </chart:title>
            <chart:grid chart:style-name="ch7" chart:class="major"/>
          </chart:axis>
          <chart:series chart:style-name="ch8" chart:values-cell-range-address="Sheet2.C2:Sheet2.C101" chart:label-cell-address="Sheet2.A1:Sheet2.A1" chart:class="chart:scatter">
            <chart:domain table:cell-range-address="Sheet2.A2:Sheet2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NOfClicks</text:p>
                <draw:g>
                  <svg:desc>Sheet2.A1:Shee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101</svg:desc>
                </draw:g>
              </table:table-cell>
              <table:table-cell office:value-type="float" office:value="1">
                <text:p>1</text:p>
                <draw:g>
                  <svg:desc>Sheet2.C2:Sheet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85560828994886">
                <text:p>0.385560828994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1272858314868">
                <text:p>0.131272858314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594201176172914">
                <text:p>0.0594201176172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3178580465102">
                <text:p>0.033178580465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07555415839231">
                <text:p>0.020755541583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43724649793365">
                <text:p>0.0143724649793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05368684971209">
                <text:p>0.0105368684971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797213681635908">
                <text:p>0.0079721368163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624506413746042">
                <text:p>0.00624506413746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501253613243063">
                <text:p>0.00501253613243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12695613503753">
                <text:p>0.00412695613503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34656463967245">
                <text:p>0.0034656463967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9250975671469">
                <text:p>0.0029250975671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256281484094063">
                <text:p>0.00256281484094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220819947401915">
                <text:p>0.00220819947401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196284397690591">
                <text:p>0.00196284397690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175007475675303">
                <text:p>0.00175007475675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15641412940969">
                <text:p>0.0015641412940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38779203054676">
                <text:p>0.00138779203054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124977956342056">
                <text:p>0.00124977956342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114051969361232">
                <text:p>0.00114051969361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103509350344648">
                <text:p>0.00103509350344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971837789346971">
                <text:p>0.000971837789346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875995798287112">
                <text:p>0.000875995798287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803155885081619">
                <text:p>0.000803155885081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757151729372887">
                <text:p>0.0007571517293728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705397054200563">
                <text:p>0.00070539705420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661309738313028">
                <text:p>0.000661309738313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609555063140704">
                <text:p>0.000609555063140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55780038796838">
                <text:p>0.000557800387968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519463591544436">
                <text:p>0.000519463591544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481126795120493">
                <text:p>0.000481126795120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456207877444929">
                <text:p>0.000456207877444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425538440305774">
                <text:p>0.000425538440305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404453202272605">
                <text:p>0.000404453202272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385284804060633">
                <text:p>0.000385284804060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366116405848662">
                <text:p>0.000366116405848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350781687279084">
                <text:p>0.0003507816872790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329696449245915">
                <text:p>0.0003296964492459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318195410318732">
                <text:p>0.000318195410318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304777531570352">
                <text:p>0.000304777531570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291359652821972">
                <text:p>0.0002913596528219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279858613894788">
                <text:p>0.000279858613894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266440735146408">
                <text:p>0.000266440735146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247272336934436">
                <text:p>0.000247272336934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23768813782845">
                <text:p>0.00023768813782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222353419258873">
                <text:p>0.000222353419258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205101860868098">
                <text:p>0.0002051018608680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19743450158331">
                <text:p>0.00019743450158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191683982119718">
                <text:p>0.0001916839821197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180182943192535">
                <text:p>0.0001801829431925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170598744086549">
                <text:p>0.000170598744086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157180865338169">
                <text:p>0.000157180865338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141846146768591">
                <text:p>0.000141846146768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132261947662606">
                <text:p>0.0001322619476626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128428268020211">
                <text:p>0.000128428268020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118844068914225">
                <text:p>0.000118844068914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113093549450634">
                <text:p>0.0001130935494506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105426190165845">
                <text:p>0.000105426190165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000996756707022534">
                <text:p>0.0000996756707022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000920083114174647">
                <text:p>0.00009200831141746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000900914715962675">
                <text:p>0.0000900914715962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000862577919538732">
                <text:p>0.00008625779195387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0.0000824241123114788">
                <text:p>0.00008242411231147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000805072724902816">
                <text:p>0.0000805072724902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000785904326690844">
                <text:p>0.0000785904326690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000747567530266901">
                <text:p>0.0000747567530266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000728399132054929">
                <text:p>0.00007283991320549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0000690062335630985">
                <text:p>0.00006900623356309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0000670893937419014">
                <text:p>0.00006708939374190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0000651725539207042">
                <text:p>0.0000651725539207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000063255714099507">
                <text:p>0.000063255714099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0000613388742783098">
                <text:p>0.0000613388742783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0000594220344571126">
                <text:p>0.0000594220344571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0.0000575051946359154">
                <text:p>0.0000575051946359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0.0000555883548147183">
                <text:p>0.00005558835481471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0.0000517546751723239">
                <text:p>0.0000517546751723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0.0000498378353511267">
                <text:p>0.0000498378353511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">
                <text:p>91</text:p>
              </table:table-cell>
              <table:table-cell office:value-type="float" office:value="0.0000460041557087324">
                <text:p>0.00004600415570873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0.0000440873158875352">
                <text:p>0.0000440873158875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0.000042170476066338">
                <text:p>0.000042170476066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0.0000402536362451408">
                <text:p>0.0000402536362451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0.0000383367964239436">
                <text:p>0.0000383367964239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">
                <text:p>103</text:p>
              </table:table-cell>
              <table:table-cell office:value-type="float" office:value="0.0000325862769603521">
                <text:p>0.0000325862769603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">
                <text:p>107</text:p>
              </table:table-cell>
              <table:table-cell office:value-type="float" office:value="0.0000306694371391549">
                <text:p>0.00003066943713915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">
                <text:p>110</text:p>
              </table:table-cell>
              <table:table-cell office:value-type="float" office:value="0.0000287525973179577">
                <text:p>0.0000287525973179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">
                <text:p>111</text:p>
              </table:table-cell>
              <table:table-cell office:value-type="float" office:value="0.0000268357574967605">
                <text:p>0.00002683575749676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8">
                <text:p>128</text:p>
              </table:table-cell>
              <table:table-cell office:value-type="float" office:value="0.0000230020778543662">
                <text:p>0.000023002077854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">
                <text:p>133</text:p>
              </table:table-cell>
              <table:table-cell office:value-type="float" office:value="0.000021085238033169">
                <text:p>0.0000210852380331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">
                <text:p>135</text:p>
              </table:table-cell>
              <table:table-cell office:value-type="float" office:value="0.0000191683982119718">
                <text:p>0.00001916839821197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7">
                <text:p>137</text:p>
              </table:table-cell>
              <table:table-cell office:value-type="float" office:value="0.0000172515583907746">
                <text:p>0.0000172515583907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">
                <text:p>160</text:p>
              </table:table-cell>
              <table:table-cell office:value-type="float" office:value="0.0000153347185695775">
                <text:p>0.0000153347185695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5">
                <text:p>165</text:p>
              </table:table-cell>
              <table:table-cell office:value-type="float" office:value="0.0000134178787483803">
                <text:p>0.00001341787874838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">
                <text:p>166</text:p>
              </table:table-cell>
              <table:table-cell office:value-type="float" office:value="0.0000115010389271831">
                <text:p>0.00001150103892718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">
                <text:p>178</text:p>
              </table:table-cell>
              <table:table-cell office:value-type="float" office:value="0.00000958419910598591">
                <text:p>0.00000958419910598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">
                <text:p>183</text:p>
              </table:table-cell>
              <table:table-cell office:value-type="float" office:value="0.00000766735928478873">
                <text:p>0.000007667359284788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">
                <text:p>189</text:p>
              </table:table-cell>
              <table:table-cell office:value-type="float" office:value="0.00000575051946359154">
                <text:p>0.00000575051946359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3">
                <text:p>613</text:p>
              </table:table-cell>
              <table:table-cell office:value-type="float" office:value="0.00000383367964239436">
                <text:p>0.00000383367964239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6">
                <text:p>626</text:p>
              </table:table-cell>
              <table:table-cell office:value-type="float" office:value="0.00000191683982119718">
                <text:p>0.00000191683982119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12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691cm" svg:height="18.388cm" xlink:href=".." xlink:type="simple" chart:class="chart:bar" chart:style-name="ch1">
        <chart:plot-area chart:style-name="ch2" table:cell-range-address="Sheet1_2.A1:Sheet1_2.A20 Sheet1_2.C1:Sheet1_2.C20" chart:data-source-has-labels="both" svg:x="2.2cm" svg:y="1.603cm" svg:width="29.185cm" svg:height="14.901cm">
          <chartooo:coordinate-region svg:x="4.171cm" svg:y="1.802cm" svg:width="27.214cm" svg:height="14.055cm"/>
          <chart:axis chart:dimension="x" chart:name="primary-x" chart:style-name="ch3" chartooo:axis-type="auto">
            <chartooo:date-scale/>
            <chart:title svg:x="11.386cm" svg:y="16.871cm" chart:style-name="ch4">
              <text:p>Average Number Of Clicks Per Query</text:p>
            </chart:title>
            <chart:categories table:cell-range-address="Sheet1_2.A2:Sheet1_2.A20"/>
          </chart:axis>
          <chart:axis chart:dimension="y" chart:name="primary-y" chart:style-name="ch5">
            <chart:title svg:x="0.451cm" svg:y="13.652cm" chart:style-name="ch6">
              <text:p>Percentage or Users (log scale)</text:p>
            </chart:title>
            <chart:grid chart:style-name="ch7" chart:class="major"/>
          </chart:axis>
          <chart:series chart:style-name="ch8" chart:values-cell-range-address="Sheet1_2.C2:Sheet1_2.C20" chart:label-cell-address="Sheet1_2.C1:Sheet1_2.C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Sheet1_2.C1:Sheet1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0</text:p>
                <draw:g>
                  <svg:desc>Sheet1_2.A2:Sheet1_2.A20</svg:desc>
                </draw:g>
              </table:table-cell>
              <table:table-cell office:value-type="float" office:value="0.99375493586254">
                <text:p>0.99375493586254</text:p>
                <draw:g>
                  <svg:desc>Sheet1_2.C2:Sheet1_2.C20</svg:desc>
                </draw:g>
              </table:table-cell>
            </table:table-row>
            <table:table-row>
              <table:table-cell office:value-type="string">
                <text:p>10-20</text:p>
              </table:table-cell>
              <table:table-cell office:value-type="float" office:value="0.00485727210691366">
                <text:p>0.00485727210691366</text:p>
              </table:table-cell>
            </table:table-row>
            <table:table-row>
              <table:table-cell office:value-type="string">
                <text:p>20-30</text:p>
              </table:table-cell>
              <table:table-cell office:value-type="float" office:value="0.000778236967406056">
                <text:p>0.000778236967406056</text:p>
              </table:table-cell>
            </table:table-row>
            <table:table-row>
              <table:table-cell office:value-type="string">
                <text:p>30-40</text:p>
              </table:table-cell>
              <table:table-cell office:value-type="float" office:value="0.000279858613894788">
                <text:p>0.000279858613894788</text:p>
              </table:table-cell>
            </table:table-row>
            <table:table-row>
              <table:table-cell office:value-type="string">
                <text:p>40-50</text:p>
              </table:table-cell>
              <table:table-cell office:value-type="float" office:value="0.000132261947662606">
                <text:p>0.000132261947662606</text:p>
              </table:table-cell>
            </table:table-row>
            <table:table-row>
              <table:table-cell office:value-type="string">
                <text:p>50-60</text:p>
              </table:table-cell>
              <table:table-cell office:value-type="float" office:value="0.0000920083114174647">
                <text:p>0.0000920083114174647</text:p>
              </table:table-cell>
            </table:table-row>
            <table:table-row>
              <table:table-cell office:value-type="string">
                <text:p>60-70</text:p>
              </table:table-cell>
              <table:table-cell office:value-type="float" office:value="0.0000249189176755634">
                <text:p>0.0000249189176755634</text:p>
              </table:table-cell>
            </table:table-row>
            <table:table-row>
              <table:table-cell office:value-type="string">
                <text:p>70-80</text:p>
              </table:table-cell>
              <table:table-cell office:value-type="float" office:value="0.000021085238033169">
                <text:p>0.000021085238033169</text:p>
              </table:table-cell>
            </table:table-row>
            <table:table-row>
              <table:table-cell office:value-type="string">
                <text:p>80-90</text:p>
              </table:table-cell>
              <table:table-cell office:value-type="float" office:value="0.0000134178787483803">
                <text:p>0.0000134178787483803</text:p>
              </table:table-cell>
            </table:table-row>
            <table:table-row>
              <table:table-cell office:value-type="string">
                <text:p>90-100</text:p>
              </table:table-cell>
              <table:table-cell office:value-type="float" office:value="0.00000766735928478873">
                <text:p>0.00000766735928478873</text:p>
              </table:table-cell>
            </table:table-row>
            <table:table-row>
              <table:table-cell office:value-type="string">
                <text:p>100-110</text:p>
              </table:table-cell>
              <table:table-cell office:value-type="float" office:value="0.00000958419910598591">
                <text:p>0.00000958419910598591</text:p>
              </table:table-cell>
            </table:table-row>
            <table:table-row>
              <table:table-cell office:value-type="string">
                <text:p>110-120</text:p>
              </table:table-cell>
              <table:table-cell office:value-type="float" office:value="0.00000575051946359154">
                <text:p>0.00000575051946359154</text:p>
              </table:table-cell>
            </table:table-row>
            <table:table-row>
              <table:table-cell office:value-type="string">
                <text:p>120-130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130-140</text:p>
              </table:table-cell>
              <table:table-cell office:value-type="float" office:value="0.00000575051946359154">
                <text:p>0.00000575051946359154</text:p>
              </table:table-cell>
            </table:table-row>
            <table:table-row>
              <table:table-cell office:value-type="string">
                <text:p>160-170</text:p>
              </table:table-cell>
              <table:table-cell office:value-type="float" office:value="0.00000575051946359154">
                <text:p>0.00000575051946359154</text:p>
              </table:table-cell>
            </table:table-row>
            <table:table-row>
              <table:table-cell office:value-type="string">
                <text:p>170-180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180-190</text:p>
              </table:table-cell>
              <table:table-cell office:value-type="float" office:value="0.00000383367964239436">
                <text:p>0.00000383367964239436</text:p>
              </table:table-cell>
            </table:table-row>
            <table:table-row>
              <table:table-cell office:value-type="string">
                <text:p>610-620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620-630</text:p>
              </table:table-cell>
              <table:table-cell office:value-type="float" office:value="0.00000191683982119718">
                <text:p>0.000001916839821197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minimum="0.52" chart:maximum="51843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919cm" svg:height="19.079cm" xlink:href=".." xlink:type="simple" chart:class="chart:bar" chart:style-name="ch1">
        <chart:plot-area chart:style-name="ch2" table:cell-range-address="Sheet1_2.A1:Sheet1_2.B20" chart:data-source-has-labels="both" svg:x="1.128cm" svg:y="1.659cm" svg:width="31.435cm" svg:height="16.619cm">
          <chartooo:coordinate-region svg:x="2.305cm" svg:y="1.659cm" svg:width="30.258cm" svg:height="15.972cm"/>
          <chart:axis chart:dimension="x" chart:name="primary-x" chart:style-name="ch3" chartooo:axis-type="auto">
            <chartooo:date-scale/>
            <chart:categories table:cell-range-address="Sheet1_2.A2:Sheet1_2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B2:Sheet1_2.B20" chart:label-cell-address="Sheet1_2.B1:Sheet1_2.B1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fUserssWithThisAvgNOfClicks</text:p>
                <draw:g>
                  <svg:desc>Sheet1_2.B1:Sheet1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0</text:p>
                <draw:g>
                  <svg:desc>Sheet1_2.A2:Sheet1_2.A20</svg:desc>
                </draw:g>
              </table:table-cell>
              <table:table-cell office:value-type="float" office:value="518434">
                <text:p>518434</text:p>
                <draw:g>
                  <svg:desc>Sheet1_2.B2:Sheet1_2.B20</svg:desc>
                </draw:g>
              </table:table-cell>
            </table:table-row>
            <table:table-row>
              <table:table-cell office:value-type="string">
                <text:p>10-2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0-3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-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0-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-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-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-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-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-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-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-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-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-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-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-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-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-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-6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min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141cm" svg:height="25.391cm" xlink:href=".." xlink:type="simple" chart:class="chart:bar" chart:style-name="ch1">
        <chart:plot-area chart:style-name="ch2" table:cell-range-address="Sheet1_3.A1:Sheet1_3.B45" chart:data-source-has-labels="both" svg:x="1.352cm" svg:y="2.163cm" svg:width="41.985cm" svg:height="22.301cm">
          <chartooo:coordinate-region svg:x="2.899cm" svg:y="2.362cm" svg:width="40.438cm" svg:height="20.038cm"/>
          <chart:axis chart:dimension="x" chart:name="primary-x" chart:style-name="ch3" chartooo:axis-type="auto">
            <chartooo:date-scale/>
            <chart:categories table:cell-range-address="Sheet1_3.A2:Sheet1_3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3.B2:Sheet1_3.B45" chart:label-cell-address="Sheet1_3.B1:Sheet1_3.B1" chart:class="chart:bar"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fUserssWithThisAvgNOfClicks</text:p>
                <draw:g>
                  <svg:desc>Sheet1_3.B1:Sheet1_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0-3.16</text:p>
                <draw:g>
                  <svg:desc>Sheet1_3.A2:Sheet1_3.A45</svg:desc>
                </draw:g>
              </table:table-cell>
              <table:table-cell office:value-type="float" office:value="469913">
                <text:p>469913</text:p>
                <draw:g>
                  <svg:desc>Sheet1_3.B2:Sheet1_3.B45</svg:desc>
                </draw:g>
              </table:table-cell>
            </table:table-row>
            <table:table-row>
              <table:table-cell office:value-type="string">
                <text:p>3.16-6.32</text:p>
              </table:table-cell>
              <table:table-cell office:value-type="float" office:value="42868">
                <text:p>42868</text:p>
              </table:table-cell>
            </table:table-row>
            <table:table-row>
              <table:table-cell office:value-type="string">
                <text:p>6.32-9.49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9.49-12.65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2.65-15.8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.81-18.9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8.97-22.1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.14-25.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.30-28.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.46-31.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.62-34.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.79-37.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.95-41.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.11-44.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.27-47.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.43-50.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.60-53.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.76-56.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.92-60.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.08-63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.25-66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.41-69.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.57-72.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.73-75.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.89-79.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.06-82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.22-85.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.54-91.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.87-98.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.03-101.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.19-104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.36-107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.52-11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.68-113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.49-129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.82-135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.98-139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.11-16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.44-167.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.09-18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.25-18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.57-189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.32-613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.97-626.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769cm" svg:height="29.119cm" xlink:href=".." xlink:type="simple" chart:class="chart:bar" chart:style-name="ch1">
        <chart:plot-area chart:style-name="ch2" table:cell-range-address="Sheet1_3.A1:Sheet1_3.A45 Sheet1_3.C1:Sheet1_3.C45" chart:data-source-has-labels="both" svg:x="1.485cm" svg:y="2.463cm" svg:width="48.214cm" svg:height="25.654cm">
          <chartooo:coordinate-region svg:x="3.456cm" svg:y="2.662cm" svg:width="46.243cm" svg:height="23.391cm"/>
          <chart:axis chart:dimension="x" chart:name="primary-x" chart:style-name="ch3" chartooo:axis-type="auto">
            <chartooo:date-scale/>
            <chart:categories table:cell-range-address="Sheet1_3.A2:Sheet1_3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3.C2:Sheet1_3.C45" chart:label-cell-address="Sheet1_3.C1:Sheet1_3.C1" chart:class="chart:bar"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Sheet1_3.C1:Sheet1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0-3.16</text:p>
                <draw:g>
                  <svg:desc>Sheet1_3.A2:Sheet1_3.A45</svg:desc>
                </draw:g>
              </table:table-cell>
              <table:table-cell office:value-type="float" office:value="0.900747950898231">
                <text:p>0.900747950898231</text:p>
                <draw:g>
                  <svg:desc>Sheet1_3.C2:Sheet1_3.C45</svg:desc>
                </draw:g>
              </table:table-cell>
            </table:table-row>
            <table:table-row>
              <table:table-cell office:value-type="string">
                <text:p>3.16-6.32</text:p>
              </table:table-cell>
              <table:table-cell office:value-type="float" office:value="0.0821710894550808">
                <text:p>0.0821710894550808</text:p>
              </table:table-cell>
            </table:table-row>
            <table:table-row>
              <table:table-cell office:value-type="string">
                <text:p>6.32-9.49</text:p>
              </table:table-cell>
              <table:table-cell office:value-type="float" office:value="0.0102244236062658">
                <text:p>0.0102244236062658</text:p>
              </table:table-cell>
            </table:table-row>
            <table:table-row>
              <table:table-cell office:value-type="string">
                <text:p>9.49-12.65</text:p>
              </table:table-cell>
              <table:table-cell office:value-type="float" office:value="0.00326054453585641">
                <text:p>0.00326054453585641</text:p>
              </table:table-cell>
            </table:table-row>
            <table:table-row>
              <table:table-cell office:value-type="string">
                <text:p>12.65-15.81</text:p>
              </table:table-cell>
              <table:table-cell office:value-type="float" office:value="0.00136670679251359">
                <text:p>0.00136670679251359</text:p>
              </table:table-cell>
            </table:table-row>
            <table:table-row>
              <table:table-cell office:value-type="string">
                <text:p>15.81-18.97</text:p>
              </table:table-cell>
              <table:table-cell office:value-type="float" office:value="0.000665143417955422">
                <text:p>0.000665143417955422</text:p>
              </table:table-cell>
            </table:table-row>
            <table:table-row>
              <table:table-cell office:value-type="string">
                <text:p>18.97-22.14</text:p>
              </table:table-cell>
              <table:table-cell office:value-type="float" office:value="0.000465792076550915">
                <text:p>0.000465792076550915</text:p>
              </table:table-cell>
            </table:table-row>
            <table:table-row>
              <table:table-cell office:value-type="string">
                <text:p>22.14-25.30</text:p>
              </table:table-cell>
              <table:table-cell office:value-type="float" office:value="0.000258773375861619">
                <text:p>0.000258773375861619</text:p>
              </table:table-cell>
            </table:table-row>
            <table:table-row>
              <table:table-cell office:value-type="string">
                <text:p>25.30-28.46</text:p>
              </table:table-cell>
              <table:table-cell office:value-type="float" office:value="0.000164848224622958">
                <text:p>0.000164848224622958</text:p>
              </table:table-cell>
            </table:table-row>
            <table:table-row>
              <table:table-cell office:value-type="string">
                <text:p>28.46-31.62</text:p>
              </table:table-cell>
              <table:table-cell office:value-type="float" office:value="0.00014951350605338">
                <text:p>0.00014951350605338</text:p>
              </table:table-cell>
            </table:table-row>
            <table:table-row>
              <table:table-cell office:value-type="string">
                <text:p>31.62-34.79</text:p>
              </table:table-cell>
              <table:table-cell office:value-type="float" office:value="0.0000977588308810562">
                <text:p>0.0000977588308810562</text:p>
              </table:table-cell>
            </table:table-row>
            <table:table-row>
              <table:table-cell office:value-type="string">
                <text:p>34.79-37.95</text:p>
              </table:table-cell>
              <table:table-cell office:value-type="float" office:value="0.0000613388742783098">
                <text:p>0.0000613388742783098</text:p>
              </table:table-cell>
            </table:table-row>
            <table:table-row>
              <table:table-cell office:value-type="string">
                <text:p>37.95-41.11</text:p>
              </table:table-cell>
              <table:table-cell office:value-type="float" office:value="0.0000575051946359154">
                <text:p>0.0000575051946359154</text:p>
              </table:table-cell>
            </table:table-row>
            <table:table-row>
              <table:table-cell office:value-type="string">
                <text:p>41.11-44.27</text:p>
              </table:table-cell>
              <table:table-cell office:value-type="float" office:value="0.0000345031167815493">
                <text:p>0.0000345031167815493</text:p>
              </table:table-cell>
            </table:table-row>
            <table:table-row>
              <table:table-cell office:value-type="string">
                <text:p>44.27-47.43</text:p>
              </table:table-cell>
              <table:table-cell office:value-type="float" office:value="0.0000440873158875352">
                <text:p>0.0000440873158875352</text:p>
              </table:table-cell>
            </table:table-row>
            <table:table-row>
              <table:table-cell office:value-type="string">
                <text:p>47.43-50.60</text:p>
              </table:table-cell>
              <table:table-cell office:value-type="float" office:value="0.0000345031167815493">
                <text:p>0.0000345031167815493</text:p>
              </table:table-cell>
            </table:table-row>
            <table:table-row>
              <table:table-cell office:value-type="string">
                <text:p>50.60-53.76</text:p>
              </table:table-cell>
              <table:table-cell office:value-type="float" office:value="0.0000383367964239436">
                <text:p>0.0000383367964239436</text:p>
              </table:table-cell>
            </table:table-row>
            <table:table-row>
              <table:table-cell office:value-type="string">
                <text:p>53.76-56.92</text:p>
              </table:table-cell>
              <table:table-cell office:value-type="float" office:value="0.0000287525973179577">
                <text:p>0.0000287525973179577</text:p>
              </table:table-cell>
            </table:table-row>
            <table:table-row>
              <table:table-cell office:value-type="string">
                <text:p>56.92-60.08</text:p>
              </table:table-cell>
              <table:table-cell office:value-type="float" office:value="0.0000268357574967605">
                <text:p>0.0000268357574967605</text:p>
              </table:table-cell>
            </table:table-row>
            <table:table-row>
              <table:table-cell office:value-type="string">
                <text:p>60.08-63.25</text:p>
              </table:table-cell>
              <table:table-cell office:value-type="float" office:value="0.0000115010389271831">
                <text:p>0.0000115010389271831</text:p>
              </table:table-cell>
            </table:table-row>
            <table:table-row>
              <table:table-cell office:value-type="string">
                <text:p>63.25-66.41</text:p>
              </table:table-cell>
              <table:table-cell office:value-type="float" office:value="0.00000766735928478873">
                <text:p>0.00000766735928478873</text:p>
              </table:table-cell>
            </table:table-row>
            <table:table-row>
              <table:table-cell office:value-type="string">
                <text:p>66.41-69.57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69.57-72.73</text:p>
              </table:table-cell>
              <table:table-cell office:value-type="float" office:value="0.00000766735928478873">
                <text:p>0.00000766735928478873</text:p>
              </table:table-cell>
            </table:table-row>
            <table:table-row>
              <table:table-cell office:value-type="string">
                <text:p>72.73-75.89</text:p>
              </table:table-cell>
              <table:table-cell office:value-type="float" office:value="0.00000575051946359154">
                <text:p>0.00000575051946359154</text:p>
              </table:table-cell>
            </table:table-row>
            <table:table-row>
              <table:table-cell office:value-type="string">
                <text:p>75.89-79.06</text:p>
              </table:table-cell>
              <table:table-cell office:value-type="float" office:value="0.00000766735928478873">
                <text:p>0.00000766735928478873</text:p>
              </table:table-cell>
            </table:table-row>
            <table:table-row>
              <table:table-cell office:value-type="string">
                <text:p>79.06-82.22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82.22-85.38</text:p>
              </table:table-cell>
              <table:table-cell office:value-type="float" office:value="0.00000766735928478873">
                <text:p>0.00000766735928478873</text:p>
              </table:table-cell>
            </table:table-row>
            <table:table-row>
              <table:table-cell office:value-type="string">
                <text:p>88.54-91.71</text:p>
              </table:table-cell>
              <table:table-cell office:value-type="float" office:value="0.00000575051946359154">
                <text:p>0.00000575051946359154</text:p>
              </table:table-cell>
            </table:table-row>
            <table:table-row>
              <table:table-cell office:value-type="string">
                <text:p>94.87-98.03</text:p>
              </table:table-cell>
              <table:table-cell office:value-type="float" office:value="0.00000383367964239436">
                <text:p>0.00000383367964239436</text:p>
              </table:table-cell>
            </table:table-row>
            <table:table-row>
              <table:table-cell office:value-type="string">
                <text:p>98.03-101.19</text:p>
              </table:table-cell>
              <table:table-cell office:value-type="float" office:value="0.00000766735928478873">
                <text:p>0.00000766735928478873</text:p>
              </table:table-cell>
            </table:table-row>
            <table:table-row>
              <table:table-cell office:value-type="string">
                <text:p>101.19-104.36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104.36-107.52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107.52-110.68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110.68-113.84</text:p>
              </table:table-cell>
              <table:table-cell office:value-type="float" office:value="0.00000383367964239436">
                <text:p>0.00000383367964239436</text:p>
              </table:table-cell>
            </table:table-row>
            <table:table-row>
              <table:table-cell office:value-type="string">
                <text:p>126.49-129.65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132.82-135.98</text:p>
              </table:table-cell>
              <table:table-cell office:value-type="float" office:value="0.00000383367964239436">
                <text:p>0.00000383367964239436</text:p>
              </table:table-cell>
            </table:table-row>
            <table:table-row>
              <table:table-cell office:value-type="string">
                <text:p>135.98-139.14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158.11-161.28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164.44-167.60</text:p>
              </table:table-cell>
              <table:table-cell office:value-type="float" office:value="0.00000383367964239436">
                <text:p>0.00000383367964239436</text:p>
              </table:table-cell>
            </table:table-row>
            <table:table-row>
              <table:table-cell office:value-type="string">
                <text:p>177.09-180.25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180.25-183.41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186.57-189.74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610.32-613.48</text:p>
              </table:table-cell>
              <table:table-cell office:value-type="float" office:value="0.00000191683982119718">
                <text:p>0.00000191683982119718</text:p>
              </table:table-cell>
            </table:table-row>
            <table:table-row>
              <table:table-cell office:value-type="string">
                <text:p>622.97-626.13</text:p>
              </table:table-cell>
              <table:table-cell office:value-type="float" office:value="0.00000191683982119718">
                <text:p>0.000001916839821197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